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5" style:family="table-row">
      <style:table-row-properties style:min-row-height="0.1097in"/>
    </style:style>
    <style:style style:name="Table15.B5"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0f62b28" officeooo:paragraph-rsid="00f62b28" style:font-weight-asian="normal" style:font-weight-complex="normal"/>
    </style:style>
    <style:style style:name="P22" style:family="paragraph" style:parent-style-name="Text_20_body">
      <style:text-properties officeooo:rsid="005f494e" officeooo:paragraph-rsid="005f494e"/>
    </style:style>
    <style:style style:name="P23" style:family="paragraph" style:parent-style-name="Standard" style:list-style-name="L2">
      <style:text-properties officeooo:rsid="004ae670" officeooo:paragraph-rsid="0054a0f2"/>
    </style:style>
    <style:style style:name="P24" style:family="paragraph" style:parent-style-name="Standard">
      <style:text-properties officeooo:rsid="004ae670" officeooo:paragraph-rsid="0054a0f2"/>
    </style:style>
    <style:style style:name="P25" style:family="paragraph" style:parent-style-name="Standard" style:list-style-name="L3">
      <style:text-properties officeooo:rsid="004ae670" officeooo:paragraph-rsid="0054a0f2"/>
    </style:style>
    <style:style style:name="P26" style:family="paragraph" style:parent-style-name="Standard">
      <style:text-properties officeooo:rsid="002f5937" officeooo:paragraph-rsid="0054a0f2"/>
    </style:style>
    <style:style style:name="P27" style:family="paragraph" style:parent-style-name="Standard">
      <style:text-properties officeooo:rsid="004b80d2" officeooo:paragraph-rsid="0054a0f2"/>
    </style:style>
    <style:style style:name="P28" style:family="paragraph" style:parent-style-name="Standard" style:list-style-name="L4">
      <style:text-properties officeooo:rsid="004b80d2" officeooo:paragraph-rsid="0054a0f2"/>
    </style:style>
    <style:style style:name="P29" style:family="paragraph" style:parent-style-name="Standard">
      <style:paragraph-properties fo:text-align="center" style:justify-single-word="false"/>
      <style:text-properties officeooo:rsid="002f5937" officeooo:paragraph-rsid="0054a0f2"/>
    </style:style>
    <style:style style:name="P3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31" style:family="paragraph" style:parent-style-name="Heading_20_1">
      <style:text-properties officeooo:rsid="0075d142" officeooo:paragraph-rsid="0075d142"/>
    </style:style>
    <style:style style:name="P32" style:family="paragraph" style:parent-style-name="Standard">
      <style:text-properties officeooo:rsid="0073de5c" officeooo:paragraph-rsid="0073de5c"/>
    </style:style>
    <style:style style:name="P33" style:family="paragraph" style:parent-style-name="Caption">
      <style:paragraph-properties fo:text-align="center" style:justify-single-word="false"/>
      <style:text-properties fo:font-size="10pt" style:font-size-asian="10pt" style:font-size-complex="10pt"/>
    </style:style>
    <style:style style:name="P34" style:family="paragraph" style:parent-style-name="Standard">
      <style:paragraph-properties fo:text-align="center" style:justify-single-word="false"/>
      <style:text-properties officeooo:rsid="0073de5c" officeooo:paragraph-rsid="0073de5c"/>
    </style:style>
    <style:style style:name="P35" style:family="paragraph" style:parent-style-name="Caption">
      <style:text-properties fo:font-size="10pt" style:font-size-asian="10pt" style:font-size-complex="10pt"/>
    </style:style>
    <style:style style:name="P36" style:family="paragraph" style:parent-style-name="Standard">
      <style:paragraph-properties fo:text-align="start" style:justify-single-word="false"/>
      <style:text-properties officeooo:rsid="002f5937" officeooo:paragraph-rsid="0054a0f2"/>
    </style:style>
    <style:style style:name="P37" style:family="paragraph" style:parent-style-name="Standard">
      <style:paragraph-properties fo:text-align="start" style:justify-single-word="false"/>
      <style:text-properties officeooo:rsid="009e63c9" officeooo:paragraph-rsid="009e63c9"/>
    </style:style>
    <style:style style:name="P3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3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40" style:family="paragraph" style:parent-style-name="Table_20_Contents">
      <style:paragraph-properties fo:text-align="start" style:justify-single-word="false"/>
    </style:style>
    <style:style style:name="P41" style:family="paragraph" style:parent-style-name="Caption">
      <style:paragraph-properties fo:text-align="center" style:justify-single-word="false"/>
    </style:style>
    <style:style style:name="P42" style:family="paragraph" style:parent-style-name="Text_20_body">
      <style:text-properties officeooo:rsid="00d4c5cc" officeooo:paragraph-rsid="00d4c5cc"/>
    </style:style>
    <style:style style:name="P43" style:family="paragraph" style:parent-style-name="Standard">
      <style:paragraph-properties fo:text-align="center" style:justify-single-word="false"/>
      <style:text-properties officeooo:rsid="005a3cd9" officeooo:paragraph-rsid="005a3cd9"/>
    </style:style>
    <style:style style:name="P44" style:family="paragraph" style:parent-style-name="Standard" style:list-style-name="L5">
      <style:text-properties fo:font-size="10pt" officeooo:paragraph-rsid="009f217a" style:font-size-asian="10pt" style:font-size-complex="10pt"/>
    </style:style>
    <style:style style:name="P45"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46" style:family="paragraph" style:parent-style-name="Heading_20_1">
      <style:text-properties officeooo:rsid="00d795cd" officeooo:paragraph-rsid="00d795cd"/>
    </style:style>
    <style:style style:name="P47" style:family="paragraph" style:parent-style-name="Text_20_body">
      <style:text-properties officeooo:rsid="00d795cd" officeooo:paragraph-rsid="00d795cd"/>
    </style:style>
    <style:style style:name="P48" style:family="paragraph" style:parent-style-name="Text_20_body">
      <style:paragraph-properties fo:text-align="center" style:justify-single-word="false"/>
      <style:text-properties officeooo:paragraph-rsid="00d795cd"/>
    </style:style>
    <style:style style:name="P49" style:family="paragraph" style:parent-style-name="Standard" style:list-style-name="L6"/>
    <style:style style:name="P50" style:family="paragraph" style:parent-style-name="Text_20_body">
      <style:paragraph-properties fo:text-align="start" style:justify-single-word="false"/>
      <style:text-properties officeooo:rsid="00d795cd" officeooo:paragraph-rsid="00d795cd"/>
    </style:style>
    <style:style style:name="P51" style:family="paragraph" style:parent-style-name="Heading_20_1">
      <style:text-properties officeooo:paragraph-rsid="00d4c5cc"/>
    </style:style>
    <style:style style:name="P52" style:family="paragraph" style:parent-style-name="Standard">
      <style:paragraph-properties fo:text-align="center" style:justify-single-word="false"/>
      <style:text-properties officeooo:rsid="005a3cd9" officeooo:paragraph-rsid="00d4c5cc"/>
    </style:style>
    <style:style style:name="P53" style:family="paragraph" style:parent-style-name="Standard">
      <style:paragraph-properties fo:text-align="start" style:justify-single-word="false"/>
      <style:text-properties officeooo:rsid="005a3cd9" officeooo:paragraph-rsid="00d4c5cc"/>
    </style:style>
    <style:style style:name="P54" style:family="paragraph" style:parent-style-name="Standard" style:list-style-name="L7">
      <style:paragraph-properties fo:text-align="start" style:justify-single-word="false"/>
      <style:text-properties officeooo:paragraph-rsid="00d4c5cc"/>
    </style:style>
    <style:style style:name="P55" style:family="paragraph" style:parent-style-name="Heading_20_1">
      <style:text-properties officeooo:paragraph-rsid="0098a131"/>
    </style:style>
    <style:style style:name="P56" style:family="paragraph" style:parent-style-name="Text_20_body">
      <style:text-properties fo:font-style="normal" officeooo:rsid="0047d376" officeooo:paragraph-rsid="0098a131" style:font-style-asian="normal" style:font-style-complex="normal"/>
    </style:style>
    <style:style style:name="P57"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58"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59"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60" style:family="paragraph" style:parent-style-name="Standard" style:list-style-name="L8">
      <style:text-properties fo:font-size="12pt" style:font-size-asian="12pt" style:font-size-complex="12pt"/>
    </style:style>
    <style:style style:name="P61"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62"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63" style:family="paragraph" style:parent-style-name="Standard" style:list-style-name="L9"/>
    <style:style style:name="P64" style:family="paragraph" style:parent-style-name="Heading_20_2">
      <style:text-properties officeooo:paragraph-rsid="0098c111"/>
    </style:style>
    <style:style style:name="P65"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66" style:family="paragraph" style:parent-style-name="Table_20_Contents">
      <style:paragraph-properties fo:text-align="start" style:justify-single-word="false"/>
      <style:text-properties officeooo:paragraph-rsid="0098c111"/>
    </style:style>
    <style:style style:name="P67"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68"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69" style:family="paragraph" style:parent-style-name="Table_20_Contents">
      <style:paragraph-properties fo:text-align="start" style:justify-single-word="false"/>
      <style:text-properties officeooo:rsid="00581e79" officeooo:paragraph-rsid="0098c111"/>
    </style:style>
    <style:style style:name="P70" style:family="paragraph" style:parent-style-name="Text_20_body">
      <style:paragraph-properties fo:text-align="start" style:justify-single-word="false"/>
      <style:text-properties officeooo:rsid="00800976" officeooo:paragraph-rsid="0098a131"/>
    </style:style>
    <style:style style:name="P71" style:family="paragraph" style:parent-style-name="Text_20_body">
      <style:paragraph-properties fo:text-align="center" style:justify-single-word="false"/>
      <style:text-properties officeooo:rsid="00800976" officeooo:paragraph-rsid="0098a131"/>
    </style:style>
    <style:style style:name="P72" style:family="paragraph" style:parent-style-name="Standard" style:list-style-name="L10"/>
    <style:style style:name="P73"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74"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75"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6"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7" style:family="paragraph" style:parent-style-name="Heading_20_1" style:list-style-name="">
      <style:text-properties officeooo:rsid="0054a0f2" officeooo:paragraph-rsid="0054a0f2"/>
    </style:style>
    <style:style style:name="P78" style:family="paragraph" style:parent-style-name="Heading_20_2">
      <style:text-properties officeooo:rsid="0093644d" officeooo:paragraph-rsid="0093644d"/>
    </style:style>
    <style:style style:name="P79" style:family="paragraph" style:parent-style-name="Text_20_body" style:list-style-name="L11">
      <style:text-properties officeooo:rsid="001d4422" officeooo:paragraph-rsid="00976b5e"/>
    </style:style>
    <style:style style:name="P80" style:family="paragraph" style:parent-style-name="Text_20_body" style:list-style-name="L11">
      <style:text-properties officeooo:rsid="001d4422" officeooo:paragraph-rsid="00a8c265"/>
    </style:style>
    <style:style style:name="P81" style:family="paragraph" style:parent-style-name="Text_20_body" style:list-style-name="L11">
      <style:text-properties officeooo:rsid="001d4422" officeooo:paragraph-rsid="00eaeb72"/>
    </style:style>
    <style:style style:name="P82" style:family="paragraph" style:parent-style-name="Text_20_body" style:list-style-name="L11">
      <style:text-properties officeooo:rsid="001d4422" officeooo:paragraph-rsid="00b9ef1e"/>
    </style:style>
    <style:style style:name="P83" style:family="paragraph" style:parent-style-name="Text_20_body" style:list-style-name="L11">
      <style:text-properties officeooo:rsid="001d4422" officeooo:paragraph-rsid="00d36289"/>
    </style:style>
    <style:style style:name="P84" style:family="paragraph" style:parent-style-name="Text_20_body">
      <style:text-properties officeooo:rsid="001d4422" officeooo:paragraph-rsid="00d36289"/>
    </style:style>
    <style:style style:name="P85"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86"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87" style:family="paragraph" style:parent-style-name="Standard">
      <style:text-properties officeooo:rsid="00109264" officeooo:paragraph-rsid="00a21c1d"/>
    </style:style>
    <style:style style:name="P88" style:family="paragraph" style:parent-style-name="Table_20_Contents">
      <style:text-properties style:font-name="Liberation Mono" fo:font-size="10pt" fo:font-weight="bold" officeooo:paragraph-rsid="00a21c1d" style:font-size-asian="10pt" style:font-weight-asian="bold" style:font-size-complex="10pt" style:font-weight-complex="bold"/>
    </style:style>
    <style:style style:name="P89" style:family="paragraph" style:parent-style-name="Table_20_Contents">
      <style:text-properties style:font-name="Liberation Mono" fo:font-size="10pt" fo:font-weight="bold" officeooo:rsid="00368350" officeooo:paragraph-rsid="00a21c1d" style:font-size-asian="10pt" style:font-weight-asian="bold" style:font-size-complex="10pt" style:font-weight-complex="bold"/>
    </style:style>
    <style:style style:name="P90"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91" style:family="paragraph" style:parent-style-name="Text_20_body">
      <style:text-properties fo:font-size="11pt" officeooo:rsid="00b85e63" officeooo:paragraph-rsid="00b85e63" style:font-size-asian="11pt" style:font-size-complex="11pt"/>
    </style:style>
    <style:style style:name="P92" style:family="paragraph" style:parent-style-name="Table_20_Contents">
      <style:text-properties fo:font-size="10pt" style:font-size-asian="10pt" style:font-size-complex="10pt"/>
    </style:style>
    <style:style style:name="P93" style:family="paragraph" style:parent-style-name="Table_20_Contents">
      <style:text-properties officeooo:paragraph-rsid="00cd687d"/>
    </style:style>
    <style:style style:name="P94" style:family="paragraph" style:parent-style-name="Table_20_Contents">
      <style:text-properties fo:font-size="10pt" officeooo:rsid="00cd687d" officeooo:paragraph-rsid="00cd687d" style:font-size-asian="10pt" style:font-size-complex="10pt"/>
    </style:style>
    <style:style style:name="P95" style:family="paragraph" style:parent-style-name="Table_20_Contents">
      <style:text-properties officeooo:paragraph-rsid="008cecbd"/>
    </style:style>
    <style:style style:name="P96" style:family="paragraph" style:parent-style-name="Table_20_Contents">
      <style:text-properties officeooo:rsid="008cecbd" officeooo:paragraph-rsid="00a8c265"/>
    </style:style>
    <style:style style:name="P97" style:family="paragraph" style:parent-style-name="Table_20_Contents">
      <style:text-properties officeooo:rsid="008cecbd" officeooo:paragraph-rsid="00b24505"/>
    </style:style>
    <style:style style:name="P98" style:family="paragraph" style:parent-style-name="Table_20_Contents">
      <style:text-properties officeooo:rsid="008cecbd" officeooo:paragraph-rsid="008cecbd"/>
    </style:style>
    <style:style style:name="P99" style:family="paragraph" style:parent-style-name="Table_20_Contents">
      <style:text-properties fo:font-size="10pt" officeooo:rsid="007b2a4e" style:font-size-asian="10pt" style:font-size-complex="10pt"/>
    </style:style>
    <style:style style:name="P100" style:family="paragraph" style:parent-style-name="Table_20_Contents">
      <style:text-properties fo:font-size="10pt" officeooo:rsid="00db718f" officeooo:paragraph-rsid="00db718f" style:font-size-asian="10pt" style:font-size-complex="10pt"/>
    </style:style>
    <style:style style:name="P101" style:family="paragraph" style:parent-style-name="Table_20_Contents">
      <style:text-properties officeooo:rsid="008cecbd" officeooo:paragraph-rsid="00eaeb72"/>
    </style:style>
    <style:style style:name="P102" style:family="paragraph" style:parent-style-name="Text_20_body">
      <style:text-properties fo:font-size="11pt" officeooo:rsid="00bad3ef" officeooo:paragraph-rsid="00bad3ef" style:font-size-asian="11pt" style:font-size-complex="11pt"/>
    </style:style>
    <style:style style:name="P103" style:family="paragraph" style:parent-style-name="Table_20_Heading">
      <style:text-properties officeooo:rsid="00b9ef1e" officeooo:paragraph-rsid="00b9ef1e"/>
    </style:style>
    <style:style style:name="P104" style:family="paragraph" style:parent-style-name="Text_20_body">
      <style:text-properties officeooo:rsid="00b9ef1e" officeooo:paragraph-rsid="00b9ef1e"/>
    </style:style>
    <style:style style:name="P105" style:family="paragraph" style:parent-style-name="Heading_20_3">
      <style:text-properties officeooo:rsid="00c873c5" officeooo:paragraph-rsid="00c873c5"/>
    </style:style>
    <style:style style:name="P106" style:family="paragraph" style:parent-style-name="Text_20_body">
      <style:text-properties fo:font-size="11pt" officeooo:rsid="00bc0cc6" officeooo:paragraph-rsid="00bc0cc6" style:font-size-asian="11pt" style:font-size-complex="11pt"/>
    </style:style>
    <style:style style:name="P107" style:family="paragraph" style:parent-style-name="Table_20_Heading">
      <style:text-properties officeooo:rsid="00bc0cc6" officeooo:paragraph-rsid="00bc0cc6"/>
    </style:style>
    <style:style style:name="P108" style:family="paragraph" style:parent-style-name="Standard">
      <style:text-properties officeooo:rsid="002f5937" officeooo:paragraph-rsid="002f5937"/>
    </style:style>
    <style:style style:name="P10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0"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1" style:family="paragraph" style:parent-style-name="Standard">
      <style:text-properties officeooo:rsid="00368350" officeooo:paragraph-rsid="00368350"/>
    </style:style>
    <style:style style:name="P112" style:family="paragraph" style:parent-style-name="Standard">
      <style:text-properties officeooo:rsid="00109264" officeooo:paragraph-rsid="00368350"/>
    </style:style>
    <style:style style:name="P113" style:family="paragraph" style:parent-style-name="Table_20_Contents">
      <style:text-properties style:font-name="Liberation Mono" fo:font-weight="bold" officeooo:paragraph-rsid="00368350" style:font-weight-asian="bold" style:font-weight-complex="bold"/>
    </style:style>
    <style:style style:name="P114" style:family="paragraph" style:parent-style-name="Table_20_Contents">
      <style:text-properties style:font-name="Liberation Mono" fo:font-weight="bold" officeooo:rsid="00368350" officeooo:paragraph-rsid="00368350" style:font-weight-asian="bold" style:font-weight-complex="bold"/>
    </style:style>
    <style:style style:name="P115" style:family="paragraph" style:parent-style-name="Text_20_body">
      <style:text-properties officeooo:rsid="0060d47d" officeooo:paragraph-rsid="0060d47d"/>
    </style:style>
    <style:style style:name="P116" style:family="paragraph" style:parent-style-name="Text_20_body" style:list-style-name="L13">
      <style:text-properties officeooo:rsid="0060d47d" officeooo:paragraph-rsid="0060d47d"/>
    </style:style>
    <style:style style:name="P117" style:family="paragraph" style:parent-style-name="Text_20_body">
      <style:text-properties officeooo:rsid="0062148a" officeooo:paragraph-rsid="0062148a"/>
    </style:style>
    <style:style style:name="P118" style:family="paragraph" style:parent-style-name="Text_20_body" style:list-style-name="L14">
      <style:text-properties officeooo:rsid="0062148a" officeooo:paragraph-rsid="0062148a"/>
    </style:style>
    <style:style style:name="P119" style:family="paragraph" style:parent-style-name="Text_20_body">
      <style:text-properties fo:font-style="normal" officeooo:rsid="0062148a" officeooo:paragraph-rsid="0062148a" style:font-style-asian="normal" style:font-style-complex="normal"/>
    </style:style>
    <style:style style:name="P120" style:family="paragraph" style:parent-style-name="Text_20_body">
      <style:text-properties officeooo:rsid="002f5937" officeooo:paragraph-rsid="0062148a"/>
    </style:style>
    <style:style style:name="P121" style:family="paragraph" style:parent-style-name="Standard">
      <style:text-properties officeooo:rsid="00109264" officeooo:paragraph-rsid="00109264"/>
    </style:style>
    <style:style style:name="P122" style:family="paragraph" style:parent-style-name="Table_20_Contents">
      <style:text-properties style:font-name="Liberation Mono" fo:font-weight="bold" style:font-weight-asian="bold" style:font-weight-complex="bold"/>
    </style:style>
    <style:style style:name="P123" style:family="paragraph" style:parent-style-name="Standard">
      <style:text-properties officeooo:rsid="001247c3" officeooo:paragraph-rsid="001247c3"/>
    </style:style>
    <style:style style:name="P124" style:family="paragraph" style:parent-style-name="Standard">
      <style:text-properties fo:font-style="normal" officeooo:rsid="001247c3" officeooo:paragraph-rsid="001247c3" style:font-style-asian="normal" style:font-style-complex="normal"/>
    </style:style>
    <style:style style:name="P125" style:family="paragraph" style:parent-style-name="Standard">
      <style:text-properties fo:font-style="normal" officeooo:rsid="001746b3" officeooo:paragraph-rsid="001746b3" style:font-style-asian="normal" style:font-style-complex="normal"/>
    </style:style>
    <style:style style:name="P126" style:family="paragraph" style:parent-style-name="Standard">
      <style:text-properties fo:font-style="normal" officeooo:rsid="002ac448" officeooo:paragraph-rsid="002ac448" style:font-style-asian="normal" style:font-style-complex="normal"/>
    </style:style>
    <style:style style:name="P127" style:family="paragraph" style:parent-style-name="Standard">
      <style:text-properties officeooo:rsid="00109264" officeooo:paragraph-rsid="002ac448"/>
    </style:style>
    <style:style style:name="P128" style:family="paragraph" style:parent-style-name="Table_20_Contents">
      <style:text-properties style:font-name="Liberation Mono" fo:font-weight="bold" officeooo:paragraph-rsid="002ac448" style:font-weight-asian="bold" style:font-weight-complex="bold"/>
    </style:style>
    <style:style style:name="P129" style:family="paragraph" style:parent-style-name="Standard">
      <style:text-properties officeooo:rsid="002ac448" officeooo:paragraph-rsid="002ac448"/>
    </style:style>
    <style:style style:name="P130" style:family="paragraph" style:parent-style-name="Standard">
      <style:text-properties officeooo:rsid="003e56c2" officeooo:paragraph-rsid="009b17ac"/>
    </style:style>
    <style:style style:name="P131" style:family="paragraph" style:parent-style-name="Table_20_Heading">
      <style:text-properties officeooo:rsid="001247c3" officeooo:paragraph-rsid="001247c3"/>
    </style:style>
    <style:style style:name="P132"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33" style:family="paragraph" style:parent-style-name="Table_20_Contents">
      <style:text-properties fo:font-size="10pt" officeooo:rsid="0013e7c1" officeooo:paragraph-rsid="00fe1e10" style:font-size-asian="10pt" style:font-size-complex="10pt"/>
    </style:style>
    <style:style style:name="P134" style:family="paragraph" style:parent-style-name="Table_20_Contents">
      <style:text-properties fo:font-size="10pt" officeooo:rsid="0013e7c1" officeooo:paragraph-rsid="0013e7c1" style:font-size-asian="10pt" style:font-size-complex="10pt"/>
    </style:style>
    <style:style style:name="P135"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36" style:family="paragraph" style:parent-style-name="Table_20_Contents">
      <style:text-properties fo:font-size="10pt" officeooo:rsid="00fa8500" officeooo:paragraph-rsid="00fa8500" style:font-size-asian="10pt" style:font-size-complex="10pt"/>
    </style:style>
    <style:style style:name="P137" style:family="paragraph" style:parent-style-name="Table_20_Contents">
      <style:text-properties fo:font-size="10pt" officeooo:rsid="00155a94" officeooo:paragraph-rsid="00155a94" style:font-size-asian="10pt" style:font-size-complex="10pt"/>
    </style:style>
    <style:style style:name="P138"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39" style:family="paragraph" style:parent-style-name="Table_20_Contents">
      <style:text-properties fo:font-size="10pt" officeooo:rsid="001247c3" officeooo:paragraph-rsid="001247c3" style:font-size-asian="10pt" style:font-size-complex="10pt"/>
    </style:style>
    <style:style style:name="P140" style:family="paragraph" style:parent-style-name="Standard">
      <style:text-properties style:font-name="Liberation Mono" fo:font-weight="bold" officeooo:paragraph-rsid="001247c3" style:font-weight-asian="bold" style:font-weight-complex="bold"/>
    </style:style>
    <style:style style:name="P141" style:family="paragraph" style:parent-style-name="Standard">
      <style:text-properties officeooo:rsid="0019e3ff" officeooo:paragraph-rsid="0019e3ff"/>
    </style:style>
    <style:style style:name="P142" style:family="paragraph" style:parent-style-name="Table_20_Contents">
      <style:text-properties style:font-name="Liberation Mono" fo:font-weight="normal" officeooo:paragraph-rsid="0019e3ff" style:font-weight-asian="normal" style:font-weight-complex="normal"/>
    </style:style>
    <style:style style:name="P143" style:family="paragraph" style:parent-style-name="Table_20_Contents">
      <style:text-properties style:font-name="Liberation Mono" fo:font-weight="bold" officeooo:paragraph-rsid="0019e3ff" style:font-weight-asian="bold" style:font-weight-complex="bold"/>
    </style:style>
    <style:style style:name="P144" style:family="paragraph" style:parent-style-name="Table_20_Contents">
      <style:text-properties style:font-name="Liberation Mono" fo:font-weight="bold" officeooo:paragraph-rsid="0026c97f" style:font-weight-asian="bold" style:font-weight-complex="bold"/>
    </style:style>
    <style:style style:name="P145" style:family="paragraph" style:parent-style-name="Text_20_body">
      <style:text-properties officeooo:rsid="001fa9c6" officeooo:paragraph-rsid="001fa9c6"/>
    </style:style>
    <style:style style:name="P146" style:family="paragraph" style:parent-style-name="Text_20_body">
      <style:text-properties officeooo:rsid="00224fc1" officeooo:paragraph-rsid="00224fc1"/>
    </style:style>
    <style:style style:name="P147" style:family="paragraph" style:parent-style-name="Table_20_Contents">
      <style:text-properties style:font-name="Liberation Mono" fo:font-weight="normal" officeooo:paragraph-rsid="00224fc1" style:font-weight-asian="normal" style:font-weight-complex="normal"/>
    </style:style>
    <style:style style:name="P148" style:family="paragraph" style:parent-style-name="Table_20_Contents">
      <style:text-properties style:font-name="Liberation Mono" fo:font-weight="bold" officeooo:paragraph-rsid="00224fc1" style:font-weight-asian="bold" style:font-weight-complex="bold"/>
    </style:style>
    <style:style style:name="P149" style:family="paragraph" style:parent-style-name="Text_20_body">
      <style:text-properties fo:font-style="normal" officeooo:rsid="00270f19" officeooo:paragraph-rsid="00270f19" style:font-style-asian="normal" style:font-style-complex="normal"/>
    </style:style>
    <style:style style:name="P150" style:family="paragraph" style:parent-style-name="Table_20_Contents">
      <style:paragraph-properties fo:text-align="center" style:justify-single-word="false"/>
    </style:style>
    <style:style style:name="P151"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52" style:family="paragraph" style:parent-style-name="Text_20_body">
      <style:text-properties officeooo:rsid="00a4b098" officeooo:paragraph-rsid="00a4b098"/>
    </style:style>
    <style:style style:name="P153" style:family="paragraph" style:parent-style-name="Text_20_body">
      <style:text-properties officeooo:rsid="00a6946a" officeooo:paragraph-rsid="00a6946a"/>
    </style:style>
    <style:style style:name="P154" style:family="paragraph" style:parent-style-name="Text_20_body" style:list-style-name="L15">
      <style:text-properties officeooo:rsid="00a6946a" officeooo:paragraph-rsid="00a6946a"/>
    </style:style>
    <style:style style:name="P155" style:family="paragraph" style:parent-style-name="Text_20_body">
      <style:text-properties fo:font-style="normal" officeooo:rsid="00a6946a" officeooo:paragraph-rsid="00a6946a" style:font-style-asian="normal" style:font-style-complex="normal"/>
    </style:style>
    <style:style style:name="P156" style:family="paragraph" style:parent-style-name="Heading_20_2">
      <style:text-properties officeooo:paragraph-rsid="00ecb9f5"/>
    </style:style>
    <style:style style:name="P157" style:family="paragraph" style:parent-style-name="Text_20_body">
      <style:text-properties officeooo:rsid="00eaeb72" officeooo:paragraph-rsid="00ecb9f5"/>
    </style:style>
    <style:style style:name="P158" style:family="paragraph" style:parent-style-name="Text_20_body">
      <style:text-properties officeooo:rsid="00ebe991" officeooo:paragraph-rsid="00ecb9f5"/>
    </style:style>
    <style:style style:name="P159" style:family="paragraph" style:parent-style-name="Table_20_Contents">
      <style:text-properties style:font-name="Liberation Mono" fo:font-weight="bold" officeooo:paragraph-rsid="00ecb9f5" style:font-weight-asian="bold" style:font-weight-complex="bold"/>
    </style:style>
    <style:style style:name="P160" style:family="paragraph" style:parent-style-name="Standard">
      <style:text-properties officeooo:rsid="00109264" officeooo:paragraph-rsid="00ecb9f5"/>
    </style:style>
    <style:style style:name="P161" style:family="paragraph" style:parent-style-name="Standard">
      <style:text-properties officeooo:rsid="00ebe991" officeooo:paragraph-rsid="00ecb9f5"/>
    </style:style>
    <style:style style:name="P162" style:family="paragraph" style:parent-style-name="Table_20_Contents">
      <style:text-properties style:font-name="Liberation Mono" fo:font-weight="bold" officeooo:rsid="00ebe991" officeooo:paragraph-rsid="00ecb9f5" style:font-weight-asian="bold" style:font-weight-complex="bold"/>
    </style:style>
    <style:style style:name="P163" style:family="paragraph" style:parent-style-name="Table_20_Contents">
      <style:text-properties style:font-name="Liberation Mono" fo:font-weight="bold" officeooo:rsid="00ec5fa1" officeooo:paragraph-rsid="00ecb9f5" style:font-weight-asian="bold" style:font-weight-complex="bold"/>
    </style:style>
    <style:style style:name="P164" style:family="paragraph" style:parent-style-name="Table_20_Contents">
      <style:text-properties officeooo:paragraph-rsid="00ecb9f5"/>
    </style:style>
    <style:style style:name="P165" style:family="paragraph" style:parent-style-name="Standard">
      <style:text-properties officeooo:rsid="00ec5fa1" officeooo:paragraph-rsid="00ecb9f5"/>
    </style:style>
    <style:style style:name="P166" style:family="paragraph" style:parent-style-name="Standard">
      <style:paragraph-properties fo:text-align="center" style:justify-single-word="false"/>
      <style:text-properties officeooo:rsid="00ec5fa1" officeooo:paragraph-rsid="00ecb9f5"/>
    </style:style>
    <style:style style:name="P167" style:family="paragraph" style:parent-style-name="Text_20_body">
      <style:text-properties officeooo:rsid="00ec5fa1" officeooo:paragraph-rsid="00ecb9f5"/>
    </style:style>
    <style:style style:name="P168" style:family="paragraph" style:parent-style-name="Text_20_body">
      <style:paragraph-properties fo:text-align="center" style:justify-single-word="false"/>
      <style:text-properties officeooo:rsid="00ec5fa1" officeooo:paragraph-rsid="00ecb9f5"/>
    </style:style>
    <style:style style:name="P169" style:family="paragraph" style:parent-style-name="Text_20_body">
      <style:text-properties officeooo:rsid="00f27cde" officeooo:paragraph-rsid="00f27cde"/>
    </style:style>
    <style:style style:name="P170" style:family="paragraph" style:parent-style-name="Text_20_body">
      <style:text-properties officeooo:rsid="0062148a" officeooo:paragraph-rsid="00ecb9f5"/>
    </style:style>
    <style:style style:name="P171" style:family="paragraph" style:parent-style-name="Text_20_body">
      <style:text-properties fo:font-style="normal" officeooo:rsid="002dd125" officeooo:paragraph-rsid="002dd125" style:font-style-asian="normal" style:font-style-complex="normal"/>
    </style:style>
    <style:style style:name="P172" style:family="paragraph" style:parent-style-name="Table_20_Contents">
      <style:text-properties style:font-name="Liberation Mono" fo:font-weight="bold" officeooo:paragraph-rsid="002dd125" style:font-weight-asian="bold" style:font-weight-complex="bold"/>
    </style:style>
    <style:style style:name="P173" style:family="paragraph" style:parent-style-name="Text_20_body">
      <style:text-properties fo:font-style="normal" officeooo:rsid="0038ce9c" officeooo:paragraph-rsid="0038ce9c" style:font-style-asian="normal" style:font-style-complex="normal"/>
    </style:style>
    <style:style style:name="P174" style:family="paragraph" style:parent-style-name="Text_20_body">
      <style:text-properties fo:font-weight="normal" officeooo:rsid="00836902" officeooo:paragraph-rsid="0038ce9c" style:font-weight-asian="normal" style:font-weight-complex="normal"/>
    </style:style>
    <style:style style:name="P175" style:family="paragraph" style:parent-style-name="Text_20_body">
      <style:text-properties fo:font-weight="normal" officeooo:rsid="00ded8b3" officeooo:paragraph-rsid="00e0c206" style:font-weight-asian="normal" style:font-weight-complex="normal"/>
    </style:style>
    <style:style style:name="P176" style:family="paragraph" style:parent-style-name="Table_20_Contents">
      <style:text-properties style:font-name="Liberation Mono" fo:font-weight="bold" officeooo:rsid="00e0c206" officeooo:paragraph-rsid="00e0c206" style:font-weight-asian="bold" style:font-weight-complex="bold"/>
    </style:style>
    <style:style style:name="P177"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178" style:family="paragraph" style:parent-style-name="Text_20_body">
      <style:text-properties officeooo:rsid="00e27b6b" officeooo:paragraph-rsid="00e27b6b"/>
    </style:style>
    <style:style style:name="P179" style:family="paragraph" style:parent-style-name="Heading_20_2">
      <style:text-properties officeooo:rsid="00e0c206" officeooo:paragraph-rsid="00e0c206"/>
    </style:style>
    <style:style style:name="P180" style:family="paragraph" style:parent-style-name="Text_20_body">
      <style:text-properties fo:font-weight="normal" officeooo:rsid="00ded8b3" officeooo:paragraph-rsid="00ded8b3" style:font-weight-asian="normal" style:font-weight-complex="normal"/>
    </style:style>
    <style:style style:name="P18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8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83" style:family="paragraph" style:parent-style-name="Text_20_body" style:list-style-name="L16">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84" style:family="paragraph" style:parent-style-name="Text_20_body" style:list-style-name="L16">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85"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T1" style:family="text">
      <style:text-properties fo:font-size="10pt" style:font-size-asian="10pt" style:font-size-complex="10pt"/>
    </style:style>
    <style:style style:name="T2" style:family="text">
      <style:text-properties fo:font-weight="bold"/>
    </style:style>
    <style:style style:name="T3" style:family="text">
      <style:text-properties fo:font-style="italic"/>
    </style:style>
    <style:style style:name="T4" style:family="text">
      <style:text-properties officeooo:rsid="00f4dc8b"/>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f7a676"/>
    </style:style>
    <style:style style:name="T8" style:family="text">
      <style:text-properties officeooo:rsid="00f869bd"/>
    </style:style>
    <style:style style:name="T9" style:family="text">
      <style:text-properties officeooo:rsid="005f494e"/>
    </style:style>
    <style:style style:name="T10" style:family="text">
      <style:text-properties style:font-name="Liberation Mono" fo:font-weight="bold" style:font-weight-asian="bold" style:font-weight-complex="bold"/>
    </style:style>
    <style:style style:name="T11" style:family="text">
      <style:text-properties officeooo:rsid="004b80d2"/>
    </style:style>
    <style:style style:name="T12" style:family="text">
      <style:text-properties officeooo:rsid="004baad4"/>
    </style:style>
    <style:style style:name="T13" style:family="text">
      <style:text-properties officeooo:rsid="007881f1"/>
    </style:style>
    <style:style style:name="T14" style:family="text">
      <style:text-properties fo:font-weight="bold" officeooo:rsid="005bc19a" style:font-weight-asian="bold" style:font-weight-complex="bold"/>
    </style:style>
    <style:style style:name="T15" style:family="text">
      <style:text-properties fo:font-weight="normal" officeooo:rsid="005bc19a" style:font-weight-asian="normal" style:font-weight-complex="normal"/>
    </style:style>
    <style:style style:name="T16" style:family="text">
      <style:text-properties fo:font-weight="bold" officeooo:rsid="009a882a" style:font-weight-asian="bold" style:font-weight-complex="bold"/>
    </style:style>
    <style:style style:name="T17" style:family="text">
      <style:text-properties fo:font-weight="normal" officeooo:rsid="009a882a" style:font-weight-asian="normal" style:font-weight-complex="normal"/>
    </style:style>
    <style:style style:name="T18" style:family="text">
      <style:text-properties fo:font-weight="normal" officeooo:rsid="00d795cd" style:font-weight-asian="normal" style:font-weight-complex="normal"/>
    </style:style>
    <style:style style:name="T19" style:family="text">
      <style:text-properties fo:font-weight="bold" officeooo:rsid="005a3cd9" style:font-weight-asian="bold" style:font-weight-complex="bold"/>
    </style:style>
    <style:style style:name="T20" style:family="text">
      <style:text-properties officeooo:rsid="005a3cd9"/>
    </style:style>
    <style:style style:name="T21" style:family="text">
      <style:text-properties officeooo:rsid="00d852be"/>
    </style:style>
    <style:style style:name="T22" style:family="text">
      <style:text-properties officeooo:rsid="00d952c5"/>
    </style:style>
    <style:style style:name="T23" style:family="text">
      <style:text-properties officeooo:rsid="00d9906b"/>
    </style:style>
    <style:style style:name="T24" style:family="text">
      <style:text-properties fo:font-weight="normal" officeooo:rsid="005a3cd9" style:font-weight-asian="normal" style:font-weight-complex="normal"/>
    </style:style>
    <style:style style:name="T25" style:family="text">
      <style:text-properties style:font-name="Liberation Mono" fo:font-weight="bold" officeooo:rsid="005a3cd9" style:font-weight-asian="bold" style:font-weight-complex="bold"/>
    </style:style>
    <style:style style:name="T26" style:family="text">
      <style:text-properties fo:font-weight="normal" officeooo:rsid="005c2320" style:font-weight-asian="normal" style:font-weight-complex="normal"/>
    </style:style>
    <style:style style:name="T27" style:family="text">
      <style:text-properties fo:font-style="normal" fo:font-weight="bold" officeooo:rsid="006a8966" style:font-style-asian="normal" style:font-weight-asian="bold" style:font-style-complex="normal" style:font-weight-complex="bold"/>
    </style:style>
    <style:style style:name="T28" style:family="text">
      <style:text-properties fo:font-style="normal" fo:font-weight="normal" officeooo:rsid="006a8966" style:font-style-asian="normal" style:font-weight-asian="normal" style:font-style-complex="normal" style:font-weight-complex="normal"/>
    </style:style>
    <style:style style:name="T29" style:family="text">
      <style:text-properties fo:font-style="normal" fo:font-weight="normal" officeooo:rsid="00b0ddef" style:font-style-asian="normal" style:font-weight-asian="normal" style:font-style-complex="normal" style:font-weight-complex="normal"/>
    </style:style>
    <style:style style:name="T30" style:family="text">
      <style:text-properties officeooo:rsid="0098c111"/>
    </style:style>
    <style:style style:name="T31" style:family="text">
      <style:text-properties fo:font-style="normal" fo:font-weight="bold" officeooo:rsid="0056171a" style:font-style-asian="normal" style:font-weight-asian="bold" style:font-style-complex="normal" style:font-weight-complex="bold"/>
    </style:style>
    <style:style style:name="T32" style:family="text">
      <style:text-properties fo:font-style="normal" fo:font-weight="normal" officeooo:rsid="0056171a" style:font-style-asian="normal" style:font-weight-asian="normal" style:font-style-complex="normal" style:font-weight-complex="normal"/>
    </style:style>
    <style:style style:name="T33" style:family="text">
      <style:text-properties fo:font-style="normal" fo:font-weight="normal" officeooo:rsid="0056b7dd" style:font-style-asian="normal" style:font-weight-asian="normal" style:font-style-complex="normal" style:font-weight-complex="normal"/>
    </style:style>
    <style:style style:name="T34" style:family="text">
      <style:text-properties officeooo:rsid="00ce88d4"/>
    </style:style>
    <style:style style:name="T35" style:family="text">
      <style:text-properties officeooo:rsid="00d074e4"/>
    </style:style>
    <style:style style:name="T36" style:family="text">
      <style:text-properties officeooo:rsid="00581e79"/>
    </style:style>
    <style:style style:name="T37" style:family="text">
      <style:text-properties officeooo:rsid="00661100"/>
    </style:style>
    <style:style style:name="T38" style:family="text">
      <style:text-properties fo:font-size="11pt" fo:font-weight="bold" officeooo:rsid="00800976" style:font-size-asian="11pt" style:font-weight-asian="bold" style:font-size-complex="11pt" style:font-weight-complex="bold"/>
    </style:style>
    <style:style style:name="T39" style:family="text">
      <style:text-properties fo:font-size="11pt" fo:font-weight="normal" officeooo:rsid="00800976" style:font-size-asian="11pt" style:font-weight-asian="normal" style:font-size-complex="11pt" style:font-weight-complex="normal"/>
    </style:style>
    <style:style style:name="T40" style:family="text">
      <style:text-properties fo:font-size="11pt" fo:font-weight="bold" officeooo:rsid="008a7966" style:font-size-asian="11pt" style:font-weight-asian="bold" style:font-size-complex="11pt" style:font-weight-complex="bold"/>
    </style:style>
    <style:style style:name="T41" style:family="text">
      <style:text-properties fo:font-size="11pt" fo:font-weight="normal" officeooo:rsid="008a7966" style:font-size-asian="11pt" style:font-weight-asian="normal" style:font-size-complex="11pt" style:font-weight-complex="normal"/>
    </style:style>
    <style:style style:name="T42" style:family="text">
      <style:text-properties fo:font-size="11pt" fo:font-weight="normal" officeooo:rsid="00843d53" style:font-size-asian="11pt" style:font-weight-asian="normal" style:font-size-complex="11pt" style:font-weight-complex="normal"/>
    </style:style>
    <style:style style:name="T43" style:family="text">
      <style:text-properties officeooo:rsid="0091bbd8"/>
    </style:style>
    <style:style style:name="T44" style:family="text">
      <style:text-properties officeooo:rsid="00976b5e"/>
    </style:style>
    <style:style style:name="T45" style:family="text">
      <style:text-properties fo:font-style="italic" fo:font-weight="bold" officeooo:rsid="00976b5e" style:font-style-asian="italic" style:font-weight-asian="bold" style:font-style-complex="italic" style:font-weight-complex="bold"/>
    </style:style>
    <style:style style:name="T46" style:family="text">
      <style:text-properties fo:font-style="italic" officeooo:rsid="00976b5e" style:font-style-asian="italic" style:font-style-complex="italic"/>
    </style:style>
    <style:style style:name="T47" style:family="text">
      <style:text-properties style:font-name="Liberation Mono" fo:font-weight="bold" officeooo:rsid="00ab28f7" style:font-weight-asian="bold" style:font-weight-complex="bold"/>
    </style:style>
    <style:style style:name="T48" style:family="text">
      <style:text-properties style:font-name="Liberation Mono" fo:font-weight="bold" officeooo:rsid="00a8c265" style:font-weight-asian="bold" style:font-weight-complex="bold"/>
    </style:style>
    <style:style style:name="T49" style:family="text">
      <style:text-properties style:font-name="Liberation Mono" fo:font-weight="bold" officeooo:rsid="00eaeb72" style:font-weight-asian="bold" style:font-weight-complex="bold"/>
    </style:style>
    <style:style style:name="T50" style:family="text">
      <style:text-properties style:font-name="Liberation Mono" fo:font-style="normal" fo:font-weight="bold" style:font-style-asian="normal" style:font-weight-asian="bold" style:font-style-complex="normal" style:font-weight-complex="bold"/>
    </style:style>
    <style:style style:name="T51" style:family="text">
      <style:text-properties style:font-name="Liberation Mono" fo:font-style="normal" fo:font-weight="bold" officeooo:rsid="007d1f5e" style:font-style-asian="normal" style:font-weight-asian="bold" style:font-style-complex="normal" style:font-weight-complex="bold"/>
    </style:style>
    <style:style style:name="T52" style:family="text">
      <style:text-properties style:font-name="Liberation Mono" fo:font-style="normal" fo:font-weight="bold" officeooo:rsid="00b9ef1e" style:font-style-asian="normal" style:font-weight-asian="bold" style:font-style-complex="normal" style:font-weight-complex="bold"/>
    </style:style>
    <style:style style:name="T53" style:family="text">
      <style:text-properties fo:font-style="italic" fo:font-weight="normal" officeooo:rsid="00976b5e" style:font-style-asian="italic" style:font-weight-asian="normal" style:font-style-complex="italic" style:font-weight-complex="normal"/>
    </style:style>
    <style:style style:name="T54" style:family="text">
      <style:text-properties officeooo:rsid="00eaeb72"/>
    </style:style>
    <style:style style:name="T55" style:family="text">
      <style:text-properties style:font-name="Arial1" fo:font-weight="normal" style:font-weight-asian="normal" style:font-weight-complex="normal"/>
    </style:style>
    <style:style style:name="T56" style:family="text">
      <style:text-properties style:font-name="Arial1" fo:font-weight="normal" officeooo:rsid="00eaeb72" style:font-weight-asian="normal" style:font-weight-complex="normal"/>
    </style:style>
    <style:style style:name="T57" style:family="text">
      <style:text-properties style:font-name="Arial1" fo:font-weight="normal" officeooo:rsid="00a9bbb8" style:font-weight-asian="normal" style:font-weight-complex="normal"/>
    </style:style>
    <style:style style:name="T58" style:family="text">
      <style:text-properties style:font-name="Liberation Mono" fo:font-weight="bold" officeooo:rsid="00a9bbb8" style:font-weight-asian="bold" style:font-weight-complex="bold"/>
    </style:style>
    <style:style style:name="T59" style:family="text">
      <style:text-properties fo:font-style="italic" style:font-style-asian="italic" style:font-style-complex="italic"/>
    </style:style>
    <style:style style:name="T60" style:family="text">
      <style:text-properties fo:font-style="normal" style:font-style-asian="normal" style:font-style-complex="normal"/>
    </style:style>
    <style:style style:name="T61" style:family="text">
      <style:text-properties fo:font-style="normal" officeooo:rsid="007d1f5e" style:font-style-asian="normal" style:font-style-complex="normal"/>
    </style:style>
    <style:style style:name="T62" style:family="text">
      <style:text-properties style:font-name="Liberation Mono" fo:font-style="normal" fo:font-weight="bold" officeooo:rsid="00bc0cc6" style:font-style-asian="normal" style:font-weight-asian="bold" style:font-style-complex="normal" style:font-weight-complex="bold"/>
    </style:style>
    <style:style style:name="T63" style:family="text">
      <style:text-properties fo:font-style="normal" officeooo:rsid="00bc0cc6" style:font-style-asian="normal" style:font-style-complex="normal"/>
    </style:style>
    <style:style style:name="T64" style:family="text">
      <style:text-properties fo:font-style="normal" officeooo:rsid="00d36289" style:font-style-asian="normal" style:font-style-complex="normal"/>
    </style:style>
    <style:style style:name="T65" style:family="text">
      <style:text-properties style:font-name="Arial1" fo:font-style="normal" fo:font-weight="normal" officeooo:rsid="007d1f5e" style:font-style-asian="normal" style:font-weight-asian="normal" style:font-style-complex="normal" style:font-weight-complex="normal"/>
    </style:style>
    <style:style style:name="T66" style:family="text">
      <style:text-properties style:font-name="Arial1" fo:font-style="normal" fo:font-weight="normal" officeooo:rsid="00d476d0" style:font-style-asian="normal" style:font-weight-asian="normal" style:font-style-complex="normal" style:font-weight-complex="normal"/>
    </style:style>
    <style:style style:name="T67" style:family="text">
      <style:text-properties style:font-name="Arial1" fo:font-style="normal" fo:font-weight="normal" officeooo:rsid="00d36289" style:font-style-asian="normal" style:font-weight-asian="normal" style:font-style-complex="normal" style:font-weight-complex="normal"/>
    </style:style>
    <style:style style:name="T68" style:family="text">
      <style:text-properties style:font-name="Liberation Mono" fo:font-style="normal" fo:font-weight="bold" officeooo:rsid="00ab28f7" style:font-style-asian="normal" style:font-weight-asian="bold" style:font-style-complex="normal" style:font-weight-complex="bold"/>
    </style:style>
    <style:style style:name="T69" style:family="text">
      <style:text-properties style:font-name="Arial1" fo:font-style="normal" fo:font-weight="normal" officeooo:rsid="009771af" style:font-style-asian="normal" style:font-weight-asian="normal" style:font-style-complex="normal" style:font-weight-complex="normal"/>
    </style:style>
    <style:style style:name="T70" style:family="text">
      <style:text-properties officeooo:rsid="00a36d74"/>
    </style:style>
    <style:style style:name="T71" style:family="text">
      <style:text-properties officeooo:rsid="00a21c1d"/>
    </style:style>
    <style:style style:name="T72" style:family="text">
      <style:text-properties officeooo:rsid="00368350"/>
    </style:style>
    <style:style style:name="T73" style:family="text">
      <style:text-properties fo:font-size="10pt" officeooo:rsid="00a21c1d" style:font-size-asian="10pt" style:font-size-complex="10pt"/>
    </style:style>
    <style:style style:name="T74" style:family="text">
      <style:text-properties fo:font-size="12pt" fo:font-weight="bold" style:font-size-asian="12pt" style:font-weight-asian="bold" style:font-size-complex="12pt" style:font-weight-complex="bold"/>
    </style:style>
    <style:style style:name="T75" style:family="text">
      <style:text-properties fo:font-size="12pt" fo:font-weight="bold" officeooo:rsid="00dd324d" style:font-size-asian="12pt" style:font-weight-asian="bold" style:font-size-complex="12pt" style:font-weight-complex="bold"/>
    </style:style>
    <style:style style:name="T76" style:family="text">
      <style:text-properties officeooo:rsid="00dd324d"/>
    </style:style>
    <style:style style:name="T77" style:family="text">
      <style:text-properties fo:font-size="12pt" fo:font-weight="bold" officeooo:rsid="00cd687d" style:font-size-asian="12pt" style:font-weight-asian="bold" style:font-size-complex="12pt" style:font-weight-complex="bold"/>
    </style:style>
    <style:style style:name="T78" style:family="text">
      <style:text-properties fo:font-size="10pt" fo:font-weight="bold" style:font-size-asian="10pt" style:font-weight-asian="bold" style:font-size-complex="10pt" style:font-weight-complex="bold"/>
    </style:style>
    <style:style style:name="T79" style:family="text">
      <style:text-properties fo:font-size="12pt" fo:font-weight="bold" officeooo:rsid="00ab28f7" style:font-size-asian="12pt" style:font-weight-asian="bold" style:font-size-complex="12pt" style:font-weight-complex="bold"/>
    </style:style>
    <style:style style:name="T80" style:family="text">
      <style:text-properties fo:font-size="10pt" officeooo:rsid="001d4422" style:font-size-asian="10pt" style:font-size-complex="10pt"/>
    </style:style>
    <style:style style:name="T81" style:family="text">
      <style:text-properties style:font-name="Liberation Mono" fo:font-size="10pt" fo:font-weight="bold" officeooo:rsid="001d4422" style:font-size-asian="10pt" style:font-weight-asian="bold" style:font-size-complex="10pt" style:font-weight-complex="bold"/>
    </style:style>
    <style:style style:name="T82" style:family="text">
      <style:text-properties officeooo:rsid="002404fd"/>
    </style:style>
    <style:style style:name="T83" style:family="text">
      <style:text-properties fo:font-size="12pt" fo:font-weight="bold" officeooo:rsid="00a8c265" style:font-size-asian="12pt" style:font-weight-asian="bold" style:font-size-complex="12pt" style:font-weight-complex="bold"/>
    </style:style>
    <style:style style:name="T84" style:family="text">
      <style:text-properties style:font-name="Arial1" fo:font-size="10pt" fo:font-weight="normal" officeooo:rsid="00a8c265" style:font-size-asian="10pt" style:font-weight-asian="normal" style:font-size-complex="10pt" style:font-weight-complex="normal"/>
    </style:style>
    <style:style style:name="T85" style:family="text">
      <style:text-properties fo:font-size="12pt" fo:font-weight="bold" officeooo:rsid="00b24505" style:font-size-asian="12pt" style:font-weight-asian="bold" style:font-size-complex="12pt" style:font-weight-complex="bold"/>
    </style:style>
    <style:style style:name="T86" style:family="text">
      <style:text-properties style:font-name="Arial1" fo:font-size="10pt" fo:font-weight="normal" officeooo:rsid="00b24505" style:font-size-asian="10pt" style:font-weight-asian="normal" style:font-size-complex="10pt" style:font-weight-complex="normal"/>
    </style:style>
    <style:style style:name="T87" style:family="text">
      <style:text-properties style:font-name="Liberation Mono" fo:font-size="10pt" fo:font-weight="bold" officeooo:rsid="00b24505" style:font-size-asian="10pt" style:font-weight-asian="bold" style:font-size-complex="10pt" style:font-weight-complex="bold"/>
    </style:style>
    <style:style style:name="T88" style:family="text">
      <style:text-properties style:font-name="Arial1" fo:font-size="10pt" fo:font-weight="normal" officeooo:rsid="00b3fac2" style:font-size-asian="10pt" style:font-weight-asian="normal" style:font-size-complex="10pt" style:font-weight-complex="normal"/>
    </style:style>
    <style:style style:name="T89" style:family="text">
      <style:text-properties style:font-name="Arial1" fo:font-size="10pt" fo:font-weight="normal" officeooo:rsid="00b5bc0c" style:font-size-asian="10pt" style:font-weight-asian="normal" style:font-size-complex="10pt" style:font-weight-complex="normal"/>
    </style:style>
    <style:style style:name="T90" style:family="text">
      <style:text-properties style:font-name="Liberation Mono" fo:font-size="10pt" fo:font-weight="bold" officeooo:rsid="00b3fac2" style:font-size-asian="10pt" style:font-weight-asian="bold" style:font-size-complex="10pt" style:font-weight-complex="bold"/>
    </style:style>
    <style:style style:name="T91" style:family="text">
      <style:text-properties fo:font-size="10pt" officeooo:rsid="00d36289" style:font-size-asian="10pt" style:font-size-complex="10pt"/>
    </style:style>
    <style:style style:name="T92" style:family="text">
      <style:text-properties fo:font-size="10pt" fo:font-weight="bold" officeooo:rsid="00ab28f7" style:font-size-asian="10pt" style:font-weight-asian="bold" style:font-size-complex="10pt" style:font-weight-complex="bold"/>
    </style:style>
    <style:style style:name="T93" style:family="text">
      <style:text-properties fo:font-size="12pt" fo:font-weight="bold" officeooo:rsid="001d23a3" style:font-size-asian="12pt" style:font-weight-asian="bold" style:font-size-complex="12pt" style:font-weight-complex="bold"/>
    </style:style>
    <style:style style:name="T94" style:family="text">
      <style:text-properties fo:font-size="12pt" fo:font-weight="bold" officeooo:rsid="008dfbe8" style:font-size-asian="12pt" style:font-weight-asian="bold" style:font-size-complex="12pt" style:font-weight-complex="bold"/>
    </style:style>
    <style:style style:name="T95" style:family="text">
      <style:text-properties fo:font-size="12pt" fo:font-weight="bold" officeooo:rsid="008cecbd" style:font-size-asian="12pt" style:font-weight-asian="bold" style:font-size-complex="12pt" style:font-weight-complex="bold"/>
    </style:style>
    <style:style style:name="T96" style:family="text">
      <style:text-properties style:font-name="Arial1" fo:font-size="10pt" fo:font-weight="normal" style:font-size-asian="10pt" style:font-weight-asian="normal" style:font-size-complex="10pt" style:font-weight-complex="normal"/>
    </style:style>
    <style:style style:name="T97" style:family="text">
      <style:text-properties fo:font-size="12pt" fo:font-weight="bold" officeooo:rsid="007b2a4e" style:font-size-asian="12pt" style:font-weight-asian="bold" style:font-size-complex="12pt" style:font-weight-complex="bold"/>
    </style:style>
    <style:style style:name="T98" style:family="text">
      <style:text-properties officeooo:rsid="007d1f5e"/>
    </style:style>
    <style:style style:name="T99" style:family="text">
      <style:text-properties fo:font-size="12pt" fo:font-weight="bold" officeooo:rsid="00a11762" style:font-size-asian="12pt" style:font-weight-asian="bold" style:font-size-complex="12pt" style:font-weight-complex="bold"/>
    </style:style>
    <style:style style:name="T100" style:family="text">
      <style:text-properties officeooo:rsid="00a11762"/>
    </style:style>
    <style:style style:name="T101" style:family="text">
      <style:text-properties fo:font-size="12pt" fo:font-weight="bold" officeooo:rsid="00eaeb72" style:font-size-asian="12pt" style:font-weight-asian="bold" style:font-size-complex="12pt" style:font-weight-complex="bold"/>
    </style:style>
    <style:style style:name="T102" style:family="text">
      <style:text-properties fo:font-size="12pt" fo:font-weight="bold" officeooo:rsid="00db718f" style:font-size-asian="12pt" style:font-weight-asian="bold" style:font-size-complex="12pt" style:font-weight-complex="bold"/>
    </style:style>
    <style:style style:name="T103" style:family="text">
      <style:text-properties officeooo:rsid="00dbbd99"/>
    </style:style>
    <style:style style:name="T104" style:family="text">
      <style:text-properties fo:font-size="12pt" fo:font-weight="bold" officeooo:rsid="003fee34" style:font-size-asian="12pt" style:font-weight-asian="bold" style:font-size-complex="12pt" style:font-weight-complex="bold"/>
    </style:style>
    <style:style style:name="T105" style:family="text">
      <style:text-properties fo:font-size="10pt" officeooo:rsid="003fee34" style:font-size-asian="10pt" style:font-size-complex="10pt"/>
    </style:style>
    <style:style style:name="T106" style:family="text">
      <style:text-properties style:font-name="Arial1" fo:font-size="10pt" fo:font-weight="normal" officeooo:rsid="00901491" style:font-size-asian="10pt" style:font-weight-asian="normal" style:font-size-complex="10pt" style:font-weight-complex="normal"/>
    </style:style>
    <style:style style:name="T107" style:family="text">
      <style:text-properties style:font-name="Liberation Mono" fo:font-size="10pt" fo:font-weight="bold" officeooo:rsid="00901491" style:font-size-asian="10pt" style:font-weight-asian="bold" style:font-size-complex="10pt" style:font-weight-complex="bold"/>
    </style:style>
    <style:style style:name="T108" style:family="text">
      <style:text-properties style:font-name="Arial1" fo:font-size="10pt" fo:font-weight="normal" officeooo:rsid="00eeaeae" style:font-size-asian="10pt" style:font-weight-asian="normal" style:font-size-complex="10pt" style:font-weight-complex="normal"/>
    </style:style>
    <style:style style:name="T109" style:family="text">
      <style:text-properties style:font-name="Arial1" fo:font-size="10pt" fo:font-weight="normal" officeooo:rsid="00eaeb72" style:font-size-asian="10pt" style:font-weight-asian="normal" style:font-size-complex="10pt" style:font-weight-complex="normal"/>
    </style:style>
    <style:style style:name="T110" style:family="text">
      <style:text-properties style:font-name="Liberation Mono" fo:font-size="10pt" fo:font-weight="bold" officeooo:rsid="00eaeb72" style:font-size-asian="10pt" style:font-weight-asian="bold" style:font-size-complex="10pt" style:font-weight-complex="bold"/>
    </style:style>
    <style:style style:name="T111" style:family="text">
      <style:text-properties officeooo:rsid="00bc1fa7"/>
    </style:style>
    <style:style style:name="T112" style:family="text">
      <style:text-properties officeooo:rsid="00beb2e6"/>
    </style:style>
    <style:style style:name="T113" style:family="text">
      <style:text-properties officeooo:rsid="00d476d0"/>
    </style:style>
    <style:style style:name="T114" style:family="text">
      <style:text-properties officeooo:rsid="00d36289"/>
    </style:style>
    <style:style style:name="T115" style:family="text">
      <style:text-properties officeooo:rsid="00c93a55"/>
    </style:style>
    <style:style style:name="T116" style:family="text">
      <style:text-properties officeooo:rsid="00c6ddd1"/>
    </style:style>
    <style:style style:name="T117" style:family="text">
      <style:text-properties officeooo:rsid="00c5746a"/>
    </style:style>
    <style:style style:name="T118" style:family="text">
      <style:text-properties officeooo:rsid="0031efbd"/>
    </style:style>
    <style:style style:name="T119" style:family="text">
      <style:text-properties fo:font-style="italic" officeooo:rsid="0031efbd" style:font-style-asian="italic" style:font-style-complex="italic"/>
    </style:style>
    <style:style style:name="T120" style:family="text">
      <style:text-properties fo:font-style="normal" officeooo:rsid="0031efbd" style:font-style-asian="normal" style:font-style-complex="normal"/>
    </style:style>
    <style:style style:name="T121" style:family="text">
      <style:text-properties fo:font-style="italic" style:text-underline-style="none" fo:font-weight="bold" officeooo:rsid="0031efbd" style:font-style-asian="italic" style:font-weight-asian="bold" style:font-style-complex="italic" style:font-weight-complex="bold"/>
    </style:style>
    <style:style style:name="T122" style:family="text">
      <style:text-properties fo:font-style="normal" style:text-underline-style="none" fo:font-weight="normal" officeooo:rsid="0031efbd" style:font-style-asian="normal" style:font-weight-asian="normal" style:font-style-complex="normal" style:font-weight-complex="normal"/>
    </style:style>
    <style:style style:name="T123" style:family="text">
      <style:text-properties fo:font-style="normal" style:text-underline-style="none" fo:font-weight="normal" officeooo:rsid="0034f062" style:font-style-asian="normal" style:font-weight-asian="normal" style:font-style-complex="normal" style:font-weight-complex="normal"/>
    </style:style>
    <style:style style:name="T124" style:family="text">
      <style:text-properties fo:font-style="italic" style:text-underline-style="none" fo:font-weight="bold" officeooo:rsid="003aa9c6" style:font-style-asian="italic" style:font-weight-asian="bold" style:font-style-complex="italic" style:font-weight-complex="bold"/>
    </style:style>
    <style:style style:name="T125" style:family="text">
      <style:text-properties fo:font-style="italic" style:text-underline-style="none" fo:font-weight="bold" officeooo:rsid="0034f062" style:font-style-asian="italic" style:font-weight-asian="bold" style:font-style-complex="italic" style:font-weight-complex="bold"/>
    </style:style>
    <style:style style:name="T126" style:family="text">
      <style:text-properties officeooo:rsid="0038571b"/>
    </style:style>
    <style:style style:name="T127" style:family="text">
      <style:text-properties officeooo:rsid="0062148a"/>
    </style:style>
    <style:style style:name="T128" style:family="text">
      <style:text-properties fo:font-style="normal" officeooo:rsid="0063273a" style:font-style-asian="normal" style:font-style-complex="normal"/>
    </style:style>
    <style:style style:name="T129" style:family="text">
      <style:text-properties officeooo:rsid="00eeaeae"/>
    </style:style>
    <style:style style:name="T130" style:family="text">
      <style:text-properties style:font-name="Liberation Mono" fo:font-weight="bold" officeooo:rsid="00eeaeae" style:font-weight-asian="bold" style:font-weight-complex="bold"/>
    </style:style>
    <style:style style:name="T131" style:family="text">
      <style:text-properties officeooo:rsid="00ab28f7"/>
    </style:style>
    <style:style style:name="T132" style:family="text">
      <style:text-properties officeooo:rsid="009c1024"/>
    </style:style>
    <style:style style:name="T133" style:family="text">
      <style:text-properties style:font-name="Arial1"/>
    </style:style>
    <style:style style:name="T134" style:family="text">
      <style:text-properties fo:font-style="italic" fo:font-weight="bold" style:font-style-asian="italic" style:font-weight-asian="bold" style:font-style-complex="italic" style:font-weight-complex="bold"/>
    </style:style>
    <style:style style:name="T135" style:family="text">
      <style:text-properties officeooo:rsid="00109264"/>
    </style:style>
    <style:style style:name="T136" style:family="text">
      <style:text-properties style:font-name="Liberation Mono"/>
    </style:style>
    <style:style style:name="T137" style:family="text">
      <style:text-properties fo:font-style="normal" officeooo:rsid="003e56c2" style:font-style-asian="normal" style:font-style-complex="normal"/>
    </style:style>
    <style:style style:name="T138" style:family="text">
      <style:text-properties fo:font-style="italic" fo:font-weight="bold" officeooo:rsid="003e56c2" style:font-style-asian="italic" style:font-weight-asian="bold" style:font-style-complex="italic" style:font-weight-complex="bold"/>
    </style:style>
    <style:style style:name="T139" style:family="text">
      <style:text-properties fo:font-style="normal" fo:font-weight="normal" officeooo:rsid="003e56c2" style:font-style-asian="normal" style:font-weight-asian="normal" style:font-style-complex="normal" style:font-weight-complex="normal"/>
    </style:style>
    <style:style style:name="T140" style:family="text">
      <style:text-properties officeooo:rsid="00413634"/>
    </style:style>
    <style:style style:name="T141" style:family="text">
      <style:text-properties style:font-name="Liberation Mono" fo:font-weight="bold" officeooo:rsid="00413634" style:font-weight-asian="bold" style:font-weight-complex="bold"/>
    </style:style>
    <style:style style:name="T142" style:family="text">
      <style:text-properties officeooo:rsid="002ac448"/>
    </style:style>
    <style:style style:name="T143" style:family="text">
      <style:text-properties officeooo:rsid="009b17ac"/>
    </style:style>
    <style:style style:name="T144" style:family="text">
      <style:text-properties fo:font-style="italic" fo:font-weight="bold" officeooo:rsid="00431f99" style:font-style-asian="italic" style:font-weight-asian="bold" style:font-style-complex="italic" style:font-weight-complex="bold"/>
    </style:style>
    <style:style style:name="T145" style:family="text">
      <style:text-properties fo:font-style="normal" officeooo:rsid="009b17ac" style:font-style-asian="normal" style:font-style-complex="normal"/>
    </style:style>
    <style:style style:name="T146" style:family="text">
      <style:text-properties fo:font-style="normal" officeooo:rsid="0040232c" style:font-style-asian="normal" style:font-style-complex="normal"/>
    </style:style>
    <style:style style:name="T147" style:family="text">
      <style:text-properties style:font-name="Liberation Mono" fo:font-style="normal" fo:font-weight="bold" officeooo:rsid="0040232c" style:font-style-asian="normal" style:font-weight-asian="bold" style:font-style-complex="normal" style:font-weight-complex="bold"/>
    </style:style>
    <style:style style:name="T148" style:family="text">
      <style:text-properties fo:font-style="normal" style:text-underline-style="none" fo:font-weight="normal" officeooo:rsid="00413634" style:font-style-asian="normal" style:font-weight-asian="normal" style:font-style-complex="normal" style:font-weight-complex="normal"/>
    </style:style>
    <style:style style:name="T14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50" style:family="text">
      <style:text-properties officeooo:rsid="003e56c2"/>
    </style:style>
    <style:style style:name="T151" style:family="text">
      <style:text-properties officeooo:rsid="00155a94"/>
    </style:style>
    <style:style style:name="T152" style:family="text">
      <style:text-properties officeooo:rsid="00fa8500"/>
    </style:style>
    <style:style style:name="T153" style:family="text">
      <style:text-properties style:font-name="Liberation Mono" fo:font-weight="bold" officeooo:rsid="00fa8500" style:font-weight-asian="bold" style:font-weight-complex="bold"/>
    </style:style>
    <style:style style:name="T154" style:family="text">
      <style:text-properties style:font-name="Arial1" fo:font-weight="normal" officeooo:rsid="00fa8500" style:font-weight-asian="normal" style:font-weight-complex="normal"/>
    </style:style>
    <style:style style:name="T155" style:family="text">
      <style:text-properties style:font-name="Liberation Mono" fo:font-weight="bold" officeooo:rsid="00ff2340" style:font-weight-asian="bold" style:font-weight-complex="bold"/>
    </style:style>
    <style:style style:name="T156" style:family="text">
      <style:text-properties officeooo:rsid="00ff2340"/>
    </style:style>
    <style:style style:name="T157" style:family="text">
      <style:text-properties officeooo:rsid="00fe1e10"/>
    </style:style>
    <style:style style:name="T158" style:family="text">
      <style:text-properties officeooo:rsid="001746b3"/>
    </style:style>
    <style:style style:name="T159" style:family="text">
      <style:text-properties style:font-name="Liberation Mono" officeooo:rsid="00155a94"/>
    </style:style>
    <style:style style:name="T160" style:family="text">
      <style:text-properties officeooo:rsid="002e6e2a"/>
    </style:style>
    <style:style style:name="T161" style:family="text">
      <style:text-properties officeooo:rsid="0019e3ff"/>
    </style:style>
    <style:style style:name="T162" style:family="text">
      <style:text-properties officeooo:rsid="0026c97f"/>
    </style:style>
    <style:style style:name="T163" style:family="text">
      <style:text-properties officeooo:rsid="0028d2e1"/>
    </style:style>
    <style:style style:name="T164" style:family="text">
      <style:text-properties officeooo:rsid="00224fc1"/>
    </style:style>
    <style:style style:name="T165" style:family="text">
      <style:text-properties officeooo:rsid="004bbbd8"/>
    </style:style>
    <style:style style:name="T166" style:family="text">
      <style:text-properties fo:font-style="normal" officeooo:rsid="005f8bdf" style:font-style-asian="normal" style:font-style-complex="normal"/>
    </style:style>
    <style:style style:name="T167" style:family="text">
      <style:text-properties officeooo:rsid="00282d3a"/>
    </style:style>
    <style:style style:name="T168" style:family="text">
      <style:text-properties officeooo:rsid="00ebe991"/>
    </style:style>
    <style:style style:name="T169" style:family="text">
      <style:text-properties officeooo:rsid="00ec5fa1"/>
    </style:style>
    <style:style style:name="T170" style:family="text">
      <style:text-properties officeooo:rsid="00ecb9f5"/>
    </style:style>
    <style:style style:name="T171" style:family="text">
      <style:text-properties style:font-name="Liberation Mono" fo:font-weight="bold" officeooo:rsid="00ebe991" style:font-weight-asian="bold" style:font-weight-complex="bold"/>
    </style:style>
    <style:style style:name="T172" style:family="text">
      <style:text-properties style:font-name="Liberation Mono" fo:font-weight="bold" officeooo:rsid="00ec5fa1" style:font-weight-asian="bold" style:font-weight-complex="bold"/>
    </style:style>
    <style:style style:name="T173" style:family="text">
      <style:text-properties officeooo:rsid="003aa9c6"/>
    </style:style>
    <style:style style:name="T174" style:family="text">
      <style:text-properties officeooo:rsid="002dd125"/>
    </style:style>
    <style:style style:name="T175" style:family="text">
      <style:text-properties officeooo:rsid="002e4e8c"/>
    </style:style>
    <style:style style:name="T176" style:family="text">
      <style:text-properties officeooo:rsid="0046990c"/>
    </style:style>
    <style:style style:name="T17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8" style:family="text">
      <style:text-properties officeooo:rsid="00e27b6b"/>
    </style:style>
    <style:style style:name="T179" style:family="text">
      <style:text-properties officeooo:rsid="00e0c206"/>
    </style:style>
    <style:style style:name="T180" style:family="text">
      <style:text-properties fo:font-style="normal" officeooo:rsid="002dd125" style:font-style-asian="normal" style:font-style-complex="normal"/>
    </style:style>
    <style:style style:name="T181" style:family="text">
      <style:text-properties officeooo:rsid="00df9b9f"/>
    </style:style>
    <style:style style:name="T182" style:family="text">
      <style:text-properties fo:font-style="normal" officeooo:rsid="00e27b6b" style:font-style-asian="normal" style:font-style-complex="normal"/>
    </style:style>
    <style:style style:name="T183" style:family="text">
      <style:text-properties fo:font-style="normal" style:text-underline-style="solid" style:text-underline-width="auto" style:text-underline-color="font-color" officeooo:rsid="00e27b6b" style:font-style-asian="normal" style:font-style-complex="normal"/>
    </style:style>
    <style:style style:name="T184" style:family="text">
      <style:text-properties fo:font-weight="normal" officeooo:rsid="00e2c56b" style:font-weight-asian="normal" style:font-weight-complex="normal"/>
    </style:style>
    <style:style style:name="T185" style:family="text">
      <style:text-properties style:text-underline-style="solid" style:text-underline-width="auto" style:text-underline-color="font-color"/>
    </style:style>
    <style:style style:name="T18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87"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3494_1100526404" text:style-name="Index_20_Link" text:visited-style-name="Index_20_Link">Summary<text:tab/>2</text:a></text:p>
          <text:p text:style-name="P4"><text:a xlink:type="simple" xlink:href="#__RefHeading___Toc1236_1884355855" text:style-name="Index_20_Link" text:visited-style-name="Index_20_Link">Directories and Configuration Files<text:tab/>3</text:a></text:p>
          <text:p text:style-name="P4"><text:a xlink:type="simple" xlink:href="#__RefHeading___Toc1773_3442402527" text:style-name="Index_20_Link" text:visited-style-name="Index_20_Link">New User Help<text:tab/>4</text:a></text:p>
          <text:p text:style-name="P4"><text:a xlink:type="simple" xlink:href="#__RefHeading___Toc3051_1336413707" text:style-name="Index_20_Link" text:visited-style-name="Index_20_Link">Regular and Dark Mode<text:tab/>5</text:a></text:p>
          <text:p text:style-name="P4"><text:a xlink:type="simple" xlink:href="#__RefHeading___Toc1823_1146469727" text:style-name="Index_20_Link" text:visited-style-name="Index_20_Link">Channel Windows<text:tab/>6</text:a></text:p>
          <text:p text:style-name="P4"><text:a xlink:type="simple" xlink:href="#__RefHeading___Toc2771_2292760420" text:style-name="Index_20_Link" text:visited-style-name="Index_20_Link">Private Chat Windows<text:tab/>7</text:a></text:p>
          <text:p text:style-name="P4"><text:a xlink:type="simple" xlink:href="#__RefHeading___Toc1780_1146469727" text:style-name="Index_20_Link" text:visited-style-name="Index_20_Link">Server Windows<text:tab/>8</text:a></text:p>
          <text:p text:style-name="P4"><text:a xlink:type="simple" xlink:href="#__RefHeading___Toc1203_1884355855" text:style-name="Index_20_Link" text:visited-style-name="Index_20_Link">Script Editor<text:tab/>9</text:a></text:p>
          <text:p text:style-name="P4"><text:a xlink:type="simple" xlink:href="#__RefHeading___Toc1584_1146469727" text:style-name="Index_20_Link" text:visited-style-name="Index_20_Link">Text Styles<text:tab/>10</text:a></text:p>
          <text:p text:style-name="P5"><text:a xlink:type="simple" xlink:href="#__RefHeading___Toc1656_1146469727" text:style-name="Index_20_Link" text:visited-style-name="Index_20_Link">How Styles Are Applied<text:tab/>11</text:a></text:p>
          <text:p text:style-name="P4"><text:a xlink:type="simple" xlink:href="#__RefHeading___Toc1753_3343064203" text:style-name="Index_20_Link" text:visited-style-name="Index_20_Link">Log Manager<text:tab/>12</text:a></text:p>
          <text:p text:style-name="P4"><text:a xlink:type="simple" xlink:href="#__RefHeading___Toc1488_1146469727" text:style-name="Index_20_Link" text:visited-style-name="Index_20_Link">Commands and Scripting Guide<text:tab/>14</text:a></text:p>
          <text:p text:style-name="P5"><text:a xlink:type="simple" xlink:href="#__RefHeading___Toc1697_1383137307" text:style-name="Index_20_Link" text:visited-style-name="Index_20_Link">Special Commands<text:tab/>14</text:a></text:p>
          <text:p text:style-name="P5"><text:a xlink:type="simple" xlink:href="#__RefHeading___Toc1943_2675067569" text:style-name="Index_20_Link" text:visited-style-name="Index_20_Link">Command List<text:tab/>15</text:a></text:p>
          <text:p text:style-name="P6"><text:a xlink:type="simple" xlink:href="#__RefHeading___Toc2472_3187777835" text:style-name="Index_20_Link" text:visited-style-name="Index_20_Link">All Commands<text:tab/>15</text:a></text:p>
          <text:p text:style-name="P6"><text:a xlink:type="simple" xlink:href="#__RefHeading___Toc2474_3187777835" text:style-name="Index_20_Link" text:visited-style-name="Index_20_Link">Script-Only Commands<text:tab/>17</text:a></text:p>
          <text:p text:style-name="P6"><text:a xlink:type="simple" xlink:href="#__RefHeading___Toc2476_3187777835" text:style-name="Index_20_Link" text:visited-style-name="Index_20_Link">Non-Script Commands<text:tab/>17</text:a></text:p>
          <text:p text:style-name="P6"><text:a xlink:type="simple" xlink:href="#__RefHeading___Toc2563_3187777835" text:style-name="Index_20_Link" text:visited-style-name="Index_20_Link">Context-less Commands<text:tab/>18</text:a></text:p>
          <text:p text:style-name="P5"><text:a xlink:type="simple" xlink:href="#__RefHeading___Toc894_362215326" text:style-name="Index_20_Link" text:visited-style-name="Index_20_Link">Scripting MERK<text:tab/>19</text:a></text:p>
          <text:p text:style-name="P6"><text:a xlink:type="simple" xlink:href="#__RefHeading___Toc1078_48191583" text:style-name="Index_20_Link" text:visited-style-name="Index_20_Link">Connection Scripts<text:tab/>19</text:a></text:p>
          <text:p text:style-name="P6"><text:a xlink:type="simple" xlink:href="#__RefHeading___Toc1080_48191583" text:style-name="Index_20_Link" text:visited-style-name="Index_20_Link">All Other Scripts<text:tab/>19</text:a></text:p>
          <text:p text:style-name="P5"><text:a xlink:type="simple" xlink:href="#__RefHeading___Toc1614_2499962574" text:style-name="Index_20_Link" text:visited-style-name="Index_20_Link">Errors<text:tab/>20</text:a></text:p>
          <text:p text:style-name="P5"><text:a xlink:type="simple" xlink:href="#__RefHeading___Toc102_1446586609" text:style-name="Index_20_Link" text:visited-style-name="Index_20_Link">Aliases<text:tab/>21</text:a></text:p>
          <text:p text:style-name="P6"><text:a xlink:type="simple" xlink:href="#__RefHeading___Toc104_1446586609" text:style-name="Index_20_Link" text:visited-style-name="Index_20_Link">Built-In Aliases<text:tab/>22</text:a></text:p>
          <text:p text:style-name="P5"><text:a xlink:type="simple" xlink:href="#__RefHeading___Toc727_362215326" text:style-name="Index_20_Link" text:visited-style-name="Index_20_Link">Context<text:tab/>23</text:a></text:p>
          <text:p text:style-name="P5"><text:a xlink:type="simple" xlink:href="#__RefHeading___Toc3116_1913693588" text:style-name="Index_20_Link" text:visited-style-name="Index_20_Link">Script Arguments<text:tab/>25</text:a></text:p>
          <text:p text:style-name="P5"><text:a xlink:type="simple" xlink:href="#__RefHeading___Toc862_362215326" text:style-name="Index_20_Link" text:visited-style-name="Index_20_Link">Writing Connection Scripts<text:tab/>27</text:a></text:p>
          <text:p text:style-name="P4"><text:a xlink:type="simple" xlink:href="#__RefHeading___Toc4367_737576689" text:style-name="Index_20_Link" text:visited-style-name="Index_20_Link">Advanced Settings<text:tab/>29</text:a></text:p>
          <text:p text:style-name="P5"><text:a xlink:type="simple" xlink:href="#__RefHeading___Toc4369_737576689" text:style-name="Index_20_Link" text:visited-style-name="Index_20_Link">Options<text:tab/>29</text:a></text:p>
        </text:index-body>
      </text:table-of-content>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10T09:16:48.364678686">Thursday, July 10, 2025</text:date></text:p>
          </table:table-cell>
        </table:table-row>
      </table:table>
      <text:h text:style-name="P12"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 (<text:span text:style-name="T2">Internet Relay Chat</text:span>) is a text-based chat system for <text:a xlink:type="simple" xlink:href="https://en.wikipedia.org/wiki/Instant_messaging" text:style-name="Internet_20_link" text:visited-style-name="Visited_20_Internet_20_Link">instant messaging</text:a>. IRC is designed for <text:a xlink:type="simple" xlink:href="https://en.wikipedia.org/wiki/Many-to-many" text:style-name="Internet_20_link" text:visited-style-name="Visited_20_Internet_20_Link">group communication</text:a> in discussion forums, called <text:a xlink:type="simple" xlink:href="https://en.wikipedia.org/wiki/IRC#Channels" text:style-name="Internet_20_link" text:visited-style-name="Visited_20_Internet_20_Link"><text:span text:style-name="T3">channels</text:span></text:a>,<text:bookmark text:name="cite_ref-1"/><text:a xlink:type="simple" xlink:href="https://en.wikipedia.org/wiki/IRC#cite_note-1" text:style-name="Internet_20_link" text:visited-style-name="Visited_20_Internet_20_Link">[1]</text:a> but also allows one-on-one communication via <text:a xlink:type="simple" xlink:href="https://en.wikipedia.org/wiki/Instant_messaging" text:style-name="Internet_20_link" text:visited-style-name="Visited_20_Internet_20_Link">private messages</text:a><text:a xlink:type="simple" xlink:href="https://en.wikipedia.org/wiki/IRC#cite_note-2" text:style-name="Internet_20_link" text:visited-style-name="Visited_20_Internet_20_Link">[2]</text:a>… .</text:p>
            <text:p text:style-name="P14">Internet Relay Chat is implemented as an <text:a xlink:type="simple" xlink:href="https://en.wikipedia.org/wiki/Application_layer" text:style-name="Internet_20_link" text:visited-style-name="Visited_20_Internet_20_Link">application layer</text:a> protocol to facilitate communication in the form of text. The chat process works on a <text:a xlink:type="simple" xlink:href="https://en.wikipedia.org/wiki/Client–server_model" text:style-name="Internet_20_link" text:visited-style-name="Visited_20_Internet_20_Link">client–server networking model</text:a>. Users connect, using a client—which may be a <text:a xlink:type="simple" xlink:href="https://en.wikipedia.org/wiki/Web_application" text:style-name="Internet_20_link" text:visited-style-name="Visited_20_Internet_20_Link">web app</text:a>, a <text:a xlink:type="simple" xlink:href="https://en.wikipedia.org/wiki/Computer_program" text:style-name="Internet_20_link" text:visited-style-name="Visited_20_Internet_20_Link">standalone desktop program</text:a>, or embedded into part of a larger program—to an IRC server, which may be part of a larger IRC network. Examples of ways used to connect include the programs <text:a xlink:type="simple" xlink:href="https://en.wikipedia.org/wiki/Mibbit" text:style-name="Internet_20_link" text:visited-style-name="Visited_20_Internet_20_Link">Mibbit</text:a>, <text:a xlink:type="simple" xlink:href="https://en.wikipedia.org/wiki/KiwiIRC" text:style-name="Internet_20_link" text:visited-style-name="Visited_20_Internet_20_Link">KiwiIRC</text:a>, <text:a xlink:type="simple" xlink:href="https://en.wikipedia.org/wiki/MIRC" text:style-name="Internet_20_link" text:visited-style-name="Visited_20_Internet_20_Link">mIRC</text:a> and the paid service <text:a xlink:type="simple" xlink:href="https://en.wikipedia.org/wiki/IRCCloud" text:style-name="Internet_20_link" text:visited-style-name="Visited_20_Internet_20_Link">IRCCloud</text:a>. </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4">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5">qt5reactor</text:span><text:span text:style-name="T6">, for getting PyQt and Twisted to work together</text:span></text:p>
        </text:list-item>
        <text:list-item>
          <text:p text:style-name="P19"><text:span text:style-name="T5">pyspellchecker</text:span><text:span text:style-name="T6">, which provides the spellchecking mechanism</text:span></text:p>
        </text:list-item>
        <text:list-item>
          <text:p text:style-name="P19"><text:span text:style-name="T5">emoji</text:span><text:span text:style-name="T6">, providing support for emoji shortcodes</text:span></text:p>
        </text:list-item>
      </text:list>
      <text:p text:style-name="P20"/>
      <text:p text:style-name="P20">MERK has been designed with <text:span text:style-name="T7">three</text:span> goals: to have a modern look (in comparison to other open source and free client, such as X<text:span text:style-name="T7">C</text:span>hat/HexChat), to take advantage of technological and cultural advances in text-based messaging, and to make as much of the user interface and operation of the <text:span text:style-name="T8">application</text:span> <text:span text:style-name="T7">as </text:span>configurable as possible.</text:p>
      <text:p text:style-name="P21">MERK has been in development since 2019, and is being developed by Dan Hetrick, who also wrote this document.</text:p>
      <text:p text:style-name="P21"/>
      <text:p text:style-name="P21"/>
      <text:p text:style-name="P21"/>
      <text:h text:style-name="Heading_20_1" text:outline-level="1"><text:bookmark-start text:name="__RefHeading___Toc1236_1884355855"/><text:soft-page-break/>Directories <text:span text:style-name="T9">and Configuration Files</text:span><text:bookmark-end text:name="__RefHeading___Toc1236_1884355855"/></text:h>
      <text:p text:style-name="P22">MERK stores all its settings in a directory it creates in the user's home directory, named <text:span text:style-name="T10">.merk</text:span>. Inside this directory, MERK creates three more directories:</text:p>
      <text:list text:style-name="L2">
        <text:list-item>
          <text:p text:style-name="P23"><text:span text:style-name="T10">logs</text:span>. This is where MERK stores channel and private chat logs.</text:p>
        </text:list-item>
        <text:list-item>
          <text:p text:style-name="P23"><text:span text:style-name="T10">styles</text:span>. This is where MERK stores text style files, and the palette used for dark mode.</text:p>
        </text:list-item>
        <text:list-item>
          <text:p text:style-name="P23"><text:span text:style-name="T10">scripts</text:span>. This is where MERK stores, and first looks for, scripts. <text:span text:style-name="T11">This is the default directory chosen when running a script via the server window toolbar, input menu, or right click menus, </text:span><text:span text:style-name="T12">or when saving a script in the editor.</text:span></text:p>
        </text:list-item>
      </text:list>
      <text:p text:style-name="P24"/>
      <text:p text:style-name="P24"><text:span text:style-name="T9">MERK also creates</text:span> two other files in this directory, <text:span text:style-name="T10">settings.json</text:span> and <text:span text:style-name="T10">user.json</text:span>:</text:p>
      <text:p text:style-name="P24"/>
      <text:list text:style-name="L3">
        <text:list-item>
          <text:p text:style-name="P25"><text:span text:style-name="T10">settings.json</text:span>. Where MERK stores and loads application settings.</text:p>
        </text:list-item>
        <text:list-item>
          <text:p text:style-name="P25"><text:span text:style-name="T10">user.json</text:span>. Where MERK stores user information, such as the chosen nickname, username, and the like, as well as the application's connection history and any connection scripts.</text:p>
        </text:list-item>
      </text:list>
      <text:p text:style-name="P26"/>
      <text:p text:style-name="P27">When using the <text:span text:style-name="T10">/script</text:span> command, if a full filename is not provided, MERK will look for the script in several locations, in order:</text:p>
      <text:p text:style-name="P27"/>
      <text:list text:style-name="L4">
        <text:list-item>
          <text:p text:style-name="P28">The <text:span text:style-name="T10">scripts</text:span> directory.</text:p>
        </text:list-item>
        <text:list-item>
          <text:p text:style-name="P28">The settings directory (by default, <text:span text:style-name="T10">.merk</text:span> in the user's home directory<text:span text:style-name="T12">)</text:span>.</text:p>
        </text:list-item>
        <text:list-item>
          <text:p text:style-name="P28">The application's installation directory.</text:p>
        </text:list-item>
      </text:list>
      <text:p text:style-name="P27"/>
      <text:p text:style-name="P27">First, MERK will attempt to find the script using the provided filename, and if the script is still not found, it will append the default file extension (which is <text:span text:style-name="T10">.merk</text:span>) to the filename and search again.</text:p>
      <text:p text:style-name="P27"/>
      <text:p text:style-name="P29"><draw:frame draw:style-name="fr1" draw:name="Image11" text:anchor-type="as-char" svg:width="5.1256in" svg:height="1.6252in" draw:z-index="1"><draw:image xlink:href="Pictures/10000001000001EC0000009C02E86204.png" xlink:type="simple" xlink:show="embed" xlink:actuate="onLoad" draw:mime-type="image/png"/></draw:frame></text:p>
      <text:p text:style-name="P30">These folders can be opened in your default file manager from the client by clicking on the appropriate entry in the "Directories" submenu, near the bottom of the "Settings" menu.</text:p>
      <text:p text:style-name="P26"/>
      <text:p text:style-name="P26"/>
      <text:p text:style-name="P26"/>
      <text:p text:style-name="P26"/>
      <text:p text:style-name="P26"/>
      <text:p text:style-name="P26"/>
      <text:h text:style-name="P31" text:outline-level="1"><text:bookmark-start text:name="__RefHeading___Toc1773_3442402527"/><text:soft-page-break/>New User Help<text:bookmark-end text:name="__RefHeading___Toc1773_3442402527"/></text:h>
      <text:p text:style-name="P32">Most dialogs feature text explaining how the dialog or the settings in it work.</text:p>
      <text:p text:style-name="P32"/>
      <text:p text:style-name="P32"><draw:frame draw:style-name="fr2" draw:name="Frame5" text:anchor-type="as-char" svg:width="6.8445in" draw:z-index="4"><draw:text-box fo:min-height="1.9689in"><text:p text:style-name="P3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32"/>
      <text:p text:style-name="P32">While new users of MERK may find the<text:span text:style-name="T13">se</text:span> helpful, experienced users may not want to see them. To hide the help text on dialogs, turn on "Simplified dialogs" in the settings menu or the settings dialog:</text:p>
      <text:p text:style-name="P32"/>
      <text:p text:style-name="P34"><draw:frame draw:style-name="fr2" draw:name="Frame6" text:anchor-type="as-char" svg:width="3.2811in" draw:z-index="6"><draw:text-box fo:min-height="0.9063in"><text:p text:style-name="P3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32"/>
      <text:p text:style-name="P32"/>
      <text:p text:style-name="P29"><draw:frame draw:style-name="fr2" draw:name="Frame7" text:anchor-type="as-char" svg:width="2.5in" draw:z-index="8"><draw:text-box fo:min-height="0.7189in"><text:p text:style-name="P3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36"/>
      <text:p text:style-name="P37">"Simplified dialogs" is turned off by default, showing the help text on dialogs every time a dialog is opened.</text:p>
      <text:p text:style-name="P37"/>
      <text:p text:style-name="P38"/>
      <text:p text:style-name="P38"/>
      <text:p text:style-name="P38"/>
      <text:p text:style-name="P38"/>
      <text:p text:style-name="P38"/>
      <text:p text:style-name="P38"/>
      <text:p text:style-name="P38"/>
      <text:h text:style-name="Heading_20_1" text:outline-level="1"><text:bookmark-start text:name="__RefHeading___Toc3051_1336413707"/><text:soft-page-break/>Regular and Dark Mode<text:bookmark-end text:name="__RefHeading___Toc3051_1336413707"/></text:h>
      <text:p text:style-name="P39"/>
      <table:table table:name="Table20" table:style-name="Table20">
        <table:table-column table:style-name="Table20.A"/>
        <table:table-column table:style-name="Table20.B"/>
        <table:table-row>
          <table:table-cell table:style-name="Table20.A1" office:value-type="string">
            <text:p text:style-name="P40"><draw:frame draw:style-name="fr2" draw:name="Frame1" text:anchor-type="as-char" svg:width="3.4626in" draw:z-index="11"><draw:text-box fo:min-height="4.8854in"><text:p text:style-name="P41"><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40"><draw:frame draw:style-name="fr2" draw:name="Frame3" text:anchor-type="as-char" svg:width="3.4626in" draw:z-index="13"><draw:text-box fo:min-height="4.8854in"><text:p text:style-name="P41"><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39"/>
      <text:p text:style-name="P39">MERK can be operated in "normal" mode, seen above to the left, or in "dark" mode, on the right. Other than using a darker palette for backgrounds and a lighter color for text, both modes operate identically.</text:p>
      <text:p text:style-name="P39"/>
      <text:p text:style-name="P39">To switch to "dark" mode, select it in the "Settings" menu or in the "Settings" dialog. MERK will have to be restarted for it to take effect, and you'll be prompted to restart MERK automatically.</text:p>
      <text:p text:style-name="P39"/>
      <text:p text:style-name="P39">For more advanced users, if you want to edit the palette that "dark" mode uses, all of the colors used by the application are stored in a file in the <text:span text:style-name="T10">styles</text:span> directory named <text:span text:style-name="T10">dark.palette</text:span>. The file format is specific to MERK, but you can edit it with a text editor. All colors are stored in the hexadecimal format used by HTML. To re-create the file and reset the "dark" mode values back to the default, delete <text:span text:style-name="T10">dark.palette</text:span> and restart MERK; the application will regenerate the file with default values. </text:p>
      <text:p text:style-name="P39"/>
      <text:p text:style-name="P39"/>
      <text:h text:style-name="Heading_20_1" text:outline-level="1"><text:bookmark-start text:name="__RefHeading___Toc1823_1146469727"/><text:soft-page-break/>Channel Windows<text:bookmark-end text:name="__RefHeading___Toc1823_1146469727"/></text:h>
      <text:p text:style-name="P42">Closing a channel window leaves the channel.</text:p>
      <text:p text:style-name="P43"><draw:frame draw:style-name="fr1" draw:name="Image10" text:anchor-type="as-char" svg:width="6.6882in" svg:height="5.0008in" draw:z-index="2"><draw:image xlink:href="../../graphics/channel_window.png" xlink:type="simple" xlink:show="embed" xlink:actuate="onLoad" draw:mime-type="image/png"/></draw:frame></text:p>
      <text:p text:style-name="P26"/>
      <text:list text:style-name="L5">
        <text:list-item>
          <text:p text:style-name="P44"><text:span text:style-name="T14">Mode Editor</text:span><text:span text:style-name="T15"> and </text:span><text:span text:style-name="T14">Banlist</text:span><text:span text:style-name="T1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44"><text:span text:style-name="T14">Name and mode display</text:span><text:span text:style-name="T15">. Here, the channel name and any channel modes are displayed.</text:span></text:p>
        </text:list-item>
        <text:list-item>
          <text:p text:style-name="P44"><text:span text:style-name="T14">Topic</text:span><text:span text:style-name="T15">. The channels topic is displayed here. Click on the topic to edit it, and press enter to send any changes to the server.</text:span></text:p>
        </text:list-item>
        <text:list-item>
          <text:p text:style-name="P44"><text:span text:style-name="T16">User count</text:span><text:span text:style-name="T17">. How many users are currently in the channel</text:span></text:p>
        </text:list-item>
        <text:list-item>
          <text:p text:style-name="P44"><text:span text:style-name="T14">Chat display</text:span><text:span text:style-name="T15">. Channel chat, as well as system messages, are displayed here.</text:span></text:p>
        </text:list-item>
        <text:list-item>
          <text:p text:style-name="P44"><text:span text:style-name="T14">User list</text:span><text:span text:style-name="T1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8">Double click a user's name to open a private chat window.</text:span></text:p>
        </text:list-item>
        <text:list-item>
          <text:p text:style-name="P44"><text:span text:style-name="T14">Nickname</text:span><text:span text:style-name="T15">. This displays the currently used nickname, and any user modes set.</text:span></text:p>
        </text:list-item>
        <text:list-item>
          <text:p text:style-name="P44"><text:span text:style-name="T14">Text input widget</text:span><text:span text:style-name="T15">. Type your chat or commands here, and press "enter" to send them to the server or client.</text:span></text:p>
        </text:list-item>
        <text:list-item>
          <text:p text:style-name="P44"><text:span text:style-name="T14">Uptime</text:span><text:span text:style-name="T15">. This displays how long the client has been connected to the channel. </text:span></text:p>
        </text:list-item>
        <text:list-item>
          <text:p text:style-name="P45"><text:span text:style-name="T19">Input menu</text:span><text:span text:style-name="T20">. Clicking on this brings up a menu that allows you to do various tasks, like changing the spellchecker's language.</text:span></text:p>
        </text:list-item>
      </text:list>
      <text:h text:style-name="P46" text:outline-level="1"><text:bookmark-start text:name="__RefHeading___Toc2771_2292760420"/><text:soft-page-break/>Private Chat Windows<text:bookmark-end text:name="__RefHeading___Toc2771_2292760420"/></text:h>
      <text:p text:style-name="P47">Closing a private chat window does not leave the chat, or block the sender; it only closes the window.</text:p>
      <text:p text:style-name="P48"><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49"><text:span text:style-name="T5">Chat display</text:span>. Private chat is displayed here, as well as system messages.</text:p>
        </text:list-item>
        <text:list-item>
          <text:p text:style-name="P49"><text:span text:style-name="T5">Nickname</text:span>. This displays the currently used nickname, <text:span text:style-name="T21">and </text:span>any user modes set.</text:p>
        </text:list-item>
        <text:list-item>
          <text:p text:style-name="P49"><text:span text:style-name="T5">Text input widget</text:span>. Type your chat or commands here, <text:span text:style-name="T22">and press "enter" to send </text:span><text:span text:style-name="T23">them to the server or the client.</text:span></text:p>
        </text:list-item>
        <text:list-item>
          <text:p text:style-name="P49"><text:span text:style-name="T5">Input menu</text:span>. Clicking on this brings up a menu that allows you to do various tasks, like changing the spellchecker's language.</text:p>
        </text:list-item>
      </text:list>
      <text:p text:style-name="P50"/>
      <text:p text:style-name="P50"/>
      <text:p text:style-name="P50"/>
      <text:h text:style-name="P51" text:outline-level="1"><text:bookmark-start text:name="__RefHeading___Toc1780_1146469727"/><text:soft-page-break/>Server Windows<text:bookmark-end text:name="__RefHeading___Toc1780_1146469727"/></text:h>
      <text:p text:style-name="P42">Server windows behave differently from channels or private chat windows: closing a server window does not disconnect from the server, it only hides the <text:s/>window. To view a hidden server window, click on its entry in the "Windows" menu or the system tray menu.</text:p>
      <text:p text:style-name="P52"><draw:frame draw:style-name="fr1" draw:name="Image9" text:anchor-type="as-char" svg:width="6.6984in" svg:height="5.0319in" draw:z-index="16"><draw:image xlink:href="Pictures/1000000100000283000001E320F141EC.png" xlink:type="simple" xlink:show="embed" xlink:actuate="onLoad" draw:mime-type="image/png"/></draw:frame></text:p>
      <text:p text:style-name="P53"/>
      <text:list text:style-name="L7">
        <text:list-item>
          <text:p text:style-name="P54"><text:span text:style-name="T19">Toolbar</text:span><text:span text:style-name="T24">.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54"><text:span text:style-name="T19">Connection uptime</text:span><text:span text:style-name="T24">. This displays how long MERK has been connected to the server.</text:span></text:p>
        </text:list-item>
        <text:list-item>
          <text:p text:style-name="P54"><text:span text:style-name="T19">Disconnect</text:span><text:span text:style-name="T24">. Pressing this button issues a </text:span><text:span text:style-name="T25">QUIT</text:span><text:span text:style-name="T24"> command and quickly disconnects from the IRC server.</text:span></text:p>
        </text:list-item>
        <text:list-item>
          <text:p text:style-name="P54"><text:span text:style-name="T19">Display</text:span><text:span text:style-name="T24">. Displays any messages from the server, as well as notices, outgoing private messages, and the like.</text:span></text:p>
        </text:list-item>
        <text:list-item>
          <text:p text:style-name="P54"><text:span text:style-name="T19">Text input widget</text:span><text:span text:style-name="T24">. Type commands in here, and press "enter" to execute them.</text:span></text:p>
        </text:list-item>
        <text:list-item>
          <text:p text:style-name="P54"><text:span text:style-name="T19">Input menu</text:span><text:span text:style-name="T24">. Clicking on this brings up a menu that allows you to do various tasks, like changing the spellchecker's language. </text:span><text:span text:style-name="T26">This button is present on channel or private message windows, too.</text:span></text:p>
        </text:list-item>
      </text:list>
      <text:h text:style-name="P55"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56">To launch the script editor, use the /edit command, or select <text:span text:style-name="T5">Script Editor</text:span><text:span text:style-name="T6"> from the "Tools" menu:</text:span></text:p>
      <text:p text:style-name="P57"/>
      <text:p text:style-name="P57"/>
      <text:p text:style-name="P58">The script editor is a basic text editor with a few special features:</text:p>
      <text:p text:style-name="P59"><draw:frame draw:style-name="fr5" draw:name="Frame2" text:anchor-type="as-char" svg:width="5.1937in" style:rel-width="75%" svg:height="4.1429in" style:rel-height="scale-min" draw:z-index="17"><draw:text-box><text:p text:style-name="P33"><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60"><text:span text:style-name="T27">File </text:span><text:span text:style-name="T28">and </text:span><text:span text:style-name="T27">Edit Menus</text:span><text:span text:style-name="T28">. All the normal selections of a text editor, like opening and saving files, </text:span><text:span text:style-name="T29">cut and paste, find and replace, etc.</text:span><text:span text:style-name="T28"> Connection scripts can also be opened for editing, as well as created.</text:span></text:p>
        </text:list-item>
        <text:list-item>
          <text:p text:style-name="P60"><text:span text:style-name="T27">Commands</text:span><text:span text:style-name="T28">. Each entry in this menu allows the user to insert a command into the open script. Click the desired command, fill out the entries in the dialog that pops up, if needed, and the command is inserted into the script.</text:span></text:p>
        </text:list-item>
        <text:list-item>
          <text:p text:style-name="P60"><text:span text:style-name="T27">Aliases</text:span><text:span text:style-name="T28">. Insert built-in aliases into the script.</text:span></text:p>
        </text:list-item>
        <text:list-item>
          <text:p text:style-name="P60"><text:span text:style-name="T27">Run</text:span><text:span text:style-name="T28">. Run the currently open script in any context/window available. The user also can run the script in all contexts/windows simultaneously.</text:span></text:p>
        </text:list-item>
        <text:list-item>
          <text:p text:style-name="P60"><text:span text:style-name="T27">Script display</text:span><text:span text:style-name="T28">. Features syntax highlighting. Colors used for the display can be set in the settings dialog.</text:span></text:p>
        </text:list-item>
        <text:list-item>
          <text:p text:style-name="P60"><text:span text:style-name="T27">Filename</text:span><text:span text:style-name="T28">. The currently open script's filename is displayed here.</text:span></text:p>
        </text:list-item>
        <text:list-item>
          <text:p text:style-name="P60"><text:span text:style-name="T5">Line number</text:span>. The line number the cursor is currently on.</text:p>
        </text:list-item>
      </text:list>
      <text:h text:style-name="P55" text:outline-level="1"><text:bookmark-start text:name="__RefHeading___Toc1584_1146469727"/><text:soft-page-break/>Text Styles<text:bookmark-end text:name="__RefHeading___Toc1584_1146469727"/></text:h>
      <text:p text:style-name="P61">MERK has a text style engine that colors <text:span text:style-name="T30">and styles</text:span> all chat text, and can be edited by end users with the style editor:</text:p>
      <text:p text:style-name="P62"><draw:frame draw:style-name="fr1" draw:name="Image6" text:anchor-type="as-char" svg:width="6.4591in" svg:height="4.2811in" draw:z-index="20"><draw:image xlink:href="Pictures/100000010000026C0000019BB99F6016.png" xlink:type="simple" xlink:show="embed" xlink:actuate="onLoad" draw:mime-type="image/png"/></draw:frame></text:p>
      <text:list text:style-name="L9">
        <text:list-item>
          <text:p text:style-name="P63"><text:span text:style-name="T31">Display</text:span><text:span text:style-name="T32">. This is what the text style will look like in the client. Any changes in color or style will be displayed here instantly.</text:span></text:p>
        </text:list-item>
        <text:list-item>
          <text:p text:style-name="P63"><text:span text:style-name="T31">Background and foreground color</text:span><text:span text:style-name="T32">. Set the color of the text and the background color here.</text:span></text:p>
        </text:list-item>
        <text:list-item>
          <text:p text:style-name="P63"><text:span text:style-name="T31">Message styles</text:span><text:span text:style-name="T32">. Change the color and style of individual message types here.</text:span></text:p>
        </text:list-item>
        <text:list-item>
          <text:p text:style-name="P63"><text:span text:style-name="T31">Default style</text:span><text:span text:style-name="T32">. Set all colors to the default style that ships with MERK. </text:span><text:span text:style-name="T33">This is different from the "default" style that is applied to server windows and any windows that do not have a style.</text:span></text:p>
        </text:list-item>
        <text:list-item>
          <text:p text:style-name="P63"><text:span text:style-name="T31">Open style</text:span><text:span text:style-name="T32">. Here, you can open any existing MERK style file for editing. Colors and styles will be loaded and displayed.</text:span></text:p>
        </text:list-item>
        <text:list-item>
          <text:p text:style-name="P63"><text:span text:style-name="T31">Save as…</text:span><text:span text:style-name="T32">. Save this style to a file. It will not be applied, only saved to a file.</text:span></text:p>
        </text:list-item>
        <text:list-item>
          <text:p text:style-name="P63"><text:span text:style-name="T31">Save</text:span><text:span text:style-name="T32"> and </text:span><text:span text:style-name="T31">Cancel</text:span><text:span text:style-name="T32">. Saving this file also automatically applies it. Pressing the "cancel" button closes the dialog, and all changes are discarded.</text:span></text:p>
        </text:list-item>
      </text:list>
      <text:h text:style-name="P64"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65"><text:span text:style-name="T34">All </text:span><text:span text:style-name="T35">chat </text:span><text:span text:style-name="T34">windows start by</text:span> us<text:span text:style-name="T34">ing</text:span> the default style, which can be edited by selecting "<text:span text:style-name="T36">Edit default text style" in the "Tools" menu.</text:span></text:p>
          </table:table-cell>
          <table:table-cell table:style-name="Table11.A1" office:value-type="string">
            <text:p text:style-name="P66"><draw:frame draw:style-name="fr6"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65"/>
      <text:p text:style-name="P67"><text:span text:style-name="T34">All</text:span> chat windows can have their own styles which can be edited by selecting the "Edit text style" option from the "Tools" menu, <text:span text:style-name="T35">the input options menu, or the chat display right click menu</text:span>. Styles <text:span text:style-name="T35">for channel and private chat windows</text:span> are saved with the IRC network of the channel or private chat in mind, so they will load no matter which server the client is connected to. For example, if the user has set a text style for the <text:span text:style-name="T10">#merk</text:span> channel on the EFnet network, it will load and be applied to the <text:span text:style-name="T10">#merk</text:span> <text:span text:style-name="T37">channel </text:span>window if the user is connected to <text:span text:style-name="T10">irc.underworld.no</text:span> on port 6667, <text:span text:style-name="T10">irc.choopa.net</text:span> on port 9999, or <text:span text:style-name="T10">irc.prison.net</text:span> on port 6667, as all of these servers are on the EFnet IRC network.</text:p>
      <text:p text:style-name="P68">Server window text styles are specific to the server being connected to, regardless of what network the server is on. So, if the user has set a style for <text:span text:style-name="T10">irc.prison.net</text:span> on port 6667, the server window text style for that connection will be loaded. If the user connects to <text:span text:style-name="T10">irc.choopa.net</text:span> on port 9999, the default style will be loaded; even though both servers on the EFnet network, they are still different servers.</text:p>
      <text:p text:style-name="P67"/>
      <table:table table:name="Table12" table:style-name="Table12">
        <table:table-column table:style-name="Table12.A"/>
        <table:table-column table:style-name="Table12.B"/>
        <table:table-row>
          <table:table-cell table:style-name="Table12.A1" office:value-type="string">
            <text:p text:style-name="P66"><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69">The top entry in the "Tools" menu will be the option to open the text style editor for the current window, if that window's style can be edited. Here, we see the option to edit the style for the <text:span text:style-name="T10">#merk</text:span> IRC channel.</text:p>
          </table:table-cell>
        </table:table-row>
      </table:table>
      <text:p text:style-name="P65"/>
      <text:p text:style-name="P65"/>
      <text:p text:style-name="P65"/>
      <text:p text:style-name="P65"/>
      <text:h text:style-name="P55" text:outline-level="1" text:is-list-header="true"><text:bookmark-start text:name="__RefHeading___Toc1753_3343064203"/><text:soft-page-break/>Log Manager<text:bookmark-end text:name="__RefHeading___Toc1753_3343064203"/></text:h>
      <text:p text:style-name="P70">The log manager allows users to view, delete, and export MERK logs.</text:p>
      <text:p text:style-name="P71"><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72"><text:span text:style-name="T38">Logs</text:span><text:span text:style-name="T39">. A full list of all logs in MERK. Hover the mouse over the log name to see what IRC network the log is from. Click a log name to view that log in full, as well as use export options.</text:span></text:p>
        </text:list-item>
        <text:list-item>
          <text:p text:style-name="P72"><text:span text:style-name="T40">Search</text:span><text:span text:style-name="T41">. Search the log for specific words. Typing in the terms and pressing enter will find the first instance of the term in the log; hitting enter again will find the next, and so on.</text:span></text:p>
        </text:list-item>
        <text:list-item>
          <text:p text:style-name="P72"><text:span text:style-name="T38">Log Viewer</text:span><text:span text:style-name="T39"> and </text:span><text:span text:style-name="T38">Export Tabs</text:span><text:span text:style-name="T39">. Click tabs to switch functions. The </text:span><text:span text:style-name="T38">Export</text:span><text:span text:style-name="T39"> tab has settings </text:span><text:span text:style-name="T42">and functionality </text:span><text:span text:style-name="T39">to export MERK logs to JSON or a custom delimited format.</text:span></text:p>
        </text:list-item>
        <text:list-item>
          <text:p text:style-name="P72"><text:span text:style-name="T38">Log display</text:span><text:span text:style-name="T39">. Logs are loaded in full for viewing. For longer logs, this may take some time. Logs use the whatever default text style the user has set.</text:span></text:p>
        </text:list-item>
        <text:list-item>
          <text:p text:style-name="P72"><text:span text:style-name="T38">Log information</text:span><text:span text:style-name="T39">. Contains the log name, what IRC network the log is from, how many lines of chat the log contains, and how long it took to render the entire log.</text:span></text:p>
        </text:list-item>
        <text:list-item>
          <text:p text:style-name="P72"><text:span text:style-name="T38">Log filename</text:span><text:span text:style-name="T39">. The full filename of the current log.</text:span></text:p>
        </text:list-item>
      </text:list>
      <text:p text:style-name="P73"/>
      <text:p text:style-name="P73">Click the "Close" button to close the log manager.</text:p>
      <text:p text:style-name="P74"/>
      <text:p text:style-name="P74"/>
      <text:p text:style-name="P74"><text:soft-page-break/>Additional log options can be seen by right-clicking on the log's name:</text:p>
      <text:p text:style-name="P75"><draw:frame draw:style-name="fr1" draw:name="Image13" text:anchor-type="as-char" svg:width="3.2508in" svg:height="1.5626in" draw:z-index="25"><draw:image xlink:href="Pictures/100000010000013800000096C8DA5235.png" xlink:type="simple" xlink:show="embed" xlink:actuate="onLoad" draw:mime-type="image/png"/></draw:frame></text:p>
      <text:p text:style-name="P76">If the "Open native JSON log" option is selected, the JSON file that MERK uses will be opened in the default application that the user's operating system to open JSON files. There is additional information i<text:span text:style-name="T43">n</text:span> the native log <text:span text:style-name="T43">format</text:span> that tells MERK how to render the log for viewing; to use MERK logs with other applications, the log should be exported to strip this information out.</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77" text:outline-level="1"><text:bookmark-start text:name="__RefHeading___Toc1488_1146469727"/><text:soft-page-break/>Commands and Scripting Guide<text:bookmark-end text:name="__RefHeading___Toc1488_1146469727"/></text:h>
      <text:h text:style-name="P78" text:outline-level="2"><text:bookmark-start text:name="__RefHeading___Toc1697_1383137307"/>Special Commands<text:bookmark-end text:name="__RefHeading___Toc1697_1383137307"/></text:h>
      <text:list text:style-name="L11">
        <text:list-item>
          <text:p text:style-name="P79"><text:span text:style-name="T10">/wait</text:span><text:span text:style-name="T44"> – </text:span><text:span text:style-name="T45">Can only</text:span><text:span text:style-name="T46"> be called from </text:span><text:span text:style-name="T45">scripts</text:span></text:p>
        </text:list-item>
        <text:list-item>
          <text:p text:style-name="P79"><text:span text:style-name="T10">/</text:span><text:span text:style-name="T47">context</text:span><text:span text:style-name="T44"> – </text:span><text:span text:style-name="T45">Can only</text:span><text:span text:style-name="T46"> be called from </text:span><text:span text:style-name="T45">scripts</text:span></text:p>
        </text:list-item>
        <text:list-item>
          <text:p text:style-name="P80"><text:span text:style-name="T10">/</text:span><text:span text:style-name="T48">end</text:span><text:span text:style-name="T44"> – </text:span><text:span text:style-name="T45">Can only</text:span><text:span text:style-name="T46"> be called from </text:span><text:span text:style-name="T45">scripts</text:span></text:p>
        </text:list-item>
        <text:list-item>
          <text:p text:style-name="P81"><text:span text:style-name="T10">/</text:span><text:span text:style-name="T49">usage</text:span><text:span text:style-name="T44"> – </text:span><text:span text:style-name="T45">Can only</text:span><text:span text:style-name="T46"> be called from </text:span><text:span text:style-name="T45">scripts</text:span></text:p>
        </text:list-item>
        <text:list-item>
          <text:p text:style-name="P79"><text:span text:style-name="T50">/</text:span><text:span text:style-name="T51">style</text:span><text:span text:style-name="T44"> – </text:span><text:span text:style-name="T45">Cannot</text:span><text:span text:style-name="T46"> be called from </text:span><text:span text:style-name="T45">scripts</text:span></text:p>
        </text:list-item>
        <text:list-item>
          <text:p text:style-name="P79"><text:span text:style-name="T51">/log</text:span><text:span text:style-name="T44"> – </text:span><text:span text:style-name="T45">Cannot</text:span><text:span text:style-name="T46"> be called from </text:span><text:span text:style-name="T45">scripts</text:span></text:p>
        </text:list-item>
        <text:list-item>
          <text:p text:style-name="P79"><text:span text:style-name="T51">/settings</text:span><text:span text:style-name="T44"> – </text:span><text:span text:style-name="T45">Cannot</text:span><text:span text:style-name="T46"> be called from </text:span><text:span text:style-name="T45">scripts</text:span></text:p>
        </text:list-item>
        <text:list-item>
          <text:p text:style-name="P82"><text:span text:style-name="T50">/</text:span><text:span text:style-name="T52">edit</text:span><text:span text:style-name="T44"> – </text:span><text:span text:style-name="T45">Cannot</text:span><text:span text:style-name="T46"> be called from </text:span><text:span text:style-name="T45">scripts</text:span></text:p>
        </text:list-item>
        <text:list-item>
          <text:p text:style-name="P83"><text:span text:style-name="T50">/focus</text:span><text:span text:style-name="T44"> – </text:span><text:span text:style-name="T45">Cannot </text:span><text:span text:style-name="T53">be called from</text:span><text:span text:style-name="T45"> scripts</text:span><text:span text:style-name="T46">; use</text:span><text:span text:style-name="T44"> </text:span><text:span text:style-name="T10">/</text:span><text:span text:style-name="T47">context</text:span><text:span text:style-name="T44"> </text:span><text:span text:style-name="T46">instead</text:span></text:p>
        </text:list-item>
      </text:list>
      <text:p text:style-name="P84">This is a list of commands that can be issued in either the text input widget in the client, or in scripts. There are <text:span text:style-name="T54">four</text:span> commands, however, that can only be issued in scripts: <text:span text:style-name="T10">/wait</text:span>, <text:span text:style-name="T10">/</text:span><text:span text:style-name="T47">context</text:span><text:span text:style-name="T55">, </text:span><text:span text:style-name="T10">/</text:span><text:span text:style-name="T49">usage</text:span><text:span text:style-name="T56">, </text:span><text:span text:style-name="T57">and </text:span><text:span text:style-name="T58">/end</text:span><text:span text:style-name="T57">.</text:span> These <text:span text:style-name="T54">four</text:span> commands <text:span text:style-name="T59">cannot</text:span><text:span text:style-name="T60"> be used in the text input widget. </text:span><text:span text:style-name="T61">Several other commands cannot be called by a script, and can only be used in the text input widget:</text:span><text:span text:style-name="T60"> <text:s/></text:span><text:span text:style-name="T50">/</text:span><text:span text:style-name="T62">edit</text:span><text:span text:style-name="T63">, </text:span><text:span text:style-name="T50">/</text:span><text:span text:style-name="T51">style</text:span><text:span text:style-name="T61">, </text:span><text:span text:style-name="T51">/log</text:span><text:span text:style-name="T61">, </text:span><text:span text:style-name="T50">/focus</text:span><text:span text:style-name="T64">,</text:span><text:span text:style-name="T61"> and </text:span><text:span text:style-name="T51">/settings </text:span><text:span text:style-name="T65">will display an error </text:span><text:span text:style-name="T66">and prevent execution</text:span><text:span text:style-name="T65"> if called by a script. </text:span><text:span text:style-name="T67">To "move" to another window in a script, use </text:span><text:span text:style-name="T50">/</text:span><text:span text:style-name="T68">context</text:span><text:span text:style-name="T67"> instead of</text:span><text:span text:style-name="T65"> </text:span><text:span text:style-name="T50">/focus</text:span><text:span text:style-name="T69">.</text:span></text:p>
      <text:p text:style-name="P85">The /<text:span text:style-name="T10">ignore</text:span> command hides chat from a given nickname or user. However, messages from an /<text:span text:style-name="T10">ignore</text:span>d user are still received and logged, they are just not displayed. That user's chat is hidden from <text:span text:style-name="T59">all</text:span> chat displays, no matter what server they are on. You can pass a nickname (which will hide all chat from any user with that nickname) or a hostmask (which will hide chat from only users with that hostmask) to the /<text:span text:style-name="T10">ignore</text:span> command. The /<text:span text:style-name="T10">ignore</text:span> list is saved to the configuration file, and will be applied universally until the user is /<text:span text:style-name="T10">unignore</text:span>d.</text:p>
      <text:p text:style-name="P86">The <text:span text:style-name="T10">/print</text:span> command can be used to print text to the current or another window; use the name of the window context <text:span text:style-name="T70">as the first argument to print to another window</text:span>. If this window cannot be found, the text will print to whatever the current window context is.</text:p>
      <text:p text:style-name="P87"/>
      <table:table table:name="Table14" table:style-name="Table14">
        <table:table-column table:style-name="Table14.A"/>
        <table:table-row>
          <table:table-cell table:style-name="Table14.A1" office:value-type="string">
            <text:p text:style-name="P88">/* <text:span text:style-name="T71">This will print to the current window</text:span> <text:span text:style-name="T72">*/</text:span></text:p>
            <text:p text:style-name="P88">/<text:span text:style-name="T71">print Hello world!</text:span></text:p>
            <text:p text:style-name="P89"/>
            <text:p text:style-name="P88">/* <text:span text:style-name="T71">This will print to the #merk channel window.</text:span></text:p>
            <text:p text:style-name="P88"><text:s text:c="3"/><text:span text:style-name="T71">If the client is not </text:span><text:span text:style-name="T70">in</text:span><text:span text:style-name="T71"> #merk, it will print to the current window.</text:span> */</text:p>
            <text:p text:style-name="P90"><text:span text:style-name="T1">/</text:span><text:span text:style-name="T73">print #merk Hello world</text:span><text:span text:style-name="T71">!</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91">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4">/away [MESSAGE]</text:span></text:span></text:p>
          </table:table-cell>
          <table:table-cell table:style-name="Table1.B2" office:value-type="string">
            <text:p text:style-name="P92">Sets status as "away"</text:p>
          </table:table-cell>
        </table:table-row>
        <table:table-row table:style-name="Table1.1">
          <table:table-cell table:style-name="Table1.A2" office:value-type="string">
            <text:p text:style-name="Table_20_Contents"><text:span text:style-name="Source_20_Text"><text:span text:style-name="T74">/back</text:span></text:span></text:p>
          </table:table-cell>
          <table:table-cell table:style-name="Table1.B2" office:value-type="string">
            <text:p text:style-name="P92">Sets status as "back"</text:p>
          </table:table-cell>
        </table:table-row>
        <table:table-row table:style-name="Table1.1">
          <table:table-cell table:style-name="Table1.A2" office:value-type="string">
            <text:p text:style-name="Table_20_Contents"><text:span text:style-name="Source_20_Text"><text:span text:style-name="T74">/</text:span></text:span><text:span text:style-name="Source_20_Text"><text:span text:style-name="T75">ctcp USER REQUEST</text:span></text:span></text:p>
          </table:table-cell>
          <table:table-cell table:style-name="Table1.B2" office:value-type="string">
            <text:p text:style-name="P92">Se<text:span text:style-name="T76">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74">/invite NICKNAME CHANNEL</text:span></text:span></text:p>
          </table:table-cell>
          <table:table-cell table:style-name="Table1.B2" office:value-type="string">
            <text:p text:style-name="P92">Sends a channel invitation</text:p>
          </table:table-cell>
        </table:table-row>
        <table:table-row table:style-name="Table1.1">
          <table:table-cell table:style-name="Table1.A2" office:value-type="string">
            <text:p text:style-name="Table_20_Contents"><text:span text:style-name="Source_20_Text"><text:span text:style-name="T74">/join CHANNEL [KEY]</text:span></text:span></text:p>
          </table:table-cell>
          <table:table-cell table:style-name="Table1.B2" office:value-type="string">
            <text:p text:style-name="P92">Joins a channel</text:p>
          </table:table-cell>
        </table:table-row>
        <table:table-row table:style-name="Table1.1">
          <table:table-cell table:style-name="Table1.A2" office:value-type="string">
            <text:p text:style-name="Table_20_Contents"><text:span text:style-name="Source_20_Text"><text:span text:style-name="T74">/kick CHANNEL NICKNAME [MESSAGE]</text:span></text:span></text:p>
          </table:table-cell>
          <table:table-cell table:style-name="Table1.B2" office:value-type="string">
            <text:p text:style-name="P92">Kicks a user from a channel</text:p>
          </table:table-cell>
        </table:table-row>
        <table:table-row table:style-name="Table1.1">
          <table:table-cell table:style-name="Table1.A2" office:value-type="string">
            <text:p text:style-name="Table_20_Contents"><text:span text:style-name="Source_20_Text"><text:span text:style-name="T74">/knock CHANNEL [MESSAGE]</text:span></text:span></text:p>
          </table:table-cell>
          <table:table-cell table:style-name="Table1.B2" office:value-type="string">
            <text:p text:style-name="P92">Requests an invitation to a channel</text:p>
          </table:table-cell>
        </table:table-row>
        <table:table-row table:style-name="Table1.1">
          <table:table-cell table:style-name="Table1.A2" office:value-type="string">
            <text:p text:style-name="Table_20_Contents"><text:span text:style-name="Source_20_Text"><text:span text:style-name="T74">/list [TERMS]</text:span></text:span></text:p>
          </table:table-cell>
          <table:table-cell table:style-name="Table1.B2" office:value-type="string">
            <text:p text:style-name="P9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4">/me MESSAGE...</text:span></text:span></text:p>
          </table:table-cell>
          <table:table-cell table:style-name="Table1.B2" office:value-type="string">
            <text:p text:style-name="P92">Sends a CTCP action message to the current chat</text:p>
          </table:table-cell>
        </table:table-row>
        <table:table-row table:style-name="Table1.1">
          <table:table-cell table:style-name="Table1.A2" office:value-type="string">
            <text:p text:style-name="Table_20_Contents"><text:span text:style-name="Source_20_Text"><text:span text:style-name="T74">/mode TARGET MODE...</text:span></text:span></text:p>
          </table:table-cell>
          <table:table-cell table:style-name="Table1.B2" office:value-type="string">
            <text:p text:style-name="P92">Sets a mode on a channel or user</text:p>
          </table:table-cell>
        </table:table-row>
        <table:table-row table:style-name="Table1.1">
          <table:table-cell table:style-name="Table1.A2" office:value-type="string">
            <text:p text:style-name="Table_20_Contents"><text:span text:style-name="Source_20_Text"><text:span text:style-name="T74">/msg TARGET MESSAGE...</text:span></text:span></text:p>
          </table:table-cell>
          <table:table-cell table:style-name="Table1.B2" office:value-type="string">
            <text:p text:style-name="P92">Sends a message</text:p>
          </table:table-cell>
        </table:table-row>
        <table:table-row table:style-name="Table1.1">
          <table:table-cell table:style-name="Table1.A2" office:value-type="string">
            <text:p text:style-name="Table_20_Contents"><text:span text:style-name="Source_20_Text"><text:span text:style-name="T74">/nick NEW_NICKNAME</text:span></text:span></text:p>
          </table:table-cell>
          <table:table-cell table:style-name="Table1.B2" office:value-type="string">
            <text:p text:style-name="P92">Changes your nickname</text:p>
          </table:table-cell>
        </table:table-row>
        <table:table-row table:style-name="Table1.1">
          <table:table-cell table:style-name="Table1.A2" office:value-type="string">
            <text:p text:style-name="Table_20_Contents"><text:span text:style-name="Source_20_Text"><text:span text:style-name="T74">/notice TARGET MESSAGE...</text:span></text:span></text:p>
          </table:table-cell>
          <table:table-cell table:style-name="Table1.B2" office:value-type="string">
            <text:p text:style-name="P92">Sends a notice</text:p>
          </table:table-cell>
        </table:table-row>
        <table:table-row table:style-name="Table1.1">
          <table:table-cell table:style-name="Table1.A2" office:value-type="string">
            <text:p text:style-name="Table_20_Contents"><text:span text:style-name="Source_20_Text"><text:span text:style-name="T74">/oper USERNAME PASSWORD</text:span></text:span></text:p>
          </table:table-cell>
          <table:table-cell table:style-name="Table1.B2" office:value-type="string">
            <text:p text:style-name="P92">Logs into an operator account</text:p>
          </table:table-cell>
        </table:table-row>
        <table:table-row table:style-name="Table1.1">
          <table:table-cell table:style-name="Table1.A2" office:value-type="string">
            <text:p text:style-name="Table_20_Contents"><text:span text:style-name="Source_20_Text"><text:span text:style-name="T74">/part CHANNEL [MESSAGE]</text:span></text:span></text:p>
          </table:table-cell>
          <table:table-cell table:style-name="Table1.B2" office:value-type="string">
            <text:p text:style-name="P92">Leaves a channel</text:p>
          </table:table-cell>
        </table:table-row>
        <table:table-row table:style-name="Table1.1">
          <table:table-cell table:style-name="Table1.A2" office:value-type="string">
            <text:p text:style-name="P93"><text:span text:style-name="Source_20_Text"><text:span text:style-name="T74">/</text:span></text:span><text:span text:style-name="Source_20_Text"><text:span text:style-name="T77">ping</text:span></text:span><text:span text:style-name="Source_20_Text"><text:span text:style-name="T74"> </text:span></text:span><text:span text:style-name="Source_20_Text"><text:span text:style-name="T77">USER [TEXT]</text:span></text:span></text:p>
          </table:table-cell>
          <table:table-cell table:style-name="Table1.B2" office:value-type="string">
            <text:p text:style-name="P94">Sends a CTCP ping to a user</text:p>
          </table:table-cell>
        </table:table-row>
        <table:table-row table:style-name="Table1.1">
          <table:table-cell table:style-name="Table1.A2" office:value-type="string">
            <text:p text:style-name="Table_20_Contents"><text:span text:style-name="Source_20_Text"><text:span text:style-name="T74">/quit [MESSAGE]</text:span></text:span></text:p>
          </table:table-cell>
          <table:table-cell table:style-name="Table1.B2" office:value-type="string">
            <text:p text:style-name="P92">Disconnects from the current IRC server</text:p>
          </table:table-cell>
        </table:table-row>
        <table:table-row table:style-name="Table1.1">
          <table:table-cell table:style-name="Table1.A2" office:value-type="string">
            <text:p text:style-name="Table_20_Contents"><text:span text:style-name="Source_20_Text"><text:span text:style-name="T74">/raw TEXT...</text:span></text:span></text:p>
          </table:table-cell>
          <table:table-cell table:style-name="Table1.B2" office:value-type="string">
            <text:p text:style-name="P92">Sends unprocessed data to the server</text:p>
          </table:table-cell>
        </table:table-row>
        <table:table-row table:style-name="Table1.1">
          <table:table-cell table:style-name="Table1.A2" office:value-type="string">
            <text:p text:style-name="Table_20_Contents"><text:span text:style-name="Source_20_Text"><text:span text:style-name="T74">/refresh</text:span></text:span></text:p>
          </table:table-cell>
          <table:table-cell table:style-name="Table1.B2" office:value-type="string">
            <text:p text:style-name="P92">Requests a new list of channels from the server</text:p>
          </table:table-cell>
        </table:table-row>
        <table:table-row table:style-name="Table1.1">
          <table:table-cell table:style-name="Table1.A2" office:value-type="string">
            <text:p text:style-name="Table_20_Contents"><text:span text:style-name="Source_20_Text"><text:span text:style-name="T74">/time</text:span></text:span></text:p>
          </table:table-cell>
          <table:table-cell table:style-name="Table1.B2" office:value-type="string">
            <text:p text:style-name="P92">Requests server time</text:p>
          </table:table-cell>
        </table:table-row>
        <table:table-row table:style-name="Table1.1">
          <table:table-cell table:style-name="Table1.A2" office:value-type="string">
            <text:p text:style-name="Table_20_Contents"><text:span text:style-name="Source_20_Text"><text:span text:style-name="T74">/topic CHANNEL NEW_TOPIC</text:span></text:span></text:p>
          </table:table-cell>
          <table:table-cell table:style-name="Table1.B2" office:value-type="string">
            <text:p text:style-name="P92">Sets a channel topic</text:p>
          </table:table-cell>
        </table:table-row>
        <table:table-row table:style-name="Table1.1">
          <table:table-cell table:style-name="Table1.A2" office:value-type="string">
            <text:p text:style-name="Table_20_Contents"><text:span text:style-name="Source_20_Text"><text:span text:style-name="T74">/version [SERVER]</text:span></text:span></text:p>
          </table:table-cell>
          <table:table-cell table:style-name="Table1.B2" office:value-type="string">
            <text:p text:style-name="P92">Requests server version</text:p>
          </table:table-cell>
        </table:table-row>
        <table:table-row table:style-name="Table1.1">
          <table:table-cell table:style-name="Table1.A2" office:value-type="string">
            <text:p text:style-name="Table_20_Contents"><text:span text:style-name="Source_20_Text"><text:span text:style-name="T74">/who NICKNAME [o]</text:span></text:span></text:p>
          </table:table-cell>
          <table:table-cell table:style-name="Table1.B2" office:value-type="string">
            <text:p text:style-name="P92">Requests user information from the server</text:p>
          </table:table-cell>
        </table:table-row>
        <table:table-row table:style-name="Table1.1">
          <table:table-cell table:style-name="Table1.A2" office:value-type="string">
            <text:p text:style-name="Table_20_Contents"><text:span text:style-name="Source_20_Text"><text:span text:style-name="T74">/whois NICKNAME [SERVER]</text:span></text:span></text:p>
          </table:table-cell>
          <table:table-cell table:style-name="Table1.B2" office:value-type="string">
            <text:p text:style-name="P92">Requests user information from the server</text:p>
          </table:table-cell>
        </table:table-row>
        <table:table-row table:style-name="Table1.1">
          <table:table-cell table:style-name="Table1.A2" office:value-type="string">
            <text:p text:style-name="Table_20_Contents"><text:span text:style-name="Source_20_Text"><text:span text:style-name="T74">/whowas NICKNAME [COUNT] [SERVER]</text:span></text:span></text:p>
          </table:table-cell>
          <table:table-cell table:style-name="Table1.B2" office:value-type="string">
            <text:p text:style-name="P92">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74">/alias</text:span></text:span></text:p>
          </table:table-cell>
          <table:table-cell table:style-name="Table1.B27" office:value-type="string">
            <text:p text:style-name="P92">Prints a list of all current aliases</text:p>
          </table:table-cell>
        </table:table-row>
        <table:table-row table:style-name="Table1.1">
          <table:table-cell table:style-name="Table1.A27" office:value-type="string">
            <text:p text:style-name="Table_20_Contents"><text:span text:style-name="Source_20_Text"><text:span text:style-name="T74">/alias TOKEN TEXT...</text:span></text:span></text:p>
          </table:table-cell>
          <table:table-cell table:style-name="Table1.B27" office:value-type="string">
            <text:p text:style-name="Table_20_Contents"><text:span text:style-name="T1">Creates an alias that can be referenced by </text:span><text:span text:style-name="Source_20_Text"><text:span text:style-name="T78">$TOKEN</text:span></text:span></text:p>
          </table:table-cell>
        </table:table-row>
        <table:table-row table:style-name="Table1.1">
          <table:table-cell table:style-name="Table1.A27" office:value-type="string">
            <text:p text:style-name="Table_20_Contents"><text:span text:style-name="Source_20_Text"><text:span text:style-name="T74">/cascade</text:span></text:span></text:p>
          </table:table-cell>
          <table:table-cell table:style-name="Table1.B27" office:value-type="string">
            <text:p text:style-name="P92">Cascades all subwindows</text:p>
          </table:table-cell>
        </table:table-row>
        <table:table-row table:style-name="Table1.1">
          <table:table-cell table:style-name="Table1.A27" office:value-type="string">
            <text:p text:style-name="Table_20_Contents"><text:span text:style-name="Source_20_Text"><text:span text:style-name="T74">/clear [WINDOW]</text:span></text:span></text:p>
          </table:table-cell>
          <table:table-cell table:style-name="Table1.B27" office:value-type="string">
            <text:p text:style-name="P92">Clears a window's chat display</text:p>
          </table:table-cell>
        </table:table-row>
        <table:table-row table:style-name="Table1.1">
          <table:table-cell table:style-name="Table1.A27" office:value-type="string">
            <text:p text:style-name="Table_20_Contents"><text:span text:style-name="Source_20_Text"><text:span text:style-name="T74">/config [SETTING] [VALUE...]</text:span></text:span></text:p>
          </table:table-cell>
          <table:table-cell table:style-name="Table1.B27" office:value-type="string">
            <text:p text:style-name="P92">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74">/connect SERVER [PORT] [PASSWORD]</text:span></text:span></text:p>
          </table:table-cell>
          <table:table-cell table:style-name="Table1.B27" office:value-type="string">
            <text:p text:style-name="P92">Connects to an IRC server</text:p>
          </table:table-cell>
        </table:table-row>
        <table:table-row table:style-name="Table1.1">
          <table:table-cell table:style-name="Table1.A27" office:value-type="string">
            <text:p text:style-name="Table_20_Contents"><text:span text:style-name="Source_20_Text"><text:span text:style-name="T74">/connectssl SERVER [PORT] [PASSWORD]</text:span></text:span></text:p>
          </table:table-cell>
          <table:table-cell table:style-name="Table1.B27" office:value-type="string">
            <text:p text:style-name="P92">Connects to an IRC server via SSL</text:p>
          </table:table-cell>
        </table:table-row>
        <table:table-row table:style-name="Table1.1">
          <table:table-cell table:style-name="Table1.A27" office:value-type="string">
            <text:p text:style-name="Table_20_Contents"><text:span text:style-name="Source_20_Text"><text:span text:style-name="T74">/</text:span></text:span><text:span text:style-name="Source_20_Text"><text:span text:style-name="T79">context</text:span></text:span><text:span text:style-name="Source_20_Text"><text:span text:style-name="T74"> WINDOW_NAME</text:span></text:span></text:p>
          </table:table-cell>
          <table:table-cell table:style-name="Table1.B27" office:value-type="string">
            <text:p text:style-name="Table_20_Contents"><text:span text:style-name="T1">Moves execution of the script to </text:span><text:span text:style-name="Source_20_Text"><text:span text:style-name="T78">WINDOW_NAME</text:span></text:span><text:span text:style-name="T1">; can only be called from scripts, </text:span><text:span text:style-name="T80">and should be used in scripts rather than </text:span><text:span text:style-name="T81">/focus</text:span></text:p>
          </table:table-cell>
        </table:table-row>
        <table:table-row table:style-name="Table1.1">
          <table:table-cell table:style-name="Table1.A27" office:value-type="string">
            <text:p text:style-name="Table_20_Contents"><text:span text:style-name="Source_20_Text"><text:span text:style-name="T74">/edit [FILENAME]</text:span></text:span></text:p>
          </table:table-cell>
          <table:table-cell table:style-name="Table1.B27" office:value-type="string">
            <text:p text:style-name="P92">Opens a script in the editor; <text:span text:style-name="T82">if called without an argument, opens an editor window</text:span></text:p>
          </table:table-cell>
        </table:table-row>
        <table:table-row table:style-name="Table1.1">
          <table:table-cell table:style-name="Table1.A27" office:value-type="string">
            <text:p text:style-name="P95"><text:span text:style-name="Source_20_Text"><text:span text:style-name="T74">/</text:span></text:span><text:span text:style-name="Source_20_Text"><text:span text:style-name="T83">end</text:span></text:span></text:p>
          </table:table-cell>
          <table:table-cell table:style-name="Table1.B27" office:value-type="string">
            <text:p text:style-name="P96"><text:span text:style-name="Source_20_Text"><text:span text:style-name="T84">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74">/exit [SECONDS]</text:span></text:span></text:p>
          </table:table-cell>
          <table:table-cell table:style-name="Table1.B27" office:value-type="string">
            <text:p text:style-name="Table_20_Contents"><text:span text:style-name="T1">Exits the client, with an optional pause of </text:span><text:span text:style-name="Source_20_Text"><text:span text:style-name="T78">SECONDS</text:span></text:span><text:span text:style-name="T1"> before exit</text:span></text:p>
          </table:table-cell>
        </table:table-row>
        <table:table-row table:style-name="Table1.1">
          <table:table-cell table:style-name="Table1.A27" office:value-type="string">
            <text:p text:style-name="P95"><text:span text:style-name="Source_20_Text"><text:span text:style-name="T74">/</text:span></text:span><text:span text:style-name="Source_20_Text"><text:span text:style-name="T85">find [TERMS]</text:span></text:span></text:p>
          </table:table-cell>
          <table:table-cell table:style-name="Table1.B27" office:value-type="string">
            <text:p text:style-name="P97"><text:span text:style-name="Source_20_Text"><text:span text:style-name="T86">Finds filenames that can be found by other commands, like </text:span></text:span><text:span text:style-name="Source_20_Text"><text:span text:style-name="T87">/script</text:span></text:span><text:span text:style-name="Source_20_Text"><text:span text:style-name="T86"> or </text:span></text:span><text:span text:style-name="Source_20_Text"><text:span text:style-name="T87">/edit</text:span></text:span><text:span text:style-name="Source_20_Text"><text:span text:style-name="T86">. </text:span></text:span><text:span text:style-name="Source_20_Text"><text:span text:style-name="T88">I</text:span></text:span><text:span text:style-name="Source_20_Text"><text:span text:style-name="T89">f</text:span></text:span><text:span text:style-name="Source_20_Text"><text:span text:style-name="T88"> called without any arguments, </text:span></text:span><text:span text:style-name="Source_20_Text"><text:span text:style-name="T90">/find</text:span></text:span><text:span text:style-name="Source_20_Text"><text:span text:style-name="T88"> will list all files visible to commands. Can use </text:span></text:span><text:span text:style-name="Source_20_Text"><text:span text:style-name="T90">*</text:span></text:span><text:span text:style-name="Source_20_Text"><text:span text:style-name="T88"> for multi-character wildcards and </text:span></text:span><text:span text:style-name="Source_20_Text"><text:span text:style-name="T90">?</text:span></text:span><text:span text:style-name="Source_20_Text"><text:span text:style-name="T88"> for single character wildcards.</text:span></text:span></text:p>
          </table:table-cell>
        </table:table-row>
        <table:table-row table:style-name="Table1.1">
          <table:table-cell table:style-name="Table1.A27" office:value-type="string">
            <text:p text:style-name="Table_20_Contents"><text:span text:style-name="Source_20_Text"><text:span text:style-name="T74">/focus [SERVER] WINDOW</text:span></text:span></text:p>
          </table:table-cell>
          <table:table-cell table:style-name="Table1.B27" office:value-type="string">
            <text:p text:style-name="Table_20_Contents"><text:span text:style-name="T1">Switches focus to another window. C</text:span><text:span text:style-name="T91">annot be called from scripts</text:span><text:span text:style-name="T1"> (use </text:span><text:span text:style-name="Source_20_Text"><text:span text:style-name="T78">/</text:span></text:span><text:span text:style-name="Source_20_Text"><text:span text:style-name="T92">context</text:span></text:span><text:span text:style-name="T1"> instead)</text:span></text:p>
          </table:table-cell>
        </table:table-row>
        <table:table-row table:style-name="Table1.1">
          <table:table-cell table:style-name="Table1.A27" office:value-type="string">
            <text:p text:style-name="Table_20_Contents"><text:span text:style-name="Source_20_Text"><text:span text:style-name="T74">/help </text:span></text:span><text:span text:style-name="Source_20_Text"><text:span text:style-name="T93">[COMMAND]</text:span></text:span></text:p>
          </table:table-cell>
          <table:table-cell table:style-name="Table1.B27" office:value-type="string">
            <text:p text:style-name="P92">Displays command usage information</text:p>
          </table:table-cell>
        </table:table-row>
        <table:table-row table:style-name="Table1.1">
          <table:table-cell table:style-name="Table1.A27" office:value-type="string">
            <text:p text:style-name="P95"><text:span text:style-name="Source_20_Text"><text:span text:style-name="T74">/</text:span></text:span><text:span text:style-name="Source_20_Text"><text:span text:style-name="T94">ignore</text:span></text:span><text:span text:style-name="Source_20_Text"><text:span text:style-name="T74"> </text:span></text:span><text:span text:style-name="Source_20_Text"><text:span text:style-name="T95">USER</text:span></text:span></text:p>
          </table:table-cell>
          <table:table-cell table:style-name="Table1.B27" office:value-type="string">
            <text:p text:style-name="P98"><text:span text:style-name="T1">Hides a </text:span><text:span text:style-name="Source_20_Text"><text:span text:style-name="T78">USER</text:span></text:span><text:span text:style-name="Source_20_Text"><text:span text:style-name="T96">'s chat in all chat windows. This can be set to a nickname or hostmask. Capitalization is ignored.</text:span></text:span></text:p>
          </table:table-cell>
        </table:table-row>
        <table:table-row table:style-name="Table1.1">
          <table:table-cell table:style-name="Table1.A27" office:value-type="string">
            <text:p text:style-name="Table_20_Contents"><text:span text:style-name="Source_20_Text"><text:span text:style-name="T74">/</text:span></text:span><text:span text:style-name="Source_20_Text"><text:span text:style-name="T97">log</text:span></text:span></text:p>
          </table:table-cell>
          <table:table-cell table:style-name="Table1.B27" office:value-type="string">
            <text:p text:style-name="P99">Opens the log manger. <text:span text:style-name="T98">Cannot be called from a script</text:span></text:p>
          </table:table-cell>
        </table:table-row>
        <table:table-row table:style-name="Table1.1">
          <table:table-cell table:style-name="Table1.A27" office:value-type="string">
            <text:p text:style-name="Table_20_Contents"><text:span text:style-name="Source_20_Text"><text:span text:style-name="T74">/maximize [SERVER] WINDOW</text:span></text:span></text:p>
          </table:table-cell>
          <table:table-cell table:style-name="Table1.B27" office:value-type="string">
            <text:p text:style-name="P92">Maximizes a window</text:p>
          </table:table-cell>
        </table:table-row>
        <table:table-row table:style-name="Table1.1">
          <table:table-cell table:style-name="Table1.A27" office:value-type="string">
            <text:p text:style-name="Table_20_Contents"><text:span text:style-name="Source_20_Text"><text:span text:style-name="T74">/minimize [SERVER] WINDOW</text:span></text:span></text:p>
          </table:table-cell>
          <table:table-cell table:style-name="Table1.B27" office:value-type="string">
            <text:p text:style-name="P92">Minimizes a window</text:p>
          </table:table-cell>
        </table:table-row>
        <table:table-row table:style-name="Table1.1">
          <table:table-cell table:style-name="Table1.A27" office:value-type="string">
            <text:p text:style-name="Table_20_Contents"><text:span text:style-name="Source_20_Text"><text:span text:style-name="T74">/play FILENAME</text:span></text:span></text:p>
          </table:table-cell>
          <table:table-cell table:style-name="Table1.B27" office:value-type="string">
            <text:p text:style-name="P92">Plays a WAV file</text:p>
          </table:table-cell>
        </table:table-row>
        <table:table-row table:style-name="Table1.1">
          <table:table-cell table:style-name="Table1.A27" office:value-type="string">
            <text:p text:style-name="Table_20_Contents"><text:span text:style-name="Source_20_Text"><text:span text:style-name="T74">/print </text:span></text:span><text:span text:style-name="Source_20_Text"><text:span text:style-name="T99">[WINDOW] </text:span></text:span><text:span text:style-name="Source_20_Text"><text:span text:style-name="T74">TEXT...</text:span></text:span></text:p>
          </table:table-cell>
          <table:table-cell table:style-name="Table1.B27" office:value-type="string">
            <text:p text:style-name="P92">Prints text to <text:span text:style-name="T100">a</text:span> window</text:p>
          </table:table-cell>
        </table:table-row>
        <table:table-row table:style-name="Table1.1">
          <table:table-cell table:style-name="Table1.A27" office:value-type="string">
            <text:p text:style-name="Table_20_Contents"><text:span text:style-name="Source_20_Text"><text:span text:style-name="T74">/restore [SERVER] WINDOW</text:span></text:span></text:p>
          </table:table-cell>
          <table:table-cell table:style-name="Table1.B27" office:value-type="string">
            <text:p text:style-name="P92">Restores a window</text:p>
          </table:table-cell>
        </table:table-row>
        <table:table-row table:style-name="Table1.1">
          <table:table-cell table:style-name="Table1.A27" office:value-type="string">
            <text:p text:style-name="Table_20_Contents"><text:span text:style-name="Source_20_Text"><text:span text:style-name="T74">/script FILENAME </text:span></text:span><text:span text:style-name="Source_20_Text"><text:span text:style-name="T101">[ARGUMENTS]</text:span></text:span></text:p>
          </table:table-cell>
          <table:table-cell table:style-name="Table1.B27" office:value-type="string">
            <text:p text:style-name="P92">Executes a list of commands in a file</text:p>
          </table:table-cell>
        </table:table-row>
        <table:table-row table:style-name="Table1.1">
          <table:table-cell table:style-name="Table1.A27" office:value-type="string">
            <text:p text:style-name="Table_20_Contents"><text:span text:style-name="Source_20_Text"><text:span text:style-name="T74">/settings</text:span></text:span></text:p>
          </table:table-cell>
          <table:table-cell table:style-name="Table1.B27" office:value-type="string">
            <text:p text:style-name="P92">Opens the settings dialog. <text:span text:style-name="T98">Cannot be called from a script</text:span></text:p>
          </table:table-cell>
        </table:table-row>
        <table:table-row table:style-name="Table1.1">
          <table:table-cell table:style-name="Table1.A27" office:value-type="string">
            <text:p text:style-name="Table_20_Contents"><text:span text:style-name="Source_20_Text"><text:span text:style-name="T74">/</text:span></text:span><text:span text:style-name="Source_20_Text"><text:span text:style-name="T102">shell ALIAS COMMAND...</text:span></text:span></text:p>
          </table:table-cell>
          <table:table-cell table:style-name="Table1.B27" office:value-type="string">
            <text:p text:style-name="P100">Executes an external program, and stores the <text:span text:style-name="T103">output</text:span> in an alias</text:p>
          </table:table-cell>
        </table:table-row>
        <table:table-row table:style-name="Table1.1">
          <table:table-cell table:style-name="Table1.A27" office:value-type="string">
            <text:p text:style-name="Table_20_Contents"><text:span text:style-name="Source_20_Text"><text:span text:style-name="T74">/style</text:span></text:span></text:p>
          </table:table-cell>
          <table:table-cell table:style-name="Table1.B27" office:value-type="string">
            <text:p text:style-name="P92">Edits the current window's style. <text:span text:style-name="T98">Cannot be called from a script</text:span></text:p>
          </table:table-cell>
        </table:table-row>
        <table:table-row table:style-name="Table1.1">
          <table:table-cell table:style-name="Table1.A27" office:value-type="string">
            <text:p text:style-name="Table_20_Contents"><text:span text:style-name="Source_20_Text"><text:span text:style-name="T74">/tile</text:span></text:span></text:p>
          </table:table-cell>
          <table:table-cell table:style-name="Table1.B27" office:value-type="string">
            <text:p text:style-name="P92">Tiles all subwindows</text:p>
          </table:table-cell>
        </table:table-row>
        <table:table-row table:style-name="Table1.1">
          <table:table-cell table:style-name="Table1.A27" office:value-type="string">
            <text:p text:style-name="Table_20_Contents"><text:span text:style-name="Source_20_Text"><text:span text:style-name="T74">/</text:span></text:span><text:span text:style-name="Source_20_Text"><text:span text:style-name="T104">un</text:span></text:span><text:span text:style-name="Source_20_Text"><text:span text:style-name="T74">alias TOKEN</text:span></text:span></text:p>
          </table:table-cell>
          <table:table-cell table:style-name="Table1.B27" office:value-type="string">
            <text:p text:style-name="Table_20_Contents"><text:span text:style-name="T105">Deletes the</text:span><text:span text:style-name="T1"> alias referenced by </text:span><text:span text:style-name="Source_20_Text"><text:span text:style-name="T78">$TOKEN</text:span></text:span></text:p>
          </table:table-cell>
        </table:table-row>
        <table:table-row table:style-name="Table1.1">
          <table:table-cell table:style-name="Table1.A27" office:value-type="string">
            <text:p text:style-name="P95"><text:span text:style-name="Source_20_Text"><text:span text:style-name="T74">/</text:span></text:span><text:span text:style-name="Source_20_Text"><text:span text:style-name="T94">unignore</text:span></text:span><text:span text:style-name="Source_20_Text"><text:span text:style-name="T74"> </text:span></text:span><text:span text:style-name="Source_20_Text"><text:span text:style-name="T95">USER</text:span></text:span></text:p>
          </table:table-cell>
          <table:table-cell table:style-name="Table1.B27" office:value-type="string">
            <text:p text:style-name="P98"><text:span text:style-name="T1">Un-hides a </text:span><text:span text:style-name="Source_20_Text"><text:span text:style-name="T78">USER</text:span></text:span><text:span text:style-name="Source_20_Text"><text:span text:style-name="T96">'s chat in all chat windows. This can be set to a nickname or hostmask. Capitalization is ignored. </text:span></text:span><text:span text:style-name="Source_20_Text"><text:span text:style-name="T106">To un-hide all users, use </text:span></text:span><text:span text:style-name="Source_20_Text"><text:span text:style-name="T107">*</text:span></text:span><text:span text:style-name="Source_20_Text"><text:span text:style-name="T106"> as the argument.</text:span></text:span></text:p>
          </table:table-cell>
        </table:table-row>
        <table:table-row table:style-name="Table1.1">
          <table:table-cell table:style-name="Table1.A27" office:value-type="string">
            <text:p text:style-name="P95"><text:span text:style-name="Source_20_Text"><text:span text:style-name="T74">/</text:span></text:span><text:span text:style-name="Source_20_Text"><text:span text:style-name="T101">usage</text:span></text:span><text:span text:style-name="Source_20_Text"><text:span text:style-name="T74"> </text:span></text:span><text:span text:style-name="Source_20_Text"><text:span text:style-name="T101">NUMBER [MESSAGE...]</text:span></text:span></text:p>
          </table:table-cell>
          <table:table-cell table:style-name="Table1.B27" office:value-type="string">
            <text:p text:style-name="P101"><text:span text:style-name="Source_20_Text"><text:span text:style-name="T108">Prevents</text:span></text:span><text:span text:style-name="Source_20_Text"><text:span text:style-name="T109"> a script </text:span></text:span><text:span text:style-name="Source_20_Text"><text:span text:style-name="T108">from running</text:span></text:span><text:span text:style-name="Source_20_Text"><text:span text:style-name="T109"> unless </text:span></text:span><text:span text:style-name="Source_20_Text"><text:span text:style-name="T110">NUMBER</text:span></text:span><text:span text:style-name="Source_20_Text"><text:span text:style-name="T109"> arguments are passed to it, and displays </text:span></text:span><text:span text:style-name="Source_20_Text"><text:span text:style-name="T110">MESSAGE</text:span></text:span><text:span text:style-name="Source_20_Text"><text:span text:style-name="T109">. Can only be called from scripts</text:span></text:span></text:p>
          </table:table-cell>
        </table:table-row>
        <text:soft-page-break/>
        <table:table-row table:style-name="Table1.1">
          <table:table-cell table:style-name="Table1.A27" office:value-type="string">
            <text:p text:style-name="Table_20_Contents"><text:span text:style-name="Source_20_Text"><text:span text:style-name="T74">/wait SECONDS</text:span></text:span></text:p>
          </table:table-cell>
          <table:table-cell table:style-name="Table1.B27"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7" office:value-type="string">
            <text:p text:style-name="Table_20_Contents"><text:span text:style-name="Source_20_Text"><text:span text:style-name="T74">/xconnect SERVER [PORT] [PASSWORD]</text:span></text:span></text:p>
          </table:table-cell>
          <table:table-cell table:style-name="Table1.B27" office:value-type="string">
            <text:p text:style-name="P92">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74">/xconnectssl SERVER [PORT] [PASSWORD]</text:span></text:span></text:p>
          </table:table-cell>
          <table:table-cell table:style-name="Table1.B27" office:value-type="string">
            <text:p text:style-name="P92">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1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03">Command</text:p>
            </table:table-cell>
            <table:table-cell table:style-name="Table15.B1" office:value-type="string">
              <text:p text:style-name="P103">Description</text:p>
            </table:table-cell>
          </table:table-row>
        </table:table-header-rows>
        <table:table-row>
          <table:table-cell table:style-name="Table15.A2" office:value-type="string">
            <text:p text:style-name="Table_20_Contents"><text:span text:style-name="Source_20_Text"><text:span text:style-name="T74">/</text:span></text:span><text:span text:style-name="Source_20_Text"><text:span text:style-name="T79">context</text:span></text:span><text:span text:style-name="Source_20_Text"><text:span text:style-name="T74"> WINDOW_NAME</text:span></text:span></text:p>
          </table:table-cell>
          <table:table-cell table:style-name="Table15.B2" office:value-type="string">
            <text:p text:style-name="Table_20_Contents"><text:span text:style-name="T1">Moves execution of the script to </text:span><text:span text:style-name="Source_20_Text"><text:span text:style-name="T78">WINDOW_NAME</text:span></text:span><text:span text:style-name="T1">; can only be called from scripts, </text:span><text:span text:style-name="T80">and should be used in scripts rather than </text:span><text:span text:style-name="T81">/focus</text:span></text:p>
          </table:table-cell>
        </table:table-row>
        <table:table-row>
          <table:table-cell table:style-name="Table15.A2" office:value-type="string">
            <text:p text:style-name="P95"><text:span text:style-name="Source_20_Text"><text:span text:style-name="T74">/</text:span></text:span><text:span text:style-name="Source_20_Text"><text:span text:style-name="T83">end</text:span></text:span></text:p>
          </table:table-cell>
          <table:table-cell table:style-name="Table15.B2" office:value-type="string">
            <text:p text:style-name="P96"><text:span text:style-name="Source_20_Text"><text:span text:style-name="T84">Immediately ends a script. Can only be called from scripts.</text:span></text:span></text:p>
          </table:table-cell>
        </table:table-row>
        <table:table-row>
          <table:table-cell table:style-name="Table15.A2" office:value-type="string">
            <text:p text:style-name="P95"><text:span text:style-name="Source_20_Text"><text:span text:style-name="T74">/</text:span></text:span><text:span text:style-name="Source_20_Text"><text:span text:style-name="T101">usage NUMBER [MESSAGE...]</text:span></text:span></text:p>
          </table:table-cell>
          <table:table-cell table:style-name="Table15.B2" office:value-type="string">
            <text:p text:style-name="P96"><text:span text:style-name="Source_20_Text"><text:span text:style-name="T108">Prevents</text:span></text:span><text:span text:style-name="Source_20_Text"><text:span text:style-name="T109"> a script </text:span></text:span><text:span text:style-name="Source_20_Text"><text:span text:style-name="T108">from running</text:span></text:span><text:span text:style-name="Source_20_Text"><text:span text:style-name="T109"> unless </text:span></text:span><text:span text:style-name="Source_20_Text"><text:span text:style-name="T110">NUMBER</text:span></text:span><text:span text:style-name="Source_20_Text"><text:span text:style-name="T109"> arguments are passed to it, displaying </text:span></text:span><text:span text:style-name="Source_20_Text"><text:span text:style-name="T110">MESSAGE</text:span></text:span><text:span text:style-name="Source_20_Text"><text:span text:style-name="T84">. </text:span></text:span><text:span text:style-name="Source_20_Text"><text:span text:style-name="T109">Can only be called from scripts.</text:span></text:span></text:p>
          </table:table-cell>
        </table:table-row>
        <table:table-row table:style-name="Table15.5">
          <table:table-cell table:style-name="Table15.A2" office:value-type="string">
            <text:p text:style-name="Table_20_Contents"><text:span text:style-name="Source_20_Text"><text:span text:style-name="T74">/wait SECONDS</text:span></text:span></text:p>
          </table:table-cell>
          <table:table-cell table:style-name="Table15.B5"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104"/>
      <text:h text:style-name="Heading_20_3" text:outline-level="3"><text:bookmark-start text:name="__RefHeading___Toc2476_3187777835"/>No<text:span text:style-name="T111">n</text:span>-Script Commands<text:bookmark-end text:name="__RefHeading___Toc2476_3187777835"/></text:h>
      <text:p text:style-name="P102">These commands cannot be called from scripts. Scripts that use the<text:span text:style-name="T112">se</text:span> commands <text:span text:style-name="T11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03">Command</text:p>
            </table:table-cell>
            <table:table-cell table:style-name="Table16.B1" office:value-type="string">
              <text:p text:style-name="P103">Description</text:p>
            </table:table-cell>
          </table:table-row>
        </table:table-header-rows>
        <table:table-row>
          <table:table-cell table:style-name="Table16.A2" office:value-type="string">
            <text:p text:style-name="Table_20_Contents"><text:span text:style-name="Source_20_Text"><text:span text:style-name="T74">/edit [FILENAME]</text:span></text:span></text:p>
          </table:table-cell>
          <table:table-cell table:style-name="Table16.B2" office:value-type="string">
            <text:p text:style-name="P92">Opens a script in the editor; <text:span text:style-name="T82">if called without an argument, opens an editor window. </text:span><text:span text:style-name="T114">Cannot be called from a script</text:span></text:p>
          </table:table-cell>
        </table:table-row>
        <table:table-row>
          <table:table-cell table:style-name="Table16.A2" office:value-type="string">
            <text:p text:style-name="Table_20_Contents"><text:span text:style-name="Source_20_Text"><text:span text:style-name="T74">/focus [SERVER] WINDOW</text:span></text:span></text:p>
          </table:table-cell>
          <table:table-cell table:style-name="Table16.B3" office:value-type="string">
            <text:p text:style-name="Table_20_Contents"><text:span text:style-name="T1">Switches focus to another window. C</text:span><text:span text:style-name="T91">annot be called from a script</text:span><text:span text:style-name="T1"> (use </text:span><text:span text:style-name="Source_20_Text"><text:span text:style-name="T78">/</text:span></text:span><text:span text:style-name="Source_20_Text"><text:span text:style-name="T92">context</text:span></text:span><text:span text:style-name="T1"> instead)</text:span></text:p>
          </table:table-cell>
        </table:table-row>
        <table:table-row>
          <table:table-cell table:style-name="Table16.A2" office:value-type="string">
            <text:p text:style-name="Table_20_Contents"><text:span text:style-name="Source_20_Text"><text:span text:style-name="T74">/</text:span></text:span><text:span text:style-name="Source_20_Text"><text:span text:style-name="T97">log</text:span></text:span></text:p>
          </table:table-cell>
          <table:table-cell table:style-name="Table16.B2" office:value-type="string">
            <text:p text:style-name="P99">Opens the log manger. <text:span text:style-name="T98">Cannot be called from a script</text:span></text:p>
          </table:table-cell>
        </table:table-row>
        <table:table-row>
          <table:table-cell table:style-name="Table16.A2" office:value-type="string">
            <text:p text:style-name="Table_20_Contents"><text:span text:style-name="Source_20_Text"><text:span text:style-name="T74">/settings</text:span></text:span></text:p>
          </table:table-cell>
          <table:table-cell table:style-name="Table16.B5" office:value-type="string">
            <text:p text:style-name="P92">Opens the settings dialog. <text:span text:style-name="T98">Cannot be called from a script</text:span></text:p>
          </table:table-cell>
        </table:table-row>
        <table:table-row>
          <table:table-cell table:style-name="Table16.A2" office:value-type="string">
            <text:p text:style-name="Table_20_Contents"><text:span text:style-name="Source_20_Text"><text:span text:style-name="T74">/style</text:span></text:span></text:p>
          </table:table-cell>
          <table:table-cell table:style-name="Table16.B6" office:value-type="string">
            <text:p text:style-name="P92">Edits the current window's style. <text:span text:style-name="T98">Cannot be called from a script</text:span></text:p>
          </table:table-cell>
        </table:table-row>
      </table:table>
      <text:p text:style-name="Text_20_body"/>
      <text:p text:style-name="Text_20_body"/>
      <text:h text:style-name="P105" text:outline-level="3"><text:bookmark-start text:name="__RefHeading___Toc2563_3187777835"/><text:soft-page-break/>Context-less Commands<text:bookmark-end text:name="__RefHeading___Toc2563_3187777835"/></text:h>
      <text:p text:style-name="P106">These commands can be called without specifying the channel, chat, or window they are for. They will run in the current context. <text:span text:style-name="T11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07">Command</text:p>
            </table:table-cell>
            <table:table-cell table:style-name="Table17.B1" office:value-type="string">
              <text:p text:style-name="P107">Description</text:p>
            </table:table-cell>
          </table:table-row>
        </table:table-header-rows>
        <table:table-row>
          <table:table-cell table:style-name="Table17.A2" office:value-type="string">
            <text:p text:style-name="Table_20_Contents"><text:span text:style-name="Source_20_Text"><text:span text:style-name="T74">/clear</text:span></text:span></text:p>
          </table:table-cell>
          <table:table-cell table:style-name="Table17.B2" office:value-type="string">
            <text:p text:style-name="P92">Clears <text:span text:style-name="T116">the current</text:span> window's chat display</text:p>
          </table:table-cell>
        </table:table-row>
        <table:table-row>
          <table:table-cell table:style-name="Table17.A3" office:value-type="string">
            <text:p text:style-name="Table_20_Contents"><text:span text:style-name="Source_20_Text"><text:span text:style-name="T74">/invite NICKNAME</text:span></text:span></text:p>
          </table:table-cell>
          <table:table-cell table:style-name="Table17.B3" office:value-type="string">
            <text:p text:style-name="P92">Sends a channel invitation <text:span text:style-name="T117">to the current channel</text:span></text:p>
          </table:table-cell>
        </table:table-row>
        <table:table-row>
          <table:table-cell table:style-name="Table17.A3" office:value-type="string">
            <text:p text:style-name="Table_20_Contents"><text:span text:style-name="Source_20_Text"><text:span text:style-name="T74">/kick NICKNAME [MESSAGE]</text:span></text:span></text:p>
          </table:table-cell>
          <table:table-cell table:style-name="Table17.B3" office:value-type="string">
            <text:p text:style-name="P92">Kicks a user from <text:span text:style-name="T117">the</text:span> channel</text:p>
          </table:table-cell>
        </table:table-row>
        <table:table-row>
          <table:table-cell table:style-name="Table17.A3" office:value-type="string">
            <text:p text:style-name="Table_20_Contents"><text:span text:style-name="Source_20_Text"><text:span text:style-name="T74">/me MESSAGE...</text:span></text:span></text:p>
          </table:table-cell>
          <table:table-cell table:style-name="Table17.B3" office:value-type="string">
            <text:p text:style-name="P92">Sends a CTCP action message to the current chat</text:p>
          </table:table-cell>
        </table:table-row>
        <table:table-row>
          <table:table-cell table:style-name="Table17.A3" office:value-type="string">
            <text:p text:style-name="Table_20_Contents"><text:span text:style-name="Source_20_Text"><text:span text:style-name="T74">/mode MODE...</text:span></text:span></text:p>
          </table:table-cell>
          <table:table-cell table:style-name="Table17.B3" office:value-type="string">
            <text:p text:style-name="P92">Sets a mode on <text:span text:style-name="T117">the current channel</text:span></text:p>
          </table:table-cell>
        </table:table-row>
        <table:table-row>
          <table:table-cell table:style-name="Table17.A3" office:value-type="string">
            <text:p text:style-name="Table_20_Contents"><text:span text:style-name="Source_20_Text"><text:span text:style-name="T74">/part [MESSAGE]</text:span></text:span></text:p>
          </table:table-cell>
          <table:table-cell table:style-name="Table17.B3" office:value-type="string">
            <text:p text:style-name="P92">Leaves <text:span text:style-name="T117">the</text:span> channel</text:p>
          </table:table-cell>
        </table:table-row>
        <table:table-row table:style-name="Table17.8">
          <table:table-cell table:style-name="Table17.A3" office:value-type="string">
            <text:p text:style-name="Table_20_Contents"><text:span text:style-name="Source_20_Text"><text:span text:style-name="T74">/topic NEW_TOPIC</text:span></text:span></text:p>
          </table:table-cell>
          <table:table-cell table:style-name="Table17.B3" office:value-type="string">
            <text:p text:style-name="P92">Sets <text:span text:style-name="T117">the current</text:span> channel'<text:span text:style-name="T117">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0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0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18">Connection scripts do </text:span><text:span text:style-name="T119">not</text:span><text:span text:style-name="T120"> have a context (see </text:span><text:span text:style-name="T121">Context</text:span><text:span text:style-name="T122"> </text:span><text:span text:style-name="T123">and </text:span><text:span text:style-name="T124">Writing </text:span><text:span text:style-name="T125">Connection Scripts</text:span><text:span text:style-name="T123"> </text:span><text:span text:style-name="T122">below).</text:span></text:p>
      <text:h text:style-name="Heading_20_3" text:outline-level="3"><text:bookmark-start text:name="__RefHeading___Toc1080_48191583"/>All Other Scripts<text:bookmark-end text:name="__RefHeading___Toc1080_48191583"/></text:h>
      <text:p text:style-name="P109">All other scripts are, well, <text:span text:style-name="T59">scripts</text:span>: a list of commands, one per line, issued in order. Scripts have a context, which is the window that they are called from or executed in. They can be executed in several ways:</text:p>
      <text:p text:style-name="P109"/>
      <text:list text:style-name="L12">
        <text:list-item>
          <text:p text:style-name="P110">From the "<text:span text:style-name="T5">Run</text:span>" button on a server window's toolbar. The script will be executed in the server window's context.</text:p>
        </text:list-item>
        <text:list-item>
          <text:p text:style-name="P110">From the "<text:span text:style-name="T5">Run</text:span>" entry in a window's input menu. The script will be executed in that window's context.</text:p>
        </text:list-item>
        <text:list-item>
          <text:p text:style-name="P110">From the "<text:span text:style-name="T5">Run</text:span>" entry in a window's chat display right-click menu. The script will be executed in that window's context.</text:p>
        </text:list-item>
        <text:list-item>
          <text:p text:style-name="P110">By issuing the <text:span text:style-name="T10">/script</text:span> command. The script will be executed in the window that the command was called from's context.</text:p>
        </text:list-item>
        <text:list-item>
          <text:p text:style-name="P110">From the "<text:span text:style-name="T5">Run</text:span>" menu in a script editor window. The user can select which context to run the script in, or optionally select to run the script on <text:span text:style-name="T59">all</text:span> windows simultaneously <text:span text:style-name="T126">(with each window running that script in the window's context).</text:span></text:p>
        </text:list-item>
      </text:list>
      <text:p text:style-name="P108"/>
      <text:p text:style-name="P111">Scripts can have comments. Comments must begin with <text:span text:style-name="T10">/*</text:span> and end with <text:span text:style-name="T10">*/</text:span>, and can span multiple lines. Commands issued within comment blocks will be ignored, as will any text inside the comment block:</text:p>
      <text:p text:style-name="P112"/>
      <table:table table:name="Table9" table:style-name="Table9">
        <table:table-column table:style-name="Table9.A"/>
        <table:table-row>
          <table:table-cell table:style-name="Table9.A1" office:value-type="string">
            <text:p text:style-name="P113">/*</text:p>
            <text:p text:style-name="P113">/<text:span text:style-name="T127">msg</text:span><text:span text:style-name="T72"> $_WINDOW This command WILL NOT be executed</text:span></text:p>
            <text:p text:style-name="P114">*/</text:p>
            <text:p text:style-name="P114"/>
            <text:p text:style-name="P114">/<text:span text:style-name="T127">msg</text:span> $_WINDOW This command WILL be executed</text:p>
          </table:table-cell>
        </table:table-row>
      </table:table>
      <text:p text:style-name="P112"/>
      <text:p text:style-name="P111">Commands in scripts should be issued at the <text:span text:style-name="T59">start</text:span><text:span text:style-name="T60"> of a line, with no spaces or tabs in front of them. </text:span><text:span text:style-name="T128">This is not enforced, however, and scripts with spaces or tabs at the beginning of a line will execute normally.</text:span></text:p>
      <text:p text:style-name="P108"/>
      <text:p text:style-name="P108"/>
      <text:h text:style-name="Heading_20_2" text:outline-level="2" text:is-list-header="true"><text:bookmark-start text:name="__RefHeading___Toc1614_2499962574"/><text:soft-page-break/>Errors<text:bookmark-end text:name="__RefHeading___Toc1614_2499962574"/></text:h>
      <text:p text:style-name="P115">For the most part, MERK ignores errors in scripts, with <text:span text:style-name="T129">four</text:span> exceptions: calling <text:span text:style-name="T10">/wait</text:span> with a non-number argument, trying to <text:span text:style-name="T10">/</text:span><text:span text:style-name="T47">context</text:span> to a window/context that does not exist, <text:span text:style-name="T129">calling </text:span><text:span text:style-name="T130">/usage</text:span><text:span text:style-name="T129"> in a script with the wrong number of arguments to it or a non-number first argument,</text:span> <text:span text:style-name="T131">and calling </text:span><text:span text:style-name="T47">/end</text:span><text:span text:style-name="T131"> with too many arguments</text:span>. <text:span text:style-name="T131">Any</text:span><text:span text:style-name="T132"> of these</text:span> will halt script execution immediately. Every other error will display an error message (if script error messages are turned on in settings), and continue execution of the script. Error messages will be displayed for:</text:p>
      <text:list text:style-name="L13">
        <text:list-item>
          <text:p text:style-name="P116">Lines that do not contain a command</text:p>
        </text:list-item>
        <text:list-item>
          <text:p text:style-name="P116">Lines that start with<text:span text:style-name="T133"> </text:span><text:span text:style-name="T10">/</text:span><text:span text:style-name="T133"> </text:span>and are not followed by a valid command</text:p>
        </text:list-item>
        <text:list-item>
          <text:p text:style-name="P116">Calls to commands with <text:span text:style-name="T127">an </text:span>incorrect <text:span text:style-name="T127">number of</text:span> arguments</text:p>
        </text:list-item>
        <text:list-item>
          <text:p text:style-name="P116">Calls to commands with <text:span text:style-name="T127">invalid arguments</text:span></text:p>
        </text:list-item>
      </text:list>
      <text:p text:style-name="P117">If an error is encountered, an error message with be displayed. The error message will contain:</text:p>
      <text:list text:style-name="L14">
        <text:list-item>
          <text:p text:style-name="P118">The line number the error occurred on</text:p>
        </text:list-item>
        <text:list-item>
          <text:p text:style-name="P118">A description of the error</text:p>
        </text:list-item>
      </text:list>
      <text:p text:style-name="P117">After the error is displayed, <text:span text:style-name="T134">the script will continue to execute</text:span><text:span text:style-name="T60">. Scripts run in an external process, and cannot be halted (with the two exceptions described above). Please write, read, and test your scripts carefully.</text:span></text:p>
      <text:p text:style-name="P119"/>
      <text:p text:style-name="P119"/>
      <text:p text:style-name="P119"/>
      <text:p text:style-name="P119"/>
      <text:p text:style-name="P119"/>
      <text:p text:style-name="P119"/>
      <text:p text:style-name="P119"/>
      <text:p text:style-name="P119"/>
      <text:p text:style-name="P119"/>
      <text:p text:style-name="P119"/>
      <text:p text:style-name="P120"/>
      <text:h text:style-name="Heading_20_2" text:outline-level="2"><text:bookmark-start text:name="__RefHeading___Toc102_1446586609"/><text:soft-page-break/>Aliases<text:bookmark-end text:name="__RefHeading___Toc102_1446586609"/></text:h>
      <text:p text:style-name="P121">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121"/>
      <table:table table:name="Table2" table:style-name="Table2">
        <table:table-column table:style-name="Table2.A"/>
        <table:table-row>
          <table:table-cell table:style-name="Table2.A1" office:value-type="string">
            <text:p text:style-name="P122">/<text:span text:style-name="T135">alias GREETING Hello world!</text:span></text:p>
          </table:table-cell>
        </table:table-row>
      </table:table>
      <text:p text:style-name="P121"/>
      <text:p text:style-name="P121">Now, if you want to insert the string "Hello world!" into a command or any output, you can use the alias interpolation symbol, which is <text:span text:style-name="T10">$</text:span> by default, followed by the aliases name, to insert your alias into the command or output:</text:p>
      <text:p text:style-name="P121"/>
      <table:table table:name="Table3" table:style-name="Table3">
        <table:table-column table:style-name="Table3.A"/>
        <table:table-row>
          <table:table-cell table:style-name="Table3.A1" office:value-type="string">
            <text:p text:style-name="P122">/<text:span text:style-name="T135">msg #mychannel $GREETING</text:span></text:p>
          </table:table-cell>
        </table:table-row>
      </table:table>
      <text:p text:style-name="P121"/>
      <text:p text:style-name="P121">This sends a message to <text:span text:style-name="T136">#mychannel</text:span> that says "Hello world!" to everyone in the channel!</text:p>
      <text:p text:style-name="P121"/>
      <text:p text:style-name="P123">Alias names <text:span text:style-name="T59">must</text:span><text:span text:style-name="T60"> start with a letter, and not a number or other symbol. This is to prevent overwriting built-in aliases created for each window's context </text:span><text:span text:style-name="T137">(see </text:span><text:span text:style-name="T138">Built-In Aliases</text:span><text:span text:style-name="T139">).</text:span></text:p>
      <text:p text:style-name="P124"/>
      <text:p text:style-name="P125">To create an alias, use the <text:span text:style-name="T10">/alias</text:span> command. To see a list of all aliases set for the current window, issue the <text:span text:style-name="T10">/alias</text:span> command with no arguments. <text:span text:style-name="T140">To delete an alias, issue the </text:span><text:span text:style-name="T141">/unalias</text:span><text:span text:style-name="T140"> command.</text:span></text:p>
      <text:p text:style-name="P125"/>
      <text:p text:style-name="P126">Aliases can also be used as macros, and can contain an entire command. For example, let's say that you like to issue a greeting to everyone that enters a channel, but typing <text:span text:style-name="T10">/msg #mychannel Hello, and welcome!</text:span> is a pain to type every time someone joins, you could create this alias:</text:p>
      <text:p text:style-name="P127"/>
      <table:table table:name="Table7" table:style-name="Table7">
        <table:table-column table:style-name="Table7.A"/>
        <table:table-row>
          <table:table-cell table:style-name="Table7.A1" office:value-type="string">
            <text:p text:style-name="P128">/<text:span text:style-name="T142">alias GREETING /msg $_WINDOW Hello, and welcome!</text:span></text:p>
          </table:table-cell>
        </table:table-row>
      </table:table>
      <text:p text:style-name="P127"/>
      <text:p text:style-name="P129">Now, whenever someone joins you<text:span text:style-name="T143">r</text:span> channel, just type <text:span text:style-name="T10">$GREETING</text:span> into the text input widget to send your message! The above example uses a built-in alias, which is explained in <text:span text:style-name="T144">Built-In Aliases</text:span>.</text:p>
      <text:p text:style-name="P129"/>
      <text:p text:style-name="P130">All aliases are <text:span text:style-name="T59">global</text:span><text:span text:style-name="T6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45">(including other connection scripts)</text:span><text:span text:style-name="T60">. </text:span><text:span text:style-name="T146">Any script can also delete an alias with the </text:span><text:span text:style-name="T147">/unalias</text:span><text:span text:style-name="T146"> command.</text:span></text:p>
      <text:p text:style-name="P129"/>
      <text:p text:style-name="Text_20_body">Built-in aliases<text:span text:style-name="T148"> cannot be deleted with the </text:span><text:span text:style-name="T149">/unalias</text:span><text:span text:style-name="T148"> command. The client will display an error that says the alias doesn't exist if attempted.</text:span></text:p>
      <text:p text:style-name="P129"/>
      <text:p text:style-name="P129"/>
      <text:h text:style-name="Heading_20_3" text:outline-level="3" text:is-list-header="true"><text:bookmark-start text:name="__RefHeading___Toc104_1446586609"/><text:soft-page-break/>Built-In Aliases<text:bookmark-end text:name="__RefHeading___Toc104_1446586609"/></text:h>
      <text:p text:style-name="P124">Each window has a number of aliases for use that are built-in to the window'<text:span text:style-name="T150">s context</text:span>, and do not require the user to create them. Built-in alias names start with an underscore (<text:span text:style-name="T10">_</text:span>) <text:span text:style-name="T151">and are all uppercase. </text:span><text:span text:style-name="T152">Some built-in aliases (like </text:span><text:span text:style-name="T153">_FILE</text:span><text:span text:style-name="T154">,</text:span><text:span text:style-name="T152"> </text:span><text:span text:style-name="T153">_</text:span><text:span text:style-name="T155">ARGS</text:span><text:span text:style-name="T156">, </text:span><text:span text:style-name="T152">and </text:span><text:span text:style-name="T153">_SCRIPT</text:span><text:span text:style-name="T152">) are only present when a script is being executed with the </text:span><text:span text:style-name="T153">/script</text:span><text:span text:style-name="T152"> command.</text:span></text:p>
      <text:p text:style-name="P124"/>
      <table:table table:name="Table4" table:style-name="Table4">
        <table:table-column table:style-name="Table4.A"/>
        <table:table-column table:style-name="Table4.B"/>
        <table:table-header-rows>
          <table:table-row>
            <table:table-cell table:style-name="Table4.A1" office:value-type="string">
              <text:p text:style-name="P131">Alias</text:p>
            </table:table-cell>
            <table:table-cell table:style-name="Table4.B1" office:value-type="string">
              <text:p text:style-name="P131">Value</text:p>
            </table:table-cell>
          </table:table-row>
        </table:table-header-rows>
        <table:table-row>
          <table:table-cell table:style-name="Table4.A2" office:value-type="string">
            <text:p text:style-name="P132">_<text:span text:style-name="T157">ARGS</text:span></text:p>
          </table:table-cell>
          <table:table-cell table:style-name="Table4.B2" office:value-type="string">
            <text:p text:style-name="P133">The <text:span text:style-name="T157">number of arguments passed to a script. </text:span><text:span text:style-name="T152">Only present in scripts that have been executed with the </text:span><text:span text:style-name="T153">/script</text:span><text:span text:style-name="T152"> command.</text:span></text:p>
          </table:table-cell>
        </table:table-row>
        <table:table-row>
          <table:table-cell table:style-name="Table4.A3" office:value-type="string">
            <text:p text:style-name="P132">_HOST</text:p>
          </table:table-cell>
          <table:table-cell table:style-name="Table4.B3" office:value-type="string">
            <text:p text:style-name="P134">The reported hostname of the server the window is connected to; <text:span text:style-name="T151">if that is not know, then this will be set to the server's address, a colon, and the server's port.</text:span></text:p>
          </table:table-cell>
        </table:table-row>
        <table:table-row>
          <table:table-cell table:style-name="Table4.A4" office:value-type="string">
            <text:p text:style-name="P135">_<text:span text:style-name="T152">FILE</text:span></text:p>
          </table:table-cell>
          <table:table-cell table:style-name="Table4.B4" office:value-type="string">
            <text:p text:style-name="P136">The full filename of the currently running script. Only present in scripts that have been executed with the <text:span text:style-name="T10">/script</text:span> command.</text:p>
          </table:table-cell>
        </table:table-row>
        <table:table-row>
          <table:table-cell table:style-name="Table4.A3" office:value-type="string">
            <text:p text:style-name="P135">_MODE</text:p>
          </table:table-cell>
          <table:table-cell table:style-name="Table4.B3" office:value-type="string">
            <text:p text:style-name="P137">Any modes set on the user associated with the window.</text:p>
          </table:table-cell>
        </table:table-row>
        <table:table-row>
          <table:table-cell table:style-name="Table4.A3" office:value-type="string">
            <text:p text:style-name="P138">_NICKNAME</text:p>
          </table:table-cell>
          <table:table-cell table:style-name="Table4.B3" office:value-type="string">
            <text:p text:style-name="P139">The user's nickname.</text:p>
          </table:table-cell>
        </table:table-row>
        <table:table-row>
          <table:table-cell table:style-name="Table4.A3" office:value-type="string">
            <text:p text:style-name="P132">_PORT</text:p>
          </table:table-cell>
          <table:table-cell table:style-name="Table4.B3" office:value-type="string">
            <text:p text:style-name="P134">The port on the server the window is connected to</text:p>
          </table:table-cell>
        </table:table-row>
        <table:table-row>
          <table:table-cell table:style-name="Table4.A3" office:value-type="string">
            <text:p text:style-name="P135">_PRESENT</text:p>
          </table:table-cell>
          <table:table-cell table:style-name="Table4.B3" office:value-type="string">
            <text:p text:style-name="P137">If the window the alias is being used in is a channel window, this will contain a list of users in that channel, separated by commas.</text:p>
          </table:table-cell>
        </table:table-row>
        <table:table-row>
          <table:table-cell table:style-name="Table4.A3" office:value-type="string">
            <text:p text:style-name="P132">_REALNAME</text:p>
          </table:table-cell>
          <table:table-cell table:style-name="Table4.B3" office:value-type="string">
            <text:p text:style-name="P134">The user's realname, <text:span text:style-name="T158">as set in user settings.</text:span></text:p>
          </table:table-cell>
        </table:table-row>
        <table:table-row>
          <table:table-cell table:style-name="Table4.A2" office:value-type="string">
            <text:p text:style-name="P132">_S<text:span text:style-name="T152">CRIPT</text:span></text:p>
          </table:table-cell>
          <table:table-cell table:style-name="Table4.B10" office:value-type="string">
            <text:p text:style-name="P136">The name of the file, without the full path, of the currently running script. Only present in scripts that have been executed with the <text:span text:style-name="T10">/script</text:span> command.</text:p>
          </table:table-cell>
        </table:table-row>
        <table:table-row>
          <table:table-cell table:style-name="Table4.A3" office:value-type="string">
            <text:p text:style-name="P132">_SERVER</text:p>
          </table:table-cell>
          <table:table-cell table:style-name="Table4.B3" office:value-type="string">
            <text:p text:style-name="P134">The server the window is connected to; this will be the address used to connect to the server</text:p>
          </table:table-cell>
        </table:table-row>
        <table:table-row>
          <table:table-cell table:style-name="Table4.A3" office:value-type="string">
            <text:p text:style-name="P135">_STATUS</text:p>
          </table:table-cell>
          <table:table-cell table:style-name="Table4.B3" office:value-type="string">
            <text:p text:style-name="P137">If the window is associated with a channel, this will contain the window's channel status (<text:span text:style-name="T10">operator</text:span>, <text:span text:style-name="T10">voiced</text:span>, etc.); otherwise, this will be set to <text:span text:style-name="T10">normal</text:span>.</text:p>
          </table:table-cell>
        </table:table-row>
        <table:table-row>
          <table:table-cell table:style-name="Table4.A3" office:value-type="string">
            <text:p text:style-name="P135">_TOPIC</text:p>
          </table:table-cell>
          <table:table-cell table:style-name="Table4.B3" office:value-type="string">
            <text:p text:style-name="P137">If the window the alias is being used in is a channel window, this will contain the channel's topic, if there is one.</text:p>
          </table:table-cell>
        </table:table-row>
        <table:table-row>
          <table:table-cell table:style-name="Table4.A3" office:value-type="string">
            <text:p text:style-name="P132">_UPTIME</text:p>
          </table:table-cell>
          <table:table-cell table:style-name="Table4.B3" office:value-type="string">
            <text:p text:style-name="P134">How long the window the alias is used in has been connected or has been in use, in seconds.</text:p>
          </table:table-cell>
        </table:table-row>
        <table:table-row>
          <table:table-cell table:style-name="Table4.A3" office:value-type="string">
            <text:p text:style-name="P138">_USERNAME</text:p>
          </table:table-cell>
          <table:table-cell table:style-name="Table4.B3" office:value-type="string">
            <text:p text:style-name="P139">The user's username, <text:span text:style-name="T158">as set in user settings.</text:span></text:p>
          </table:table-cell>
        </table:table-row>
        <table:table-row>
          <table:table-cell table:style-name="Table4.A3" office:value-type="string">
            <text:p text:style-name="P132">_WINDOW</text:p>
          </table:table-cell>
          <table:table-cell table:style-name="Table4.B3" office:value-type="string">
            <text:p text:style-name="P134">The name of the window the alias is being used in</text:p>
          </table:table-cell>
        </table:table-row>
        <table:table-row>
          <table:table-cell table:style-name="Table4.A3" office:value-type="string">
            <text:p text:style-name="P132">_WINDOW_TYPE</text:p>
          </table:table-cell>
          <table:table-cell table:style-name="Table4.B17" office:value-type="string">
            <text:p text:style-name="P134">The type of window the alias is being used in; either <text:span text:style-name="T159">s</text:span><text:span text:style-name="T136">erver</text:span> for server windows, <text:span text:style-name="T136">channel</text:span> for channel windows, or <text:span text:style-name="T136">private</text:span> for private chat windows</text:p>
          </table:table-cell>
        </table:table-row>
      </table:table>
      <text:p text:style-name="P140"/>
      <text:p text:style-name="P141">Built-in aliases can be very useful in scripts, where the script may not "know" what <text:span text:style-name="T160">context</text:span> it is running in:</text:p>
      <text:p text:style-name="P141"/>
      <table:table table:name="Table5" table:style-name="Table5">
        <table:table-column table:style-name="Table5.A"/>
        <table:table-row table:style-name="Table5.1">
          <table:table-cell table:style-name="Table5.A1" office:value-type="string">
            <text:p text:style-name="P142">/* <text:span text:style-name="T161">This sends a message to the current channel */</text:span></text:p>
            <text:p text:style-name="P143">/<text:span text:style-name="T161">msg $_WINDOW Hello, everybody! </text:span><text:span text:style-name="T162">My name is $_NICKNAME</text:span></text:p>
            <text:p text:style-name="P143"/>
            <text:p text:style-name="P142">/* <text:span text:style-name="T161">This sets the current channel's topic */</text:span></text:p>
            <text:p text:style-name="P144">/<text:span text:style-name="T161">topic $_WINDOW </text:span><text:span text:style-name="T162">We've been around for $_UPTIME seconds!</text:span></text:p>
            <text:p text:style-name="P143"/>
            <text:p text:style-name="P142">/* <text:span text:style-name="T161">This leaves the current channel */</text:span></text:p>
            <text:p text:style-name="P143">/<text:span text:style-name="T161">part $_WINDOW </text:span><text:span text:style-name="T162">Goodbye, $_PRESENT</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45">A script or command's <text:span text:style-name="T59">context</text:span><text:span text:style-name="T60"> is a reference to the window the script or command is being executed in. </text:span>Context is, for the most part, only necessary for scripts; the context for any commands issued by a window's text input widget is the window the command is being issued in.</text:p>
      <text:p text:style-name="P146">Some commands can ignore an argument if they are for the current context; for example, <text:span text:style-name="T163">when</text:span> issuing the <text:span text:style-name="T10">/part</text:span> command, <text:span text:style-name="T163">you</text:span> can i<text:bookmark-start text:name="__RefHeading___Toc98_1446586609 Copy 1"/>gnore the <text:span text:style-name="T10">CHANNEL</text:span> argument if the command is intended to <text:span text:style-name="T16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47">/* <text:span text:style-name="T161">This leaves the current channel */</text:span></text:p>
            <text:p text:style-name="P148">/<text:span text:style-name="T161">part</text:span></text:p>
            <text:p text:style-name="P148"/>
            <text:p text:style-name="P147">/* <text:span text:style-name="T161">This </text:span><text:span text:style-name="T164">invites a user to the current channel</text:span><text:span text:style-name="T161"> */</text:span></text:p>
            <text:p text:style-name="P148">/<text:span text:style-name="T164">invite my_friend</text:span></text:p>
            <text:p text:style-name="P148"/>
            <text:p text:style-name="P147">/* <text:span text:style-name="T161">This </text:span><text:span text:style-name="T164">kicks a user from the current channel</text:span><text:span text:style-name="T161"> */</text:span></text:p>
            <text:p text:style-name="P148">/<text:span text:style-name="T164">kick my_enemy</text:span></text:p>
            <text:p text:style-name="P148"/>
            <text:p text:style-name="P147">/* <text:span text:style-name="T161">This </text:span><text:span text:style-name="T164">gives a user operator status in the current channel</text:span><text:span text:style-name="T161"> */</text:span></text:p>
            <text:p text:style-name="P148">/<text:span text:style-name="T164">mode +o my_friend</text:span></text:p>
            <text:p text:style-name="P148"/>
            <text:p text:style-name="P147">/* <text:span text:style-name="T161">This </text:span><text:span text:style-name="T164">sets the topic in the current channel</text:span><text:span text:style-name="T161"> */</text:span></text:p>
            <text:p text:style-name="P148">/<text:span text:style-name="T164">topic Welcome to my channel!</text:span></text:p>
          </table:table-cell>
        </table:table-row>
      </table:table>
      <text:p text:style-name="P146"/>
      <text:p text:style-name="P146"><text:span text:style-name="T165">Context-less</text:span> commands should <text:span text:style-name="T59">not</text:span><text:span text:style-name="T60"> be issued by scripts, as it can get confusing if you run the script in the wrong context. </text:span><text:span text:style-name="T166">However, if the script is being ran in a channel's or private chat window's context, context-less commands are available to the script.</text:span></text:p>
      <text:p text:style-name="P149">When running a script from a window, either through the server window's toolbar, or the input menu, the script is always ran in that window's context. The script <text:span text:style-name="T167">editor "</text:span><text:span text:style-name="T143">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50"><draw:frame draw:style-name="fr7" draw:name="Image2" text:anchor-type="as-char" svg:width="3.0626in" svg:height="2.1874in" draw:z-index="9"><draw:image xlink:href="Pictures/1000000100000126000000D2CD2DA264.png" xlink:type="simple" xlink:show="embed" xlink:actuate="onLoad" draw:mime-type="image/png"/></draw:frame></text:p>
          </table:table-cell>
          <table:table-cell table:style-name="Table10.A1" office:value-type="string">
            <text:p text:style-name="P151">An example "Run" menu from the script editor. The client is connected to a server on <text:span text:style-name="T10">localhost:6667</text:span>, and is in the channel <text:span text:style-name="T10">#merk</text:span> while having a private chat with <text:span text:style-name="T10">other_user</text:span>. Each selection will run the script in the specified context.</text:p>
          </table:table-cell>
        </table:table-row>
      </table:table>
      <text:p text:style-name="P149"/>
      <text:p text:style-name="P15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52">For example, let's assume that MERK is connected to two servers, <text:span text:style-name="T10">irc.example.com</text:span> and <text:span text:style-name="T10">irc.other.net</text:span>. On <text:span text:style-name="T10">irc.example.com</text:span>, MERK is connected to two channels, <text:span text:style-name="T10">#merk</text:span> and <text:span text:style-name="T10">#python</text:span>. On <text:span text:style-name="T10">irc.other.net</text:span>, MERK is connected to the channel <text:span text:style-name="T10">#qt</text:span>. In this example, <text:span text:style-name="T10">#merk</text:span> and <text:span text:style-name="T10">#python</text:span> have a shared context, while <text:span text:style-name="T10">#qt</text:span> doesn't have a shared context with the other two window. Commands issued in <text:span text:style-name="T10">#qt</text:span> will not be able to have an effect on <text:span text:style-name="T10">#merk</text:span> or <text:span text:style-name="T10">#python</text:span>, and vice versa.</text:p>
      <text:p text:style-name="P153">Scripts do not have this limitation, because they can use the <text:span text:style-name="T10">/</text:span><text:span text:style-name="T47">context</text:span> command. The <text:span text:style-name="T10">/</text:span><text:span text:style-name="T47">context</text:span> command will search for all windows, no matter what context. The order <text:span text:style-name="T10">/</text:span><text:span text:style-name="T47">context</text:span> looks for windows is:</text:p>
      <text:list text:style-name="L15">
        <text:list-item>
          <text:p text:style-name="P154">Windows that have a shared context with the context the script was executed in.</text:p>
        </text:list-item>
        <text:list-item>
          <text:p text:style-name="P154">Windows from all contexts.</text:p>
        </text:list-item>
        <text:list-item>
          <text:p text:style-name="P154">Server windows.</text:p>
        </text:list-item>
      </text:list>
      <text:p text:style-name="P153"><text:span text:style-name="T10">/</text:span><text:span text:style-name="T47">context</text:span> will move to the <text:span text:style-name="T59">first</text:span><text:span text:style-name="T60"> window it finds with the name passed to it. If you are in multiple channels with the same name, this may be problematic.</text:span></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h text:style-name="P156" text:outline-level="2"><text:bookmark-start text:name="__RefHeading___Toc3116_1913693588"/><text:soft-page-break/>Script Arguments<text:bookmark-end text:name="__RefHeading___Toc3116_1913693588"/></text:h>
      <text:p text:style-name="P157">Arguments can be passed to a script with the <text:span text:style-name="T10">/script</text:span> command; <text:span text:style-name="T168">just pass them as arguments to the command following the script file name.</text:span></text:p>
      <text:p text:style-name="P158">Script arguments are tokenized differently than arguments for commands. In arguments for <text:span text:style-name="T129">most</text:span> commands, arguments are considered to consist of a single word, with no spaces. Arguments to scripts can contain spaces, and the number of them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59">/* <text:span text:style-name="T168">This calls a script with a single argument */</text:span></text:p>
            <text:p text:style-name="P159">/<text:span text:style-name="T168">script myscript.merk "Hello, world!"</text:span></text:p>
            <text:p text:style-name="P159"/>
            <text:p text:style-name="P159">/* <text:span text:style-name="T168">Here are multiple arguments, with spaces in each */</text:span></text:p>
            <text:p text:style-name="P159">/<text:span text:style-name="T168">script test.merk "First argument!" "Second argument!" "And third!"</text:span></text:p>
          </table:table-cell>
        </table:table-row>
      </table:table>
      <text:p text:style-name="P160"/>
      <text:p text:style-name="P161">To access these arguments, a built-in alias is created for each one, and another is created for all arguments. Each built-in alias is named with the number of the argument: <text:span text:style-name="T10">_1</text:span> for the first argument, <text:span text:style-name="T10">_2</text:span> for the second, <text:span text:style-name="T10">_3</text:span> for the third, and so on. The built-in alias <text:span text:style-name="T10">_0</text:span> contains all arguments passed to the script, joined by single spaces.</text:p>
      <text:p text:style-name="P161"/>
      <text:p text:style-name="P161">To make sure your script is called with the right number or arguments, use the <text:span text:style-name="T10">/usage</text:span> command. As the first argument to <text:span text:style-name="T10">/usage</text:span>, pass the number of arguments your script requires. All arguments after this first will be displayed in the error message if your script it called with an improper number of arguments.</text:p>
      <text:p text:style-name="P161"/>
      <text:p text:style-name="P16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0">greet.merk</text:span>.</text:p>
      <text:p text:style-name="P161"/>
      <table:table table:name="Table22" table:style-name="Table22">
        <table:table-column table:style-name="Table22.A"/>
        <table:table-row>
          <table:table-cell table:style-name="Table22.A1" office:value-type="string">
            <text:p text:style-name="P159">/*</text:p>
            <text:p text:style-name="P162"><text:s text:c="5"/>Greeting Script</text:p>
            <text:p text:style-name="P163"><text:s text:c="5"/>By Dan Hetrick</text:p>
            <text:p text:style-name="P163"><text:s text:c="5"/>From the MERK User Guide</text:p>
            <text:p text:style-name="P162">*/</text:p>
            <text:p text:style-name="P159"/>
            <text:p text:style-name="P159">/*</text:p>
            <text:p text:style-name="P159"><text:s text:c="5"/><text:span text:style-name="T169">This script requires a single argument.</text:span></text:p>
            <text:p text:style-name="P159"><text:s text:c="5"/><text:span text:style-name="T169">If none or more than one </text:span><text:span text:style-name="T170">argument</text:span><text:span text:style-name="T169"> is passed,</text:span></text:p>
            <text:p text:style-name="P163"><text:s text:c="5"/>display script usage information.</text:p>
            <text:p text:style-name="P162">*/</text:p>
            <text:p text:style-name="P159">/<text:span text:style-name="T168">usage 1 Usage: /script </text:span><text:span text:style-name="T152">$_SCRIPT</text:span><text:span text:style-name="T168"> NAME</text:span></text:p>
            <text:p text:style-name="P159"/>
            <text:p text:style-name="P164"><text:span text:style-name="T10">/</text:span><text:span text:style-name="T171">msg $_WINDOW Hello there, $_1! Nice to see you!</text:span></text:p>
          </table:table-cell>
        </table:table-row>
      </table:table>
      <text:p text:style-name="P165"><text:soft-page-break/>Let's execute our script! In the text input widget, type the following and hit enter:</text:p>
      <text:p text:style-name="P165"/>
      <table:table table:name="Table23" table:style-name="Table23">
        <table:table-column table:style-name="Table23.A"/>
        <table:table-row>
          <table:table-cell table:style-name="Table23.A1" office:value-type="string">
            <text:p text:style-name="P164"><text:span text:style-name="T10">/</text:span><text:span text:style-name="T172">script greet other_user</text:span></text:p>
          </table:table-cell>
        </table:table-row>
      </table:table>
      <text:p text:style-name="P160"/>
      <text:p text:style-name="P165">Our greeting is sent to the current chat:</text:p>
      <text:p text:style-name="P165"/>
      <text:p text:style-name="P166"><draw:frame draw:style-name="fr1" draw:name="Image21" text:anchor-type="as-char" svg:width="4.3437in" svg:height="0.2083in" draw:z-index="26"><draw:image xlink:href="Pictures/10000001000001A1000000144BBC521D.png" xlink:type="simple" xlink:show="embed" xlink:actuate="onLoad" draw:mime-type="image/png"/></draw:frame></text:p>
      <text:p text:style-name="P167"/>
      <text:p text:style-name="P167">If we executed our script with no arguments, or more than one argument, an error message is displayed:</text:p>
      <text:p text:style-name="P168"><draw:frame draw:style-name="fr1" draw:name="Image22" text:anchor-type="as-char" svg:width="2.3543in" svg:height="0.2083in" draw:z-index="27"><draw:image xlink:href="../../graphics/argument_2.png" xlink:type="simple" xlink:show="embed" xlink:actuate="onLoad" draw:filter-name="&lt;All images&gt;" draw:mime-type="image/png"/></draw:frame></text:p>
      <text:p text:style-name="P169">Connection scripts are <text:span text:style-name="T59">never</text:span><text:span text:style-name="T60"> called with any arguments.</text:span></text:p>
      <text:p text:style-name="P170"/>
      <text:p text:style-name="P170"/>
      <text:p text:style-name="P170"/>
      <text:p text:style-name="P170"/>
      <text:p text:style-name="P170"/>
      <text:p text:style-name="P170"/>
      <text:p text:style-name="P170"/>
      <text:p text:style-name="P155"/>
      <text:p text:style-name="P155"/>
      <text:h text:style-name="Heading_20_2" text:outline-level="2"><text:bookmark-start text:name="__RefHeading___Toc862_362215326"/><text:soft-page-break/><text:span text:style-name="T173">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71">Connection scripts are the scripts that can be entered in the connection dialog, and are executed as soon as the client completes connecting to a server. They are also the only kind of script that <text:span text:style-name="T59">does not have a context</text:span>. They can behave, <text:span text:style-name="T72">in certain circumstances</text:span>, as if they have the context of the server's window, but that should not be <text:span text:style-name="T72">relied</text:span> on. To issue commands that will have an effect on another window, use the <text:span text:style-name="T10">/</text:span><text:span text:style-name="T47">context</text:span> command to move the script to that window's context.</text:p>
      <text:p text:style-name="P171">Before <text:span text:style-name="T10">/</text:span><text:span text:style-name="T47">context</text:span>ing to another context, be aware that that <text:span text:style-name="T72">window (and the context)</text:span> may "not exist" yet. The channel join may not have completed, the private chat that you intended <text:s/>to start has not started yet, etc. The <text:span text:style-name="T10">/wait</text:span> command will help you in these situations, so you can make sure that all the contexts for your script have been created before you issue commands.</text:p>
      <text:p text:style-name="P171">For example, let's say that when you connect to your favorite server, automatically join your favorite channel, <text:span text:style-name="T1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72">/<text:span text:style-name="T174">alias FAVORITE #merk</text:span></text:p>
            <text:p text:style-name="P172">/<text:span text:style-name="T174">join $FAVORITE</text:span></text:p>
            <text:p text:style-name="P172">/<text:span text:style-name="T174">msg $FAVORITE Hello, everybody!</text:span></text:p>
            <text:p text:style-name="P172">/<text:span text:style-name="T174">wait 10</text:span></text:p>
            <text:p text:style-name="P172">/<text:span text:style-name="T131">context</text:span><text:span text:style-name="T174"> $FAVORITE</text:span></text:p>
            <text:p text:style-name="P172">/<text:span text:style-name="T175">print $_WINDOW Maximizing $FAVORITE!</text:span></text:p>
            <text:p text:style-name="P172">/<text:span text:style-name="T174">maximize </text:span><text:span text:style-name="T176">$_WINDOW</text:span></text:p>
          </table:table-cell>
        </table:table-row>
      </table:table>
      <text:p text:style-name="P173"><text:soft-page-break/>How long to <text:span text:style-name="T1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0">/wait</text:span> is preferable to a shorter one, to make sure that your script executes properly. When first writing a connection script, try <text:span text:style-name="T10">/wait 30</text:span> to pause the script for 30 seconds, and tweak from there.</text:p>
      <text:p text:style-name="P173"/>
      <text:p text:style-name="P173"/>
      <text:p text:style-name="P173"/>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h text:style-name="Heading_20_1" text:outline-level="1"><text:bookmark-start text:name="__RefHeading___Toc4367_737576689"/><text:soft-page-break/>Advanced Settings<text:bookmark-end text:name="__RefHeading___Toc4367_737576689"/></text:h>
      <text:p text:style-name="P175">The last section in the "Settings" dialog shows a number of settings that can be used to fundamentally change how MERK works. <text:span text:style-name="T177">WARNING</text:span><text:span text:style-name="T134">:</text:span> Changing these settings may break your installation of MERK, <text:span text:style-name="T178">break any existing scripts,</text:span> or fill up your hard drive. <text:span text:style-name="T179">If this occurs, you can reset MERK back to default settings with the following command-line option:</text:span></text:p>
      <table:table table:name="Table18" table:style-name="Table18">
        <table:table-column table:style-name="Table18.A"/>
        <table:table-row>
          <table:table-cell table:style-name="Table18.A1" office:value-type="string">
            <text:p text:style-name="P176">python merk.py --reset</text:p>
          </table:table-cell>
        </table:table-row>
      </table:table>
      <text:p text:style-name="P177"/>
      <text:p text:style-name="P177">If you are running MERK with the PyInstaller executable, use:<text:span text:style-name="T180"/></text:p>
      <table:table table:name="Table19" table:style-name="Table19">
        <table:table-column table:style-name="Table19.A"/>
        <table:table-row>
          <table:table-cell table:style-name="Table19.A1" office:value-type="string">
            <text:p text:style-name="P176">merk.exe --reset</text:p>
          </table:table-cell>
        </table:table-row>
      </table:table>
      <text:p text:style-name="Text_20_body"/>
      <text:p text:style-name="P178">Changing these settings is not recommended, but may be desired.</text:p>
      <text:h text:style-name="P179" text:outline-level="2"><text:bookmark-start text:name="__RefHeading___Toc4369_737576689"/>Options<text:bookmark-end text:name="__RefHeading___Toc4369_737576689"/></text:h>
      <text:p text:style-name="P180">To change any of these settings, advanced settings must be enabled <text:span text:style-name="T181">by clicking this checkbox</text:span>:</text:p>
      <text:p text:style-name="P181"><draw:frame draw:style-name="fr1" draw:name="Image18" text:anchor-type="as-char" svg:width="2.3437in" svg:height="0.3126in" draw:z-index="21"><draw:image xlink:href="Pictures/10000001000000E10000001E4405AF02.png" xlink:type="simple" xlink:show="embed" xlink:actuate="onLoad" draw:mime-type="image/png"/></draw:frame></text:p>
      <text:p text:style-name="P182">Unchecking this checkbox will reset all the advanced settings to the value stored in the configuration file, and no settings will be saved. This <text:span text:style-name="T59">must</text:span><text:span text:style-name="T60"> be enabled when clicking the "Apply" or "Apply &amp; Restart" buttons for any changes to be saved. </text:span><text:span text:style-name="T182">When changing any any advanced setting, </text:span><text:span text:style-name="T183">restarting MERK is recommended</text:span><text:span text:style-name="T182">.</text:span></text:p>
      <text:list text:style-name="L16">
        <text:list-item>
          <text:p text:style-name="P183">Enable aliases<text:span text:style-name="T6">. Unchecking this box will disable aliases in scripts, in user input, and any alias-related commands. This will also disable a number of alias-related settings elsewhere in the "Settings" dialog.</text:span></text:p>
        </text:list-item>
        <text:list-item>
          <text:p text:style-name="P183">Interpolate aliases into input from the text input widget<text:span text:style-name="T6">. If unchecked, aliases will still work in scripts, but cannot be used in the text input widget.</text:span></text:p>
        </text:list-item>
        <text:list-item>
          <text:p text:style-name="P183">Alias interpolation symbol<text:span text:style-name="T6">. Here, you can set the symbol used my MERK to interpolate aliases into input or scripts (by default, </text:span><text:span text:style-name="T136">$</text:span><text:span text:style-name="T6">). This can be a single or multiple-character symbol.</text:span></text:p>
        </text:list-item>
        <text:list-item>
          <text:p text:style-name="P183">Enable text style editor<text:span text:style-name="T6">. Unchecking this option will disable the ability to edit window text styles. Any edited text styles will still be loaded and used.</text:span></text:p>
        </text:list-item>
        <text:list-item>
          <text:p text:style-name="P183">Show error messages when executing scripts<text:span text:style-name="T6">. Unchecking this option will hide any error messages from scripts. Scripts will still be executed normally.</text:span></text:p>
        </text:list-item>
        <text:list-item>
          <text:p text:style-name="P183">Enable <text:span text:style-name="T136">/shell</text:span> command<text:span text:style-name="T6">. Unchecking this option will disable the </text:span><text:span text:style-name="T136">/shell</text:span><text:span text:style-name="T6"> command.</text:span></text:p>
        </text:list-item>
        <text:list-item>
          <text:p text:style-name="P183"><text:soft-page-break/>Show server pings in server windows<text:span text:style-name="T6">. MERK sends "pings" to the IRC server to keep the network connection active. Checking this box will display whenever the client receives a "ping" reply from the server.</text:span></text:p>
        </text:list-item>
        <text:list-item>
          <text:p text:style-name="P183">Save all system messages to log<text:span text:style-name="T6">. Checking this option will save nearly all messages displayed if logging is turned on. This will drastically increase the size of saved logs.</text:span></text:p>
        </text:list-item>
        <text:list-item>
          <text:p text:style-name="P183">Write all network input and output to STDOUT<text:span text:style-name="T6">. This will show all IRC network traffic in STDOUT, which is normally printed to the console MERK is being ran from. This will not display anything if MERK is being </text:span><text:span text:style-name="T184">executed with the PyInstaller executable (without using additional software to view STDOUT).</text:span></text:p>
        </text:list-item>
        <text:list-item>
          <text:p text:style-name="P184">Write all network input and output to a file in the user's settings directory<text:span text:style-name="T6">. This will write all network input and output to a file or files in the </text:span><text:span text:style-name="T136">settings</text:span><text:span text:style-name="T6"> directory. Each IRC connection will have its input and output written to a file named </text:span><text:span text:style-name="T136">SERVER-PORT.txt</text:span><text:span text:style-name="T6">. So, <text:s/>a connection to </text:span><text:span text:style-name="T136">irc.libera.chat</text:span><text:span text:style-name="T6"> on port </text:span><text:span text:style-name="T136">6697</text:span><text:span text:style-name="T6"> would have its input and output written to </text:span><text:span text:style-name="T136">irc.libera.chat-6697.txt</text:span><text:span text:style-name="T6">. </text:span><text:span text:style-name="T185">WARNING!</text:span><text:span text:style-name="T6"> This will write a </text:span><text:span text:style-name="T186">lot</text:span><text:span text:style-name="T187"> data to your hard drive.</text:span></text:p>
        </text:list-item>
      </text:list>
      <text:p text:style-name="P18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italic"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0</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0T09:16:47.965199500</dc:date>
    <meta:editing-duration>PT17H49M25S</meta:editing-duration>
    <meta:editing-cycles>195</meta:editing-cycles>
    <meta:generator>LibreOffice/25.2.4.3$Windows_X86_64 LibreOffice_project/33e196637044ead23f5c3226cde09b47731f7e27</meta:generator>
    <meta:print-date>2025-07-10T08:06:35.312475800</meta:print-date>
    <meta:printed-by>PDF files</meta:printed-by>
    <meta:document-statistic meta:table-count="24" meta:image-count="22" meta:object-count="0" meta:page-count="30" meta:paragraph-count="508" meta:word-count="6734" meta:character-count="39176" meta:non-whitespace-character-count="32955"/>
  </office:meta>
</office:document-meta>
</file>